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Clipped Accel</text:p>
          </table:table-cell>
          <table:table-cell table:number-columns-repeated="4"/>
        </table:table-row>
        <table:table-row table:style-name="ro1">
          <table:table-cell office:value-type="float" office:value="-1.64352" calcext:value-type="float">
            <text:p>-1.643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IN([.C2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ta_t</text:p>
          </table:table-cell>
        </table:table-row>
        <table:table-row table:style-name="ro1">
          <table:table-cell office:value-type="float" office:value="-1.64351" calcext:value-type="float">
            <text:p>-1.64351</text:p>
          </table:table-cell>
          <table:table-cell table:formula="of:=([.A3]-[.A2])/[.$H$3]" office:value-type="float" office:value="0.0100000000000655" calcext:value-type="float">
            <text:p>0.010000000000066</text:p>
          </table:table-cell>
          <table:table-cell table:formula="of:=([.B3]-[.B2])/[.$H$3]" office:value-type="float" office:value="10.0000000000655" calcext:value-type="float">
            <text:p>10.0000000000655</text:p>
          </table:table-cell>
          <table:table-cell table:formula="of:=MAX(MIN([.C3];16);-16)" office:value-type="float" office:value="10.0000000000655" calcext:value-type="float">
            <text:p>10.0000000000655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1.64349" calcext:value-type="float">
            <text:p>-1.64349</text:p>
          </table:table-cell>
          <table:table-cell table:formula="of:=([.A4]-[.A3])/[.$H$3]" office:value-type="float" office:value="0.020000000000131" calcext:value-type="float">
            <text:p>0.020000000000131</text:p>
          </table:table-cell>
          <table:table-cell table:formula="of:=([.B4]-[.B3])/[.$H$3]" office:value-type="float" office:value="10.0000000000655" calcext:value-type="float">
            <text:p>10.0000000000655</text:p>
          </table:table-cell>
          <table:table-cell table:formula="of:=MAX(MIN([.C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4346" calcext:value-type="float">
            <text:p>-1.64346</text:p>
          </table:table-cell>
          <table:table-cell table:formula="of:=([.A5]-[.A4])/[.$H$3]" office:value-type="float" office:value="0.0299999999997524" calcext:value-type="float">
            <text:p>0.029999999999753</text:p>
          </table:table-cell>
          <table:table-cell table:formula="of:=([.B5]-[.B4])/[.$H$3]" office:value-type="float" office:value="9.99999999962142" calcext:value-type="float">
            <text:p>9.99999999962142</text:p>
          </table:table-cell>
          <table:table-cell table:formula="of:=MAX(MIN([.C5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-1.64342" calcext:value-type="float">
            <text:p>-1.64342</text:p>
          </table:table-cell>
          <table:table-cell table:formula="of:=([.A6]-[.A5])/[.$H$3]" office:value-type="float" office:value="0.04000000000004" calcext:value-type="float">
            <text:p>0.04000000000004</text:p>
          </table:table-cell>
          <table:table-cell table:formula="of:=([.B6]-[.B5])/[.$H$3]" office:value-type="float" office:value="10.0000000002876" calcext:value-type="float">
            <text:p>10.0000000002876</text:p>
          </table:table-cell>
          <table:table-cell table:formula="of:=MAX(MIN([.C6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64336" calcext:value-type="float">
            <text:p>-1.64336</text:p>
          </table:table-cell>
          <table:table-cell table:formula="of:=([.A7]-[.A6])/[.$H$3]" office:value-type="float" office:value="0.060000000000171" calcext:value-type="float">
            <text:p>0.060000000000171</text:p>
          </table:table-cell>
          <table:table-cell table:formula="of:=([.B7]-[.B6])/[.$H$3]" office:value-type="float" office:value="20.000000000131" calcext:value-type="float">
            <text:p>20.000000000131</text:p>
          </table:table-cell>
          <table:table-cell table:formula="of:=MAX(MIN([.C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4329" calcext:value-type="float">
            <text:p>-1.64329</text:p>
          </table:table-cell>
          <table:table-cell table:formula="of:=([.A8]-[.A7])/[.$H$3]" office:value-type="float" office:value="0.0700000000000145" calcext:value-type="float">
            <text:p>0.070000000000015</text:p>
          </table:table-cell>
          <table:table-cell table:formula="of:=([.B8]-[.B7])/[.$H$3]" office:value-type="float" office:value="9.99999999984347" calcext:value-type="float">
            <text:p>9.99999999984347</text:p>
          </table:table-cell>
          <table:table-cell table:formula="of:=MAX(MIN([.C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64321" calcext:value-type="float">
            <text:p>-1.64321</text:p>
          </table:table-cell>
          <table:table-cell table:formula="of:=([.A9]-[.A8])/[.$H$3]" office:value-type="float" office:value="0.079999999999858" calcext:value-type="float">
            <text:p>0.079999999999858</text:p>
          </table:table-cell>
          <table:table-cell table:formula="of:=([.B9]-[.B8])/[.$H$3]" office:value-type="float" office:value="9.99999999984347" calcext:value-type="float">
            <text:p>9.99999999984347</text:p>
          </table:table-cell>
          <table:table-cell table:formula="of:=MAX(MIN([.C9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64311" calcext:value-type="float">
            <text:p>-1.64311</text:p>
          </table:table-cell>
          <table:table-cell table:formula="of:=([.A10]-[.A9])/[.$H$3]" office:value-type="float" office:value="0.099999999999989" calcext:value-type="float">
            <text:p>0.099999999999989</text:p>
          </table:table-cell>
          <table:table-cell table:formula="of:=([.B10]-[.B9])/[.$H$3]" office:value-type="float" office:value="20.000000000131" calcext:value-type="float">
            <text:p>20.000000000131</text:p>
          </table:table-cell>
          <table:table-cell table:formula="of:=MAX(MIN([.C1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43" calcext:value-type="float">
            <text:p>-1.643</text:p>
          </table:table-cell>
          <table:table-cell table:formula="of:=([.A11]-[.A10])/[.$H$3]" office:value-type="float" office:value="0.110000000000055" calcext:value-type="float">
            <text:p>0.110000000000055</text:p>
          </table:table-cell>
          <table:table-cell table:formula="of:=([.B11]-[.B10])/[.$H$3]" office:value-type="float" office:value="10.0000000000655" calcext:value-type="float">
            <text:p>10.0000000000655</text:p>
          </table:table-cell>
          <table:table-cell table:formula="of:=MAX(MIN([.C1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4288" calcext:value-type="float">
            <text:p>-1.64288</text:p>
          </table:table-cell>
          <table:table-cell table:formula="of:=([.A12]-[.A11])/[.$H$3]" office:value-type="float" office:value="0.12000000000012" calcext:value-type="float">
            <text:p>0.12000000000012</text:p>
          </table:table-cell>
          <table:table-cell table:formula="of:=([.B12]-[.B11])/[.$H$3]" office:value-type="float" office:value="10.0000000000655" calcext:value-type="float">
            <text:p>10.0000000000655</text:p>
          </table:table-cell>
          <table:table-cell table:formula="of:=MAX(MIN([.C1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4275" calcext:value-type="float">
            <text:p>-1.64275</text:p>
          </table:table-cell>
          <table:table-cell table:formula="of:=([.A13]-[.A12])/[.$H$3]" office:value-type="float" office:value="0.129999999999963" calcext:value-type="float">
            <text:p>0.129999999999963</text:p>
          </table:table-cell>
          <table:table-cell table:formula="of:=([.B13]-[.B12])/[.$H$3]" office:value-type="float" office:value="9.99999999984347" calcext:value-type="float">
            <text:p>9.99999999984347</text:p>
          </table:table-cell>
          <table:table-cell table:formula="of:=MAX(MIN([.C13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6426" calcext:value-type="float">
            <text:p>-1.6426</text:p>
          </table:table-cell>
          <table:table-cell table:formula="of:=([.A14]-[.A13])/[.$H$3]" office:value-type="float" office:value="0.149999999999872" calcext:value-type="float">
            <text:p>0.149999999999872</text:p>
          </table:table-cell>
          <table:table-cell table:formula="of:=([.B14]-[.B13])/[.$H$3]" office:value-type="float" office:value="19.999999999909" calcext:value-type="float">
            <text:p>19.999999999909</text:p>
          </table:table-cell>
          <table:table-cell table:formula="of:=MAX(MIN([.C1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4244" calcext:value-type="float">
            <text:p>-1.64244</text:p>
          </table:table-cell>
          <table:table-cell table:formula="of:=([.A15]-[.A14])/[.$H$3]" office:value-type="float" office:value="0.159999999999938" calcext:value-type="float">
            <text:p>0.159999999999938</text:p>
          </table:table-cell>
          <table:table-cell table:formula="of:=([.B15]-[.B14])/[.$H$3]" office:value-type="float" office:value="10.0000000000655" calcext:value-type="float">
            <text:p>10.0000000000655</text:p>
          </table:table-cell>
          <table:table-cell table:formula="of:=MAX(MIN([.C1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4227" calcext:value-type="float">
            <text:p>-1.64227</text:p>
          </table:table-cell>
          <table:table-cell table:formula="of:=([.A16]-[.A15])/[.$H$3]" office:value-type="float" office:value="0.170000000000226" calcext:value-type="float">
            <text:p>0.170000000000226</text:p>
          </table:table-cell>
          <table:table-cell table:formula="of:=([.B16]-[.B15])/[.$H$3]" office:value-type="float" office:value="10.0000000002876" calcext:value-type="float">
            <text:p>10.0000000002876</text:p>
          </table:table-cell>
          <table:table-cell table:formula="of:=MAX(MIN([.C16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64209" calcext:value-type="float">
            <text:p>-1.64209</text:p>
          </table:table-cell>
          <table:table-cell table:formula="of:=([.A17]-[.A16])/[.$H$3]" office:value-type="float" office:value="0.179999999999847" calcext:value-type="float">
            <text:p>0.179999999999847</text:p>
          </table:table-cell>
          <table:table-cell table:formula="of:=([.B17]-[.B16])/[.$H$3]" office:value-type="float" office:value="9.99999999962142" calcext:value-type="float">
            <text:p>9.99999999962142</text:p>
          </table:table-cell>
          <table:table-cell table:formula="of:=MAX(MIN([.C17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-1.64189" calcext:value-type="float">
            <text:p>-1.64189</text:p>
          </table:table-cell>
          <table:table-cell table:formula="of:=([.A18]-[.A17])/[.$H$3]" office:value-type="float" office:value="0.199999999999978" calcext:value-type="float">
            <text:p>0.199999999999978</text:p>
          </table:table-cell>
          <table:table-cell table:formula="of:=([.B18]-[.B17])/[.$H$3]" office:value-type="float" office:value="20.000000000131" calcext:value-type="float">
            <text:p>20.000000000131</text:p>
          </table:table-cell>
          <table:table-cell table:formula="of:=MAX(MIN([.C1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4168" calcext:value-type="float">
            <text:p>-1.64168</text:p>
          </table:table-cell>
          <table:table-cell table:formula="of:=([.A19]-[.A18])/[.$H$3]" office:value-type="float" office:value="0.210000000000043" calcext:value-type="float">
            <text:p>0.210000000000043</text:p>
          </table:table-cell>
          <table:table-cell table:formula="of:=([.B19]-[.B18])/[.$H$3]" office:value-type="float" office:value="10.0000000000655" calcext:value-type="float">
            <text:p>10.0000000000655</text:p>
          </table:table-cell>
          <table:table-cell table:formula="of:=MAX(MIN([.C1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4146" calcext:value-type="float">
            <text:p>-1.64146</text:p>
          </table:table-cell>
          <table:table-cell table:formula="of:=([.A20]-[.A19])/[.$H$3]" office:value-type="float" office:value="0.220000000000109" calcext:value-type="float">
            <text:p>0.220000000000109</text:p>
          </table:table-cell>
          <table:table-cell table:formula="of:=([.B20]-[.B19])/[.$H$3]" office:value-type="float" office:value="10.0000000000655" calcext:value-type="float">
            <text:p>10.0000000000655</text:p>
          </table:table-cell>
          <table:table-cell table:formula="of:=MAX(MIN([.C2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4122" calcext:value-type="float">
            <text:p>-1.64122</text:p>
          </table:table-cell>
          <table:table-cell table:formula="of:=([.A21]-[.A20])/[.$H$3]" office:value-type="float" office:value="0.239999999999796" calcext:value-type="float">
            <text:p>0.239999999999796</text:p>
          </table:table-cell>
          <table:table-cell table:formula="of:=([.B21]-[.B20])/[.$H$3]" office:value-type="float" office:value="19.9999999996869" calcext:value-type="float">
            <text:p>19.9999999996869</text:p>
          </table:table-cell>
          <table:table-cell table:formula="of:=MAX(MIN([.C2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4097" calcext:value-type="float">
            <text:p>-1.64097</text:p>
          </table:table-cell>
          <table:table-cell table:formula="of:=([.A22]-[.A21])/[.$H$3]" office:value-type="float" office:value="0.250000000000083" calcext:value-type="float">
            <text:p>0.250000000000083</text:p>
          </table:table-cell>
          <table:table-cell table:formula="of:=([.B22]-[.B21])/[.$H$3]" office:value-type="float" office:value="10.0000000002876" calcext:value-type="float">
            <text:p>10.0000000002876</text:p>
          </table:table-cell>
          <table:table-cell table:formula="of:=MAX(MIN([.C22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64071" calcext:value-type="float">
            <text:p>-1.64071</text:p>
          </table:table-cell>
          <table:table-cell table:formula="of:=([.A23]-[.A22])/[.$H$3]" office:value-type="float" office:value="0.260000000000149" calcext:value-type="float">
            <text:p>0.260000000000149</text:p>
          </table:table-cell>
          <table:table-cell table:formula="of:=([.B23]-[.B22])/[.$H$3]" office:value-type="float" office:value="10.0000000000655" calcext:value-type="float">
            <text:p>10.0000000000655</text:p>
          </table:table-cell>
          <table:table-cell table:formula="of:=MAX(MIN([.C2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4043" calcext:value-type="float">
            <text:p>-1.64043</text:p>
          </table:table-cell>
          <table:table-cell table:formula="of:=([.A24]-[.A23])/[.$H$3]" office:value-type="float" office:value="0.279999999999836" calcext:value-type="float">
            <text:p>0.279999999999836</text:p>
          </table:table-cell>
          <table:table-cell table:formula="of:=([.B24]-[.B23])/[.$H$3]" office:value-type="float" office:value="19.9999999996869" calcext:value-type="float">
            <text:p>19.9999999996869</text:p>
          </table:table-cell>
          <table:table-cell table:formula="of:=MAX(MIN([.C2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4014" calcext:value-type="float">
            <text:p>-1.64014</text:p>
          </table:table-cell>
          <table:table-cell table:formula="of:=([.A25]-[.A24])/[.$H$3]" office:value-type="float" office:value="0.289999999999901" calcext:value-type="float">
            <text:p>0.289999999999901</text:p>
          </table:table-cell>
          <table:table-cell table:formula="of:=([.B25]-[.B24])/[.$H$3]" office:value-type="float" office:value="10.0000000000655" calcext:value-type="float">
            <text:p>10.0000000000655</text:p>
          </table:table-cell>
          <table:table-cell table:formula="of:=MAX(MIN([.C2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3984" calcext:value-type="float">
            <text:p>-1.63984</text:p>
          </table:table-cell>
          <table:table-cell table:formula="of:=([.A26]-[.A25])/[.$H$3]" office:value-type="float" office:value="0.300000000000189" calcext:value-type="float">
            <text:p>0.300000000000189</text:p>
          </table:table-cell>
          <table:table-cell table:formula="of:=([.B26]-[.B25])/[.$H$3]" office:value-type="float" office:value="10.0000000002876" calcext:value-type="float">
            <text:p>10.0000000002876</text:p>
          </table:table-cell>
          <table:table-cell table:formula="of:=MAX(MIN([.C26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63953" calcext:value-type="float">
            <text:p>-1.63953</text:p>
          </table:table-cell>
          <table:table-cell table:formula="of:=([.A27]-[.A26])/[.$H$3]" office:value-type="float" office:value="0.30999999999981" calcext:value-type="float">
            <text:p>0.30999999999981</text:p>
          </table:table-cell>
          <table:table-cell table:formula="of:=([.B27]-[.B26])/[.$H$3]" office:value-type="float" office:value="9.99999999962142" calcext:value-type="float">
            <text:p>9.99999999962142</text:p>
          </table:table-cell>
          <table:table-cell table:formula="of:=MAX(MIN([.C27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-1.6392" calcext:value-type="float">
            <text:p>-1.6392</text:p>
          </table:table-cell>
          <table:table-cell table:formula="of:=([.A28]-[.A27])/[.$H$3]" office:value-type="float" office:value="0.330000000000163" calcext:value-type="float">
            <text:p>0.330000000000163</text:p>
          </table:table-cell>
          <table:table-cell table:formula="of:=([.B28]-[.B27])/[.$H$3]" office:value-type="float" office:value="20.0000000003531" calcext:value-type="float">
            <text:p>20.0000000003531</text:p>
          </table:table-cell>
          <table:table-cell table:formula="of:=MAX(MIN([.C2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886" calcext:value-type="float">
            <text:p>-1.63886</text:p>
          </table:table-cell>
          <table:table-cell table:formula="of:=([.A29]-[.A28])/[.$H$3]" office:value-type="float" office:value="0.339999999999785" calcext:value-type="float">
            <text:p>0.339999999999785</text:p>
          </table:table-cell>
          <table:table-cell table:formula="of:=([.B29]-[.B28])/[.$H$3]" office:value-type="float" office:value="9.99999999962142" calcext:value-type="float">
            <text:p>9.99999999962142</text:p>
          </table:table-cell>
          <table:table-cell table:formula="of:=MAX(MIN([.C29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-1.6385" calcext:value-type="float">
            <text:p>-1.6385</text:p>
          </table:table-cell>
          <table:table-cell table:formula="of:=([.A30]-[.A29])/[.$H$3]" office:value-type="float" office:value="0.360000000000138" calcext:value-type="float">
            <text:p>0.360000000000138</text:p>
          </table:table-cell>
          <table:table-cell table:formula="of:=([.B30]-[.B29])/[.$H$3]" office:value-type="float" office:value="20.0000000003531" calcext:value-type="float">
            <text:p>20.0000000003531</text:p>
          </table:table-cell>
          <table:table-cell table:formula="of:=MAX(MIN([.C3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813" calcext:value-type="float">
            <text:p>-1.63813</text:p>
          </table:table-cell>
          <table:table-cell table:formula="of:=([.A31]-[.A30])/[.$H$3]" office:value-type="float" office:value="0.369999999999981" calcext:value-type="float">
            <text:p>0.369999999999981</text:p>
          </table:table-cell>
          <table:table-cell table:formula="of:=([.B31]-[.B30])/[.$H$3]" office:value-type="float" office:value="9.99999999984347" calcext:value-type="float">
            <text:p>9.99999999984347</text:p>
          </table:table-cell>
          <table:table-cell table:formula="of:=MAX(MIN([.C3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63775" calcext:value-type="float">
            <text:p>-1.63775</text:p>
          </table:table-cell>
          <table:table-cell table:formula="of:=([.A32]-[.A31])/[.$H$3]" office:value-type="float" office:value="0.380000000000047" calcext:value-type="float">
            <text:p>0.380000000000047</text:p>
          </table:table-cell>
          <table:table-cell table:formula="of:=([.B32]-[.B31])/[.$H$3]" office:value-type="float" office:value="10.0000000000655" calcext:value-type="float">
            <text:p>10.0000000000655</text:p>
          </table:table-cell>
          <table:table-cell table:formula="of:=MAX(MIN([.C3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3735" calcext:value-type="float">
            <text:p>-1.63735</text:p>
          </table:table-cell>
          <table:table-cell table:formula="of:=([.A33]-[.A32])/[.$H$3]" office:value-type="float" office:value="0.399999999999956" calcext:value-type="float">
            <text:p>0.399999999999956</text:p>
          </table:table-cell>
          <table:table-cell table:formula="of:=([.B33]-[.B32])/[.$H$3]" office:value-type="float" office:value="19.999999999909" calcext:value-type="float">
            <text:p>19.999999999909</text:p>
          </table:table-cell>
          <table:table-cell table:formula="of:=MAX(MIN([.C3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695" calcext:value-type="float">
            <text:p>-1.63695</text:p>
          </table:table-cell>
          <table:table-cell table:formula="of:=([.A34]-[.A33])/[.$H$3]" office:value-type="float" office:value="0.399999999999956" calcext:value-type="float">
            <text:p>0.399999999999956</text:p>
          </table:table-cell>
          <table:table-cell table:formula="of:=([.B34]-[.B33])/[.$H$3]" office:value-type="float" office:value="0" calcext:value-type="float">
            <text:p>0</text:p>
          </table:table-cell>
          <table:table-cell table:formula="of:=MAX(MIN([.C3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63652" calcext:value-type="float">
            <text:p>-1.63652</text:p>
          </table:table-cell>
          <table:table-cell table:formula="of:=([.A35]-[.A34])/[.$H$3]" office:value-type="float" office:value="0.430000000000153" calcext:value-type="float">
            <text:p>0.430000000000153</text:p>
          </table:table-cell>
          <table:table-cell table:formula="of:=([.B35]-[.B34])/[.$H$3]" office:value-type="float" office:value="30.0000000001965" calcext:value-type="float">
            <text:p>30.0000000001965</text:p>
          </table:table-cell>
          <table:table-cell table:formula="of:=MAX(MIN([.C3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609" calcext:value-type="float">
            <text:p>-1.63609</text:p>
          </table:table-cell>
          <table:table-cell table:formula="of:=([.A36]-[.A35])/[.$H$3]" office:value-type="float" office:value="0.42999999999993" calcext:value-type="float">
            <text:p>0.42999999999993</text:p>
          </table:table-cell>
          <table:table-cell table:formula="of:=([.B36]-[.B35])/[.$H$3]" office:value-type="float" office:value="-0.000000000222044604925031" calcext:value-type="float">
            <text:p>-2.22044604925031E-10</text:p>
          </table:table-cell>
          <table:table-cell table:formula="of:=MAX(MIN([.C3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63564" calcext:value-type="float">
            <text:p>-1.63564</text:p>
          </table:table-cell>
          <table:table-cell table:formula="of:=([.A37]-[.A36])/[.$H$3]" office:value-type="float" office:value="0.450000000000061" calcext:value-type="float">
            <text:p>0.450000000000061</text:p>
          </table:table-cell>
          <table:table-cell table:formula="of:=([.B37]-[.B36])/[.$H$3]" office:value-type="float" office:value="20.000000000131" calcext:value-type="float">
            <text:p>20.000000000131</text:p>
          </table:table-cell>
          <table:table-cell table:formula="of:=MAX(MIN([.C3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517" calcext:value-type="float">
            <text:p>-1.63517</text:p>
          </table:table-cell>
          <table:table-cell table:formula="of:=([.A38]-[.A37])/[.$H$3]" office:value-type="float" office:value="0.46999999999997" calcext:value-type="float">
            <text:p>0.46999999999997</text:p>
          </table:table-cell>
          <table:table-cell table:formula="of:=([.B38]-[.B37])/[.$H$3]" office:value-type="float" office:value="19.999999999909" calcext:value-type="float">
            <text:p>19.999999999909</text:p>
          </table:table-cell>
          <table:table-cell table:formula="of:=MAX(MIN([.C3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47" calcext:value-type="float">
            <text:p>-1.6347</text:p>
          </table:table-cell>
          <table:table-cell table:formula="of:=([.A39]-[.A38])/[.$H$3]" office:value-type="float" office:value="0.46999999999997" calcext:value-type="float">
            <text:p>0.46999999999997</text:p>
          </table:table-cell>
          <table:table-cell table:formula="of:=([.B39]-[.B38])/[.$H$3]" office:value-type="float" office:value="0" calcext:value-type="float">
            <text:p>0</text:p>
          </table:table-cell>
          <table:table-cell table:formula="of:=MAX(MIN([.C3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6342" calcext:value-type="float">
            <text:p>-1.6342</text:p>
          </table:table-cell>
          <table:table-cell table:formula="of:=([.A40]-[.A39])/[.$H$3]" office:value-type="float" office:value="0.500000000000167" calcext:value-type="float">
            <text:p>0.500000000000167</text:p>
          </table:table-cell>
          <table:table-cell table:formula="of:=([.B40]-[.B39])/[.$H$3]" office:value-type="float" office:value="30.0000000001965" calcext:value-type="float">
            <text:p>30.0000000001965</text:p>
          </table:table-cell>
          <table:table-cell table:formula="of:=MAX(MIN([.C4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37" calcext:value-type="float">
            <text:p>-1.6337</text:p>
          </table:table-cell>
          <table:table-cell table:formula="of:=([.A41]-[.A40])/[.$H$3]" office:value-type="float" office:value="0.499999999999723" calcext:value-type="float">
            <text:p>0.499999999999723</text:p>
          </table:table-cell>
          <table:table-cell table:formula="of:=([.B41]-[.B40])/[.$H$3]" office:value-type="float" office:value="-0.000000000444089209850063" calcext:value-type="float">
            <text:p>-4.44089209850063E-10</text:p>
          </table:table-cell>
          <table:table-cell table:formula="of:=MAX(MIN([.C41];16);-16)" office:value-type="float" office:value="-0.000000000444089209850063" calcext:value-type="float">
            <text:p>-4.44089209850063E-10</text:p>
          </table:table-cell>
          <table:table-cell table:number-columns-repeated="4"/>
        </table:table-row>
        <table:table-row table:style-name="ro1">
          <table:table-cell office:value-type="float" office:value="-1.63318" calcext:value-type="float">
            <text:p>-1.63318</text:p>
          </table:table-cell>
          <table:table-cell table:formula="of:=([.A42]-[.A41])/[.$H$3]" office:value-type="float" office:value="0.520000000000076" calcext:value-type="float">
            <text:p>0.520000000000076</text:p>
          </table:table-cell>
          <table:table-cell table:formula="of:=([.B42]-[.B41])/[.$H$3]" office:value-type="float" office:value="20.0000000003531" calcext:value-type="float">
            <text:p>20.0000000003531</text:p>
          </table:table-cell>
          <table:table-cell table:formula="of:=MAX(MIN([.C4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264" calcext:value-type="float">
            <text:p>-1.63264</text:p>
          </table:table-cell>
          <table:table-cell table:formula="of:=([.A43]-[.A42])/[.$H$3]" office:value-type="float" office:value="0.539999999999985" calcext:value-type="float">
            <text:p>0.539999999999985</text:p>
          </table:table-cell>
          <table:table-cell table:formula="of:=([.B43]-[.B42])/[.$H$3]" office:value-type="float" office:value="19.999999999909" calcext:value-type="float">
            <text:p>19.999999999909</text:p>
          </table:table-cell>
          <table:table-cell table:formula="of:=MAX(MIN([.C4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21" calcext:value-type="float">
            <text:p>-1.6321</text:p>
          </table:table-cell>
          <table:table-cell table:formula="of:=([.A44]-[.A43])/[.$H$3]" office:value-type="float" office:value="0.540000000000207" calcext:value-type="float">
            <text:p>0.540000000000207</text:p>
          </table:table-cell>
          <table:table-cell table:formula="of:=([.B44]-[.B43])/[.$H$3]" office:value-type="float" office:value="0.000000000222044604925031" calcext:value-type="float">
            <text:p>2.22044604925031E-10</text:p>
          </table:table-cell>
          <table:table-cell table:formula="of:=MAX(MIN([.C4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63153" calcext:value-type="float">
            <text:p>-1.63153</text:p>
          </table:table-cell>
          <table:table-cell table:formula="of:=([.A45]-[.A44])/[.$H$3]" office:value-type="float" office:value="0.569999999999737" calcext:value-type="float">
            <text:p>0.569999999999737</text:p>
          </table:table-cell>
          <table:table-cell table:formula="of:=([.B45]-[.B44])/[.$H$3]" office:value-type="float" office:value="29.9999999995304" calcext:value-type="float">
            <text:p>29.9999999995304</text:p>
          </table:table-cell>
          <table:table-cell table:formula="of:=MAX(MIN([.C4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3096" calcext:value-type="float">
            <text:p>-1.63096</text:p>
          </table:table-cell>
          <table:table-cell table:formula="of:=([.A46]-[.A45])/[.$H$3]" office:value-type="float" office:value="0.570000000000182" calcext:value-type="float">
            <text:p>0.570000000000182</text:p>
          </table:table-cell>
          <table:table-cell table:formula="of:=([.B46]-[.B45])/[.$H$3]" office:value-type="float" office:value="0.000000000444089209850063" calcext:value-type="float">
            <text:p>4.44089209850063E-10</text:p>
          </table:table-cell>
          <table:table-cell table:formula="of:=MAX(MIN([.C46];16);-16)" office:value-type="float" office:value="0.000000000444089209850063" calcext:value-type="float">
            <text:p>4.44089209850063E-10</text:p>
          </table:table-cell>
          <table:table-cell table:number-columns-repeated="4"/>
        </table:table-row>
        <table:table-row table:style-name="ro1">
          <table:table-cell office:value-type="float" office:value="-1.63036" calcext:value-type="float">
            <text:p>-1.63036</text:p>
          </table:table-cell>
          <table:table-cell table:formula="of:=([.A47]-[.A46])/[.$H$3]" office:value-type="float" office:value="0.599999999999934" calcext:value-type="float">
            <text:p>0.599999999999934</text:p>
          </table:table-cell>
          <table:table-cell table:formula="of:=([.B47]-[.B46])/[.$H$3]" office:value-type="float" office:value="29.9999999997524" calcext:value-type="float">
            <text:p>29.9999999997524</text:p>
          </table:table-cell>
          <table:table-cell table:formula="of:=MAX(MIN([.C4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2976" calcext:value-type="float">
            <text:p>-1.62976</text:p>
          </table:table-cell>
          <table:table-cell table:formula="of:=([.A48]-[.A47])/[.$H$3]" office:value-type="float" office:value="0.599999999999934" calcext:value-type="float">
            <text:p>0.599999999999934</text:p>
          </table:table-cell>
          <table:table-cell table:formula="of:=([.B48]-[.B47])/[.$H$3]" office:value-type="float" office:value="0" calcext:value-type="float">
            <text:p>0</text:p>
          </table:table-cell>
          <table:table-cell table:formula="of:=MAX(MIN([.C4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62914" calcext:value-type="float">
            <text:p>-1.62914</text:p>
          </table:table-cell>
          <table:table-cell table:formula="of:=([.A49]-[.A48])/[.$H$3]" office:value-type="float" office:value="0.620000000000065" calcext:value-type="float">
            <text:p>0.620000000000065</text:p>
          </table:table-cell>
          <table:table-cell table:formula="of:=([.B49]-[.B48])/[.$H$3]" office:value-type="float" office:value="20.000000000131" calcext:value-type="float">
            <text:p>20.000000000131</text:p>
          </table:table-cell>
          <table:table-cell table:formula="of:=MAX(MIN([.C4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285" calcext:value-type="float">
            <text:p>-1.6285</text:p>
          </table:table-cell>
          <table:table-cell table:formula="of:=([.A50]-[.A49])/[.$H$3]" office:value-type="float" office:value="0.639999999999974" calcext:value-type="float">
            <text:p>0.639999999999974</text:p>
          </table:table-cell>
          <table:table-cell table:formula="of:=([.B50]-[.B49])/[.$H$3]" office:value-type="float" office:value="19.999999999909" calcext:value-type="float">
            <text:p>19.999999999909</text:p>
          </table:table-cell>
          <table:table-cell table:formula="of:=MAX(MIN([.C5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2785" calcext:value-type="float">
            <text:p>-1.62785</text:p>
          </table:table-cell>
          <table:table-cell table:formula="of:=([.A51]-[.A50])/[.$H$3]" office:value-type="float" office:value="0.650000000000039" calcext:value-type="float">
            <text:p>0.650000000000039</text:p>
          </table:table-cell>
          <table:table-cell table:formula="of:=([.B51]-[.B50])/[.$H$3]" office:value-type="float" office:value="10.0000000000655" calcext:value-type="float">
            <text:p>10.0000000000655</text:p>
          </table:table-cell>
          <table:table-cell table:formula="of:=MAX(MIN([.C5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2718" calcext:value-type="float">
            <text:p>-1.62718</text:p>
          </table:table-cell>
          <table:table-cell table:formula="of:=([.A52]-[.A51])/[.$H$3]" office:value-type="float" office:value="0.669999999999948" calcext:value-type="float">
            <text:p>0.669999999999948</text:p>
          </table:table-cell>
          <table:table-cell table:formula="of:=([.B52]-[.B51])/[.$H$3]" office:value-type="float" office:value="19.999999999909" calcext:value-type="float">
            <text:p>19.999999999909</text:p>
          </table:table-cell>
          <table:table-cell table:formula="of:=MAX(MIN([.C5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265" calcext:value-type="float">
            <text:p>-1.6265</text:p>
          </table:table-cell>
          <table:table-cell table:formula="of:=([.A53]-[.A52])/[.$H$3]" office:value-type="float" office:value="0.680000000000014" calcext:value-type="float">
            <text:p>0.680000000000014</text:p>
          </table:table-cell>
          <table:table-cell table:formula="of:=([.B53]-[.B52])/[.$H$3]" office:value-type="float" office:value="10.0000000000655" calcext:value-type="float">
            <text:p>10.0000000000655</text:p>
          </table:table-cell>
          <table:table-cell table:formula="of:=MAX(MIN([.C5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2581" calcext:value-type="float">
            <text:p>-1.62581</text:p>
          </table:table-cell>
          <table:table-cell table:formula="of:=([.A54]-[.A53])/[.$H$3]" office:value-type="float" office:value="0.690000000000079" calcext:value-type="float">
            <text:p>0.690000000000079</text:p>
          </table:table-cell>
          <table:table-cell table:formula="of:=([.B54]-[.B53])/[.$H$3]" office:value-type="float" office:value="10.0000000000655" calcext:value-type="float">
            <text:p>10.0000000000655</text:p>
          </table:table-cell>
          <table:table-cell table:formula="of:=MAX(MIN([.C5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2509" calcext:value-type="float">
            <text:p>-1.62509</text:p>
          </table:table-cell>
          <table:table-cell table:formula="of:=([.A55]-[.A54])/[.$H$3]" office:value-type="float" office:value="0.719999999999832" calcext:value-type="float">
            <text:p>0.719999999999832</text:p>
          </table:table-cell>
          <table:table-cell table:formula="of:=([.B55]-[.B54])/[.$H$3]" office:value-type="float" office:value="29.9999999997524" calcext:value-type="float">
            <text:p>29.9999999997524</text:p>
          </table:table-cell>
          <table:table-cell table:formula="of:=MAX(MIN([.C5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2437" calcext:value-type="float">
            <text:p>-1.62437</text:p>
          </table:table-cell>
          <table:table-cell table:formula="of:=([.A56]-[.A55])/[.$H$3]" office:value-type="float" office:value="0.720000000000054" calcext:value-type="float">
            <text:p>0.720000000000054</text:p>
          </table:table-cell>
          <table:table-cell table:formula="of:=([.B56]-[.B55])/[.$H$3]" office:value-type="float" office:value="0.000000000222044604925031" calcext:value-type="float">
            <text:p>2.22044604925031E-10</text:p>
          </table:table-cell>
          <table:table-cell table:formula="of:=MAX(MIN([.C5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62363" calcext:value-type="float">
            <text:p>-1.62363</text:p>
          </table:table-cell>
          <table:table-cell table:formula="of:=([.A57]-[.A56])/[.$H$3]" office:value-type="float" office:value="0.740000000000185" calcext:value-type="float">
            <text:p>0.740000000000185</text:p>
          </table:table-cell>
          <table:table-cell table:formula="of:=([.B57]-[.B56])/[.$H$3]" office:value-type="float" office:value="20.000000000131" calcext:value-type="float">
            <text:p>20.000000000131</text:p>
          </table:table-cell>
          <table:table-cell table:formula="of:=MAX(MIN([.C5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2287" calcext:value-type="float">
            <text:p>-1.62287</text:p>
          </table:table-cell>
          <table:table-cell table:formula="of:=([.A58]-[.A57])/[.$H$3]" office:value-type="float" office:value="0.759999999999872" calcext:value-type="float">
            <text:p>0.759999999999872</text:p>
          </table:table-cell>
          <table:table-cell table:formula="of:=([.B58]-[.B57])/[.$H$3]" office:value-type="float" office:value="19.9999999996869" calcext:value-type="float">
            <text:p>19.9999999996869</text:p>
          </table:table-cell>
          <table:table-cell table:formula="of:=MAX(MIN([.C5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2209" calcext:value-type="float">
            <text:p>-1.62209</text:p>
          </table:table-cell>
          <table:table-cell table:formula="of:=([.A59]-[.A58])/[.$H$3]" office:value-type="float" office:value="0.780000000000003" calcext:value-type="float">
            <text:p>0.780000000000003</text:p>
          </table:table-cell>
          <table:table-cell table:formula="of:=([.B59]-[.B58])/[.$H$3]" office:value-type="float" office:value="20.000000000131" calcext:value-type="float">
            <text:p>20.000000000131</text:p>
          </table:table-cell>
          <table:table-cell table:formula="of:=MAX(MIN([.C5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213" calcext:value-type="float">
            <text:p>-1.6213</text:p>
          </table:table-cell>
          <table:table-cell table:formula="of:=([.A60]-[.A59])/[.$H$3]" office:value-type="float" office:value="0.789999999999846" calcext:value-type="float">
            <text:p>0.789999999999846</text:p>
          </table:table-cell>
          <table:table-cell table:formula="of:=([.B60]-[.B59])/[.$H$3]" office:value-type="float" office:value="9.99999999984347" calcext:value-type="float">
            <text:p>9.99999999984347</text:p>
          </table:table-cell>
          <table:table-cell table:formula="of:=MAX(MIN([.C60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6205" calcext:value-type="float">
            <text:p>-1.6205</text:p>
          </table:table-cell>
          <table:table-cell table:formula="of:=([.A61]-[.A60])/[.$H$3]" office:value-type="float" office:value="0.800000000000134" calcext:value-type="float">
            <text:p>0.800000000000134</text:p>
          </table:table-cell>
          <table:table-cell table:formula="of:=([.B61]-[.B60])/[.$H$3]" office:value-type="float" office:value="10.0000000002876" calcext:value-type="float">
            <text:p>10.0000000002876</text:p>
          </table:table-cell>
          <table:table-cell table:formula="of:=MAX(MIN([.C61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61968" calcext:value-type="float">
            <text:p>-1.61968</text:p>
          </table:table-cell>
          <table:table-cell table:formula="of:=([.A62]-[.A61])/[.$H$3]" office:value-type="float" office:value="0.820000000000043" calcext:value-type="float">
            <text:p>0.820000000000043</text:p>
          </table:table-cell>
          <table:table-cell table:formula="of:=([.B62]-[.B61])/[.$H$3]" office:value-type="float" office:value="19.999999999909" calcext:value-type="float">
            <text:p>19.999999999909</text:p>
          </table:table-cell>
          <table:table-cell table:formula="of:=MAX(MIN([.C6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1884" calcext:value-type="float">
            <text:p>-1.61884</text:p>
          </table:table-cell>
          <table:table-cell table:formula="of:=([.A63]-[.A62])/[.$H$3]" office:value-type="float" office:value="0.839999999999952" calcext:value-type="float">
            <text:p>0.839999999999952</text:p>
          </table:table-cell>
          <table:table-cell table:formula="of:=([.B63]-[.B62])/[.$H$3]" office:value-type="float" office:value="19.999999999909" calcext:value-type="float">
            <text:p>19.999999999909</text:p>
          </table:table-cell>
          <table:table-cell table:formula="of:=MAX(MIN([.C6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1798" calcext:value-type="float">
            <text:p>-1.61798</text:p>
          </table:table-cell>
          <table:table-cell table:formula="of:=([.A64]-[.A63])/[.$H$3]" office:value-type="float" office:value="0.859999999999861" calcext:value-type="float">
            <text:p>0.859999999999861</text:p>
          </table:table-cell>
          <table:table-cell table:formula="of:=([.B64]-[.B63])/[.$H$3]" office:value-type="float" office:value="19.999999999909" calcext:value-type="float">
            <text:p>19.999999999909</text:p>
          </table:table-cell>
          <table:table-cell table:formula="of:=MAX(MIN([.C6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1711" calcext:value-type="float">
            <text:p>-1.61711</text:p>
          </table:table-cell>
          <table:table-cell table:formula="of:=([.A65]-[.A64])/[.$H$3]" office:value-type="float" office:value="0.870000000000148" calcext:value-type="float">
            <text:p>0.870000000000148</text:p>
          </table:table-cell>
          <table:table-cell table:formula="of:=([.B65]-[.B64])/[.$H$3]" office:value-type="float" office:value="10.0000000002876" calcext:value-type="float">
            <text:p>10.0000000002876</text:p>
          </table:table-cell>
          <table:table-cell table:formula="of:=MAX(MIN([.C65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61622" calcext:value-type="float">
            <text:p>-1.61622</text:p>
          </table:table-cell>
          <table:table-cell table:formula="of:=([.A66]-[.A65])/[.$H$3]" office:value-type="float" office:value="0.889999999999835" calcext:value-type="float">
            <text:p>0.889999999999835</text:p>
          </table:table-cell>
          <table:table-cell table:formula="of:=([.B66]-[.B65])/[.$H$3]" office:value-type="float" office:value="19.9999999996869" calcext:value-type="float">
            <text:p>19.9999999996869</text:p>
          </table:table-cell>
          <table:table-cell table:formula="of:=MAX(MIN([.C6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1532" calcext:value-type="float">
            <text:p>-1.61532</text:p>
          </table:table-cell>
          <table:table-cell table:formula="of:=([.A67]-[.A66])/[.$H$3]" office:value-type="float" office:value="0.900000000000123" calcext:value-type="float">
            <text:p>0.900000000000123</text:p>
          </table:table-cell>
          <table:table-cell table:formula="of:=([.B67]-[.B66])/[.$H$3]" office:value-type="float" office:value="10.0000000002876" calcext:value-type="float">
            <text:p>10.0000000002876</text:p>
          </table:table-cell>
          <table:table-cell table:formula="of:=MAX(MIN([.C67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6144" calcext:value-type="float">
            <text:p>-1.6144</text:p>
          </table:table-cell>
          <table:table-cell table:formula="of:=([.A68]-[.A67])/[.$H$3]" office:value-type="float" office:value="0.920000000000032" calcext:value-type="float">
            <text:p>0.920000000000032</text:p>
          </table:table-cell>
          <table:table-cell table:formula="of:=([.B68]-[.B67])/[.$H$3]" office:value-type="float" office:value="19.999999999909" calcext:value-type="float">
            <text:p>19.999999999909</text:p>
          </table:table-cell>
          <table:table-cell table:formula="of:=MAX(MIN([.C6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1346" calcext:value-type="float">
            <text:p>-1.61346</text:p>
          </table:table-cell>
          <table:table-cell table:formula="of:=([.A69]-[.A68])/[.$H$3]" office:value-type="float" office:value="0.940000000000163" calcext:value-type="float">
            <text:p>0.940000000000163</text:p>
          </table:table-cell>
          <table:table-cell table:formula="of:=([.B69]-[.B68])/[.$H$3]" office:value-type="float" office:value="20.000000000131" calcext:value-type="float">
            <text:p>20.000000000131</text:p>
          </table:table-cell>
          <table:table-cell table:formula="of:=MAX(MIN([.C6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125" calcext:value-type="float">
            <text:p>-1.6125</text:p>
          </table:table-cell>
          <table:table-cell table:formula="of:=([.A70]-[.A69])/[.$H$3]" office:value-type="float" office:value="0.95999999999985" calcext:value-type="float">
            <text:p>0.95999999999985</text:p>
          </table:table-cell>
          <table:table-cell table:formula="of:=([.B70]-[.B69])/[.$H$3]" office:value-type="float" office:value="19.9999999996869" calcext:value-type="float">
            <text:p>19.9999999996869</text:p>
          </table:table-cell>
          <table:table-cell table:formula="of:=MAX(MIN([.C7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1153" calcext:value-type="float">
            <text:p>-1.61153</text:p>
          </table:table-cell>
          <table:table-cell table:formula="of:=([.A71]-[.A70])/[.$H$3]" office:value-type="float" office:value="0.969999999999915" calcext:value-type="float">
            <text:p>0.969999999999915</text:p>
          </table:table-cell>
          <table:table-cell table:formula="of:=([.B71]-[.B70])/[.$H$3]" office:value-type="float" office:value="10.0000000000655" calcext:value-type="float">
            <text:p>10.0000000000655</text:p>
          </table:table-cell>
          <table:table-cell table:formula="of:=MAX(MIN([.C7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1054" calcext:value-type="float">
            <text:p>-1.61054</text:p>
          </table:table-cell>
          <table:table-cell table:formula="of:=([.A72]-[.A71])/[.$H$3]" office:value-type="float" office:value="0.990000000000046" calcext:value-type="float">
            <text:p>0.990000000000046</text:p>
          </table:table-cell>
          <table:table-cell table:formula="of:=([.B72]-[.B71])/[.$H$3]" office:value-type="float" office:value="20.000000000131" calcext:value-type="float">
            <text:p>20.000000000131</text:p>
          </table:table-cell>
          <table:table-cell table:formula="of:=MAX(MIN([.C7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0953" calcext:value-type="float">
            <text:p>-1.60953</text:p>
          </table:table-cell>
          <table:table-cell table:formula="of:=([.A73]-[.A72])/[.$H$3]" office:value-type="float" office:value="1.01000000000018" calcext:value-type="float">
            <text:p>1.01000000000018</text:p>
          </table:table-cell>
          <table:table-cell table:formula="of:=([.B73]-[.B72])/[.$H$3]" office:value-type="float" office:value="20.000000000131" calcext:value-type="float">
            <text:p>20.000000000131</text:p>
          </table:table-cell>
          <table:table-cell table:formula="of:=MAX(MIN([.C7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0851" calcext:value-type="float">
            <text:p>-1.60851</text:p>
          </table:table-cell>
          <table:table-cell table:formula="of:=([.A74]-[.A73])/[.$H$3]" office:value-type="float" office:value="1.02000000000002" calcext:value-type="float">
            <text:p>1.02000000000002</text:p>
          </table:table-cell>
          <table:table-cell table:formula="of:=([.B74]-[.B73])/[.$H$3]" office:value-type="float" office:value="9.99999999984347" calcext:value-type="float">
            <text:p>9.99999999984347</text:p>
          </table:table-cell>
          <table:table-cell table:formula="of:=MAX(MIN([.C74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60746" calcext:value-type="float">
            <text:p>-1.60746</text:p>
          </table:table-cell>
          <table:table-cell table:formula="of:=([.A75]-[.A74])/[.$H$3]" office:value-type="float" office:value="1.04999999999977" calcext:value-type="float">
            <text:p>1.04999999999977</text:p>
          </table:table-cell>
          <table:table-cell table:formula="of:=([.B75]-[.B74])/[.$H$3]" office:value-type="float" office:value="29.9999999997524" calcext:value-type="float">
            <text:p>29.9999999997524</text:p>
          </table:table-cell>
          <table:table-cell table:formula="of:=MAX(MIN([.C7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064" calcext:value-type="float">
            <text:p>-1.6064</text:p>
          </table:table-cell>
          <table:table-cell table:formula="of:=([.A76]-[.A75])/[.$H$3]" office:value-type="float" office:value="1.06000000000006" calcext:value-type="float">
            <text:p>1.06000000000006</text:p>
          </table:table-cell>
          <table:table-cell table:formula="of:=([.B76]-[.B75])/[.$H$3]" office:value-type="float" office:value="10.0000000002876" calcext:value-type="float">
            <text:p>10.0000000002876</text:p>
          </table:table-cell>
          <table:table-cell table:formula="of:=MAX(MIN([.C76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60532" calcext:value-type="float">
            <text:p>-1.60532</text:p>
          </table:table-cell>
          <table:table-cell table:formula="of:=([.A77]-[.A76])/[.$H$3]" office:value-type="float" office:value="1.07999999999997" calcext:value-type="float">
            <text:p>1.07999999999997</text:p>
          </table:table-cell>
          <table:table-cell table:formula="of:=([.B77]-[.B76])/[.$H$3]" office:value-type="float" office:value="19.999999999909" calcext:value-type="float">
            <text:p>19.999999999909</text:p>
          </table:table-cell>
          <table:table-cell table:formula="of:=MAX(MIN([.C7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0423" calcext:value-type="float">
            <text:p>-1.60423</text:p>
          </table:table-cell>
          <table:table-cell table:formula="of:=([.A78]-[.A77])/[.$H$3]" office:value-type="float" office:value="1.09000000000004" calcext:value-type="float">
            <text:p>1.09000000000004</text:p>
          </table:table-cell>
          <table:table-cell table:formula="of:=([.B78]-[.B77])/[.$H$3]" office:value-type="float" office:value="10.0000000000655" calcext:value-type="float">
            <text:p>10.0000000000655</text:p>
          </table:table-cell>
          <table:table-cell table:formula="of:=MAX(MIN([.C7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60312" calcext:value-type="float">
            <text:p>-1.60312</text:p>
          </table:table-cell>
          <table:table-cell table:formula="of:=([.A79]-[.A78])/[.$H$3]" office:value-type="float" office:value="1.10999999999994" calcext:value-type="float">
            <text:p>1.10999999999994</text:p>
          </table:table-cell>
          <table:table-cell table:formula="of:=([.B79]-[.B78])/[.$H$3]" office:value-type="float" office:value="19.999999999909" calcext:value-type="float">
            <text:p>19.999999999909</text:p>
          </table:table-cell>
          <table:table-cell table:formula="of:=MAX(MIN([.C7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0199" calcext:value-type="float">
            <text:p>-1.60199</text:p>
          </table:table-cell>
          <table:table-cell table:formula="of:=([.A80]-[.A79])/[.$H$3]" office:value-type="float" office:value="1.13000000000008" calcext:value-type="float">
            <text:p>1.13000000000008</text:p>
          </table:table-cell>
          <table:table-cell table:formula="of:=([.B80]-[.B79])/[.$H$3]" office:value-type="float" office:value="20.000000000131" calcext:value-type="float">
            <text:p>20.000000000131</text:p>
          </table:table-cell>
          <table:table-cell table:formula="of:=MAX(MIN([.C8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60084" calcext:value-type="float">
            <text:p>-1.60084</text:p>
          </table:table-cell>
          <table:table-cell table:formula="of:=([.A81]-[.A80])/[.$H$3]" office:value-type="float" office:value="1.14999999999998" calcext:value-type="float">
            <text:p>1.14999999999998</text:p>
          </table:table-cell>
          <table:table-cell table:formula="of:=([.B81]-[.B80])/[.$H$3]" office:value-type="float" office:value="19.999999999909" calcext:value-type="float">
            <text:p>19.999999999909</text:p>
          </table:table-cell>
          <table:table-cell table:formula="of:=MAX(MIN([.C8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9967" calcext:value-type="float">
            <text:p>-1.59967</text:p>
          </table:table-cell>
          <table:table-cell table:formula="of:=([.A82]-[.A81])/[.$H$3]" office:value-type="float" office:value="1.16999999999989" calcext:value-type="float">
            <text:p>1.16999999999989</text:p>
          </table:table-cell>
          <table:table-cell table:formula="of:=([.B82]-[.B81])/[.$H$3]" office:value-type="float" office:value="19.999999999909" calcext:value-type="float">
            <text:p>19.999999999909</text:p>
          </table:table-cell>
          <table:table-cell table:formula="of:=MAX(MIN([.C8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9849" calcext:value-type="float">
            <text:p>-1.59849</text:p>
          </table:table-cell>
          <table:table-cell table:formula="of:=([.A83]-[.A82])/[.$H$3]" office:value-type="float" office:value="1.18000000000018" calcext:value-type="float">
            <text:p>1.18000000000018</text:p>
          </table:table-cell>
          <table:table-cell table:formula="of:=([.B83]-[.B82])/[.$H$3]" office:value-type="float" office:value="10.0000000002876" calcext:value-type="float">
            <text:p>10.0000000002876</text:p>
          </table:table-cell>
          <table:table-cell table:formula="of:=MAX(MIN([.C83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59729" calcext:value-type="float">
            <text:p>-1.59729</text:p>
          </table:table-cell>
          <table:table-cell table:formula="of:=([.A84]-[.A83])/[.$H$3]" office:value-type="float" office:value="1.19999999999987" calcext:value-type="float">
            <text:p>1.19999999999987</text:p>
          </table:table-cell>
          <table:table-cell table:formula="of:=([.B84]-[.B83])/[.$H$3]" office:value-type="float" office:value="19.9999999996869" calcext:value-type="float">
            <text:p>19.9999999996869</text:p>
          </table:table-cell>
          <table:table-cell table:formula="of:=MAX(MIN([.C8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9607" calcext:value-type="float">
            <text:p>-1.59607</text:p>
          </table:table-cell>
          <table:table-cell table:formula="of:=([.A85]-[.A84])/[.$H$3]" office:value-type="float" office:value="1.22" calcext:value-type="float">
            <text:p>1.22</text:p>
          </table:table-cell>
          <table:table-cell table:formula="of:=([.B85]-[.B84])/[.$H$3]" office:value-type="float" office:value="20.000000000131" calcext:value-type="float">
            <text:p>20.000000000131</text:p>
          </table:table-cell>
          <table:table-cell table:formula="of:=MAX(MIN([.C8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9483" calcext:value-type="float">
            <text:p>-1.59483</text:p>
          </table:table-cell>
          <table:table-cell table:formula="of:=([.A86]-[.A85])/[.$H$3]" office:value-type="float" office:value="1.24000000000013" calcext:value-type="float">
            <text:p>1.24000000000013</text:p>
          </table:table-cell>
          <table:table-cell table:formula="of:=([.B86]-[.B85])/[.$H$3]" office:value-type="float" office:value="20.000000000131" calcext:value-type="float">
            <text:p>20.000000000131</text:p>
          </table:table-cell>
          <table:table-cell table:formula="of:=MAX(MIN([.C8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9358" calcext:value-type="float">
            <text:p>-1.59358</text:p>
          </table:table-cell>
          <table:table-cell table:formula="of:=([.A87]-[.A86])/[.$H$3]" office:value-type="float" office:value="1.24999999999997" calcext:value-type="float">
            <text:p>1.24999999999997</text:p>
          </table:table-cell>
          <table:table-cell table:formula="of:=([.B87]-[.B86])/[.$H$3]" office:value-type="float" office:value="9.99999999984347" calcext:value-type="float">
            <text:p>9.99999999984347</text:p>
          </table:table-cell>
          <table:table-cell table:formula="of:=MAX(MIN([.C8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9231" calcext:value-type="float">
            <text:p>-1.59231</text:p>
          </table:table-cell>
          <table:table-cell table:formula="of:=([.A88]-[.A87])/[.$H$3]" office:value-type="float" office:value="1.2700000000001" calcext:value-type="float">
            <text:p>1.2700000000001</text:p>
          </table:table-cell>
          <table:table-cell table:formula="of:=([.B88]-[.B87])/[.$H$3]" office:value-type="float" office:value="20.000000000131" calcext:value-type="float">
            <text:p>20.000000000131</text:p>
          </table:table-cell>
          <table:table-cell table:formula="of:=MAX(MIN([.C8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9102" calcext:value-type="float">
            <text:p>-1.59102</text:p>
          </table:table-cell>
          <table:table-cell table:formula="of:=([.A89]-[.A88])/[.$H$3]" office:value-type="float" office:value="1.28999999999979" calcext:value-type="float">
            <text:p>1.28999999999979</text:p>
          </table:table-cell>
          <table:table-cell table:formula="of:=([.B89]-[.B88])/[.$H$3]" office:value-type="float" office:value="19.9999999996869" calcext:value-type="float">
            <text:p>19.9999999996869</text:p>
          </table:table-cell>
          <table:table-cell table:formula="of:=MAX(MIN([.C8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8972" calcext:value-type="float">
            <text:p>-1.58972</text:p>
          </table:table-cell>
          <table:table-cell table:formula="of:=([.A90]-[.A89])/[.$H$3]" office:value-type="float" office:value="1.30000000000008" calcext:value-type="float">
            <text:p>1.30000000000008</text:p>
          </table:table-cell>
          <table:table-cell table:formula="of:=([.B90]-[.B89])/[.$H$3]" office:value-type="float" office:value="10.0000000002876" calcext:value-type="float">
            <text:p>10.0000000002876</text:p>
          </table:table-cell>
          <table:table-cell table:formula="of:=MAX(MIN([.C90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5884" calcext:value-type="float">
            <text:p>-1.5884</text:p>
          </table:table-cell>
          <table:table-cell table:formula="of:=([.A91]-[.A90])/[.$H$3]" office:value-type="float" office:value="1.31999999999999" calcext:value-type="float">
            <text:p>1.31999999999999</text:p>
          </table:table-cell>
          <table:table-cell table:formula="of:=([.B91]-[.B90])/[.$H$3]" office:value-type="float" office:value="19.999999999909" calcext:value-type="float">
            <text:p>19.999999999909</text:p>
          </table:table-cell>
          <table:table-cell table:formula="of:=MAX(MIN([.C9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8706" calcext:value-type="float">
            <text:p>-1.58706</text:p>
          </table:table-cell>
          <table:table-cell table:formula="of:=([.A92]-[.A91])/[.$H$3]" office:value-type="float" office:value="1.3399999999999" calcext:value-type="float">
            <text:p>1.3399999999999</text:p>
          </table:table-cell>
          <table:table-cell table:formula="of:=([.B92]-[.B91])/[.$H$3]" office:value-type="float" office:value="19.999999999909" calcext:value-type="float">
            <text:p>19.999999999909</text:p>
          </table:table-cell>
          <table:table-cell table:formula="of:=MAX(MIN([.C9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857" calcext:value-type="float">
            <text:p>-1.5857</text:p>
          </table:table-cell>
          <table:table-cell table:formula="of:=([.A93]-[.A92])/[.$H$3]" office:value-type="float" office:value="1.36000000000003" calcext:value-type="float">
            <text:p>1.36000000000003</text:p>
          </table:table-cell>
          <table:table-cell table:formula="of:=([.B93]-[.B92])/[.$H$3]" office:value-type="float" office:value="20.000000000131" calcext:value-type="float">
            <text:p>20.000000000131</text:p>
          </table:table-cell>
          <table:table-cell table:formula="of:=MAX(MIN([.C9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8432" calcext:value-type="float">
            <text:p>-1.58432</text:p>
          </table:table-cell>
          <table:table-cell table:formula="of:=([.A94]-[.A93])/[.$H$3]" office:value-type="float" office:value="1.38000000000016" calcext:value-type="float">
            <text:p>1.38000000000016</text:p>
          </table:table-cell>
          <table:table-cell table:formula="of:=([.B94]-[.B93])/[.$H$3]" office:value-type="float" office:value="20.000000000131" calcext:value-type="float">
            <text:p>20.000000000131</text:p>
          </table:table-cell>
          <table:table-cell table:formula="of:=MAX(MIN([.C9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8293" calcext:value-type="float">
            <text:p>-1.58293</text:p>
          </table:table-cell>
          <table:table-cell table:formula="of:=([.A95]-[.A94])/[.$H$3]" office:value-type="float" office:value="1.38999999999978" calcext:value-type="float">
            <text:p>1.38999999999978</text:p>
          </table:table-cell>
          <table:table-cell table:formula="of:=([.B95]-[.B94])/[.$H$3]" office:value-type="float" office:value="9.99999999962142" calcext:value-type="float">
            <text:p>9.99999999962142</text:p>
          </table:table-cell>
          <table:table-cell table:formula="of:=MAX(MIN([.C95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-1.58152" calcext:value-type="float">
            <text:p>-1.58152</text:p>
          </table:table-cell>
          <table:table-cell table:formula="of:=([.A96]-[.A95])/[.$H$3]" office:value-type="float" office:value="1.41000000000013" calcext:value-type="float">
            <text:p>1.41000000000013</text:p>
          </table:table-cell>
          <table:table-cell table:formula="of:=([.B96]-[.B95])/[.$H$3]" office:value-type="float" office:value="20.0000000003531" calcext:value-type="float">
            <text:p>20.0000000003531</text:p>
          </table:table-cell>
          <table:table-cell table:formula="of:=MAX(MIN([.C9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8009" calcext:value-type="float">
            <text:p>-1.58009</text:p>
          </table:table-cell>
          <table:table-cell table:formula="of:=([.A97]-[.A96])/[.$H$3]" office:value-type="float" office:value="1.43000000000004" calcext:value-type="float">
            <text:p>1.43000000000004</text:p>
          </table:table-cell>
          <table:table-cell table:formula="of:=([.B97]-[.B96])/[.$H$3]" office:value-type="float" office:value="19.999999999909" calcext:value-type="float">
            <text:p>19.999999999909</text:p>
          </table:table-cell>
          <table:table-cell table:formula="of:=MAX(MIN([.C9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7865" calcext:value-type="float">
            <text:p>-1.57865</text:p>
          </table:table-cell>
          <table:table-cell table:formula="of:=([.A98]-[.A97])/[.$H$3]" office:value-type="float" office:value="1.43999999999989" calcext:value-type="float">
            <text:p>1.43999999999989</text:p>
          </table:table-cell>
          <table:table-cell table:formula="of:=([.B98]-[.B97])/[.$H$3]" office:value-type="float" office:value="9.99999999984347" calcext:value-type="float">
            <text:p>9.99999999984347</text:p>
          </table:table-cell>
          <table:table-cell table:formula="of:=MAX(MIN([.C9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7718" calcext:value-type="float">
            <text:p>-1.57718</text:p>
          </table:table-cell>
          <table:table-cell table:formula="of:=([.A99]-[.A98])/[.$H$3]" office:value-type="float" office:value="1.47000000000008" calcext:value-type="float">
            <text:p>1.47000000000008</text:p>
          </table:table-cell>
          <table:table-cell table:formula="of:=([.B99]-[.B98])/[.$H$3]" office:value-type="float" office:value="30.0000000001965" calcext:value-type="float">
            <text:p>30.0000000001965</text:p>
          </table:table-cell>
          <table:table-cell table:formula="of:=MAX(MIN([.C9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757" calcext:value-type="float">
            <text:p>-1.5757</text:p>
          </table:table-cell>
          <table:table-cell table:formula="of:=([.A100]-[.A99])/[.$H$3]" office:value-type="float" office:value="1.48000000000015" calcext:value-type="float">
            <text:p>1.48000000000015</text:p>
          </table:table-cell>
          <table:table-cell table:formula="of:=([.B100]-[.B99])/[.$H$3]" office:value-type="float" office:value="10.0000000000655" calcext:value-type="float">
            <text:p>10.0000000000655</text:p>
          </table:table-cell>
          <table:table-cell table:formula="of:=MAX(MIN([.C10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7421" calcext:value-type="float">
            <text:p>-1.57421</text:p>
          </table:table-cell>
          <table:table-cell table:formula="of:=([.A101]-[.A100])/[.$H$3]" office:value-type="float" office:value="1.48999999999999" calcext:value-type="float">
            <text:p>1.48999999999999</text:p>
          </table:table-cell>
          <table:table-cell table:formula="of:=([.B101]-[.B100])/[.$H$3]" office:value-type="float" office:value="9.99999999984347" calcext:value-type="float">
            <text:p>9.99999999984347</text:p>
          </table:table-cell>
          <table:table-cell table:formula="of:=MAX(MIN([.C10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7269" calcext:value-type="float">
            <text:p>-1.57269</text:p>
          </table:table-cell>
          <table:table-cell table:formula="of:=([.A102]-[.A101])/[.$H$3]" office:value-type="float" office:value="1.51999999999974" calcext:value-type="float">
            <text:p>1.51999999999974</text:p>
          </table:table-cell>
          <table:table-cell table:formula="of:=([.B102]-[.B101])/[.$H$3]" office:value-type="float" office:value="29.9999999997524" calcext:value-type="float">
            <text:p>29.9999999997524</text:p>
          </table:table-cell>
          <table:table-cell table:formula="of:=MAX(MIN([.C10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7116" calcext:value-type="float">
            <text:p>-1.57116</text:p>
          </table:table-cell>
          <table:table-cell table:formula="of:=([.A103]-[.A102])/[.$H$3]" office:value-type="float" office:value="1.53000000000025" calcext:value-type="float">
            <text:p>1.53000000000025</text:p>
          </table:table-cell>
          <table:table-cell table:formula="of:=([.B103]-[.B102])/[.$H$3]" office:value-type="float" office:value="10.0000000005096" calcext:value-type="float">
            <text:p>10.0000000005096</text:p>
          </table:table-cell>
          <table:table-cell table:formula="of:=MAX(MIN([.C103];16);-16)" office:value-type="float" office:value="10.0000000005096" calcext:value-type="float">
            <text:p>10.0000000005096</text:p>
          </table:table-cell>
          <table:table-cell table:number-columns-repeated="4"/>
        </table:table-row>
        <table:table-row table:style-name="ro1">
          <table:table-cell office:value-type="float" office:value="-1.56961" calcext:value-type="float">
            <text:p>-1.56961</text:p>
          </table:table-cell>
          <table:table-cell table:formula="of:=([.A104]-[.A103])/[.$H$3]" office:value-type="float" office:value="1.54999999999994" calcext:value-type="float">
            <text:p>1.54999999999994</text:p>
          </table:table-cell>
          <table:table-cell table:formula="of:=([.B104]-[.B103])/[.$H$3]" office:value-type="float" office:value="19.9999999996869" calcext:value-type="float">
            <text:p>19.9999999996869</text:p>
          </table:table-cell>
          <table:table-cell table:formula="of:=MAX(MIN([.C10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6804" calcext:value-type="float">
            <text:p>-1.56804</text:p>
          </table:table-cell>
          <table:table-cell table:formula="of:=([.A105]-[.A104])/[.$H$3]" office:value-type="float" office:value="1.56999999999985" calcext:value-type="float">
            <text:p>1.56999999999985</text:p>
          </table:table-cell>
          <table:table-cell table:formula="of:=([.B105]-[.B104])/[.$H$3]" office:value-type="float" office:value="19.999999999909" calcext:value-type="float">
            <text:p>19.999999999909</text:p>
          </table:table-cell>
          <table:table-cell table:formula="of:=MAX(MIN([.C10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6646" calcext:value-type="float">
            <text:p>-1.56646</text:p>
          </table:table-cell>
          <table:table-cell table:formula="of:=([.A106]-[.A105])/[.$H$3]" office:value-type="float" office:value="1.57999999999991" calcext:value-type="float">
            <text:p>1.57999999999991</text:p>
          </table:table-cell>
          <table:table-cell table:formula="of:=([.B106]-[.B105])/[.$H$3]" office:value-type="float" office:value="10.0000000000655" calcext:value-type="float">
            <text:p>10.0000000000655</text:p>
          </table:table-cell>
          <table:table-cell table:formula="of:=MAX(MIN([.C10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486" calcext:value-type="float">
            <text:p>-1.56486</text:p>
          </table:table-cell>
          <table:table-cell table:formula="of:=([.A107]-[.A106])/[.$H$3]" office:value-type="float" office:value="1.60000000000027" calcext:value-type="float">
            <text:p>1.60000000000027</text:p>
          </table:table-cell>
          <table:table-cell table:formula="of:=([.B107]-[.B106])/[.$H$3]" office:value-type="float" office:value="20.0000000003531" calcext:value-type="float">
            <text:p>20.0000000003531</text:p>
          </table:table-cell>
          <table:table-cell table:formula="of:=MAX(MIN([.C10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6324" calcext:value-type="float">
            <text:p>-1.56324</text:p>
          </table:table-cell>
          <table:table-cell table:formula="of:=([.A108]-[.A107])/[.$H$3]" office:value-type="float" office:value="1.61999999999995" calcext:value-type="float">
            <text:p>1.61999999999995</text:p>
          </table:table-cell>
          <table:table-cell table:formula="of:=([.B108]-[.B107])/[.$H$3]" office:value-type="float" office:value="19.9999999996869" calcext:value-type="float">
            <text:p>19.9999999996869</text:p>
          </table:table-cell>
          <table:table-cell table:formula="of:=MAX(MIN([.C10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616" calcext:value-type="float">
            <text:p>-1.5616</text:p>
          </table:table-cell>
          <table:table-cell table:formula="of:=([.A109]-[.A108])/[.$H$3]" office:value-type="float" office:value="1.64000000000009" calcext:value-type="float">
            <text:p>1.64000000000009</text:p>
          </table:table-cell>
          <table:table-cell table:formula="of:=([.B109]-[.B108])/[.$H$3]" office:value-type="float" office:value="20.000000000131" calcext:value-type="float">
            <text:p>20.000000000131</text:p>
          </table:table-cell>
          <table:table-cell table:formula="of:=MAX(MIN([.C10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5994" calcext:value-type="float">
            <text:p>-1.55994</text:p>
          </table:table-cell>
          <table:table-cell table:formula="of:=([.A110]-[.A109])/[.$H$3]" office:value-type="float" office:value="1.65999999999977" calcext:value-type="float">
            <text:p>1.65999999999977</text:p>
          </table:table-cell>
          <table:table-cell table:formula="of:=([.B110]-[.B109])/[.$H$3]" office:value-type="float" office:value="19.9999999996869" calcext:value-type="float">
            <text:p>19.9999999996869</text:p>
          </table:table-cell>
          <table:table-cell table:formula="of:=MAX(MIN([.C11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5827" calcext:value-type="float">
            <text:p>-1.55827</text:p>
          </table:table-cell>
          <table:table-cell table:formula="of:=([.A111]-[.A110])/[.$H$3]" office:value-type="float" office:value="1.67000000000006" calcext:value-type="float">
            <text:p>1.67000000000006</text:p>
          </table:table-cell>
          <table:table-cell table:formula="of:=([.B111]-[.B110])/[.$H$3]" office:value-type="float" office:value="10.0000000002876" calcext:value-type="float">
            <text:p>10.0000000002876</text:p>
          </table:table-cell>
          <table:table-cell table:formula="of:=MAX(MIN([.C111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55658" calcext:value-type="float">
            <text:p>-1.55658</text:p>
          </table:table-cell>
          <table:table-cell table:formula="of:=([.A112]-[.A111])/[.$H$3]" office:value-type="float" office:value="1.68999999999997" calcext:value-type="float">
            <text:p>1.68999999999997</text:p>
          </table:table-cell>
          <table:table-cell table:formula="of:=([.B112]-[.B111])/[.$H$3]" office:value-type="float" office:value="19.999999999909" calcext:value-type="float">
            <text:p>19.999999999909</text:p>
          </table:table-cell>
          <table:table-cell table:formula="of:=MAX(MIN([.C11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5488" calcext:value-type="float">
            <text:p>-1.55488</text:p>
          </table:table-cell>
          <table:table-cell table:formula="of:=([.A113]-[.A112])/[.$H$3]" office:value-type="float" office:value="1.70000000000003" calcext:value-type="float">
            <text:p>1.70000000000003</text:p>
          </table:table-cell>
          <table:table-cell table:formula="of:=([.B113]-[.B112])/[.$H$3]" office:value-type="float" office:value="10.0000000000655" calcext:value-type="float">
            <text:p>10.0000000000655</text:p>
          </table:table-cell>
          <table:table-cell table:formula="of:=MAX(MIN([.C11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5315" calcext:value-type="float">
            <text:p>-1.55315</text:p>
          </table:table-cell>
          <table:table-cell table:formula="of:=([.A114]-[.A113])/[.$H$3]" office:value-type="float" office:value="1.73000000000001" calcext:value-type="float">
            <text:p>1.73000000000001</text:p>
          </table:table-cell>
          <table:table-cell table:formula="of:=([.B114]-[.B113])/[.$H$3]" office:value-type="float" office:value="29.9999999999745" calcext:value-type="float">
            <text:p>29.9999999999745</text:p>
          </table:table-cell>
          <table:table-cell table:formula="of:=MAX(MIN([.C11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5141" calcext:value-type="float">
            <text:p>-1.55141</text:p>
          </table:table-cell>
          <table:table-cell table:formula="of:=([.A115]-[.A114])/[.$H$3]" office:value-type="float" office:value="1.73999999999985" calcext:value-type="float">
            <text:p>1.73999999999985</text:p>
          </table:table-cell>
          <table:table-cell table:formula="of:=([.B115]-[.B114])/[.$H$3]" office:value-type="float" office:value="9.99999999984347" calcext:value-type="float">
            <text:p>9.99999999984347</text:p>
          </table:table-cell>
          <table:table-cell table:formula="of:=MAX(MIN([.C115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4965" calcext:value-type="float">
            <text:p>-1.54965</text:p>
          </table:table-cell>
          <table:table-cell table:formula="of:=([.A116]-[.A115])/[.$H$3]" office:value-type="float" office:value="1.75999999999998" calcext:value-type="float">
            <text:p>1.75999999999998</text:p>
          </table:table-cell>
          <table:table-cell table:formula="of:=([.B116]-[.B115])/[.$H$3]" office:value-type="float" office:value="20.000000000131" calcext:value-type="float">
            <text:p>20.000000000131</text:p>
          </table:table-cell>
          <table:table-cell table:formula="of:=MAX(MIN([.C11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4787" calcext:value-type="float">
            <text:p>-1.54787</text:p>
          </table:table-cell>
          <table:table-cell table:formula="of:=([.A117]-[.A116])/[.$H$3]" office:value-type="float" office:value="1.78000000000011" calcext:value-type="float">
            <text:p>1.78000000000011</text:p>
          </table:table-cell>
          <table:table-cell table:formula="of:=([.B117]-[.B116])/[.$H$3]" office:value-type="float" office:value="20.000000000131" calcext:value-type="float">
            <text:p>20.000000000131</text:p>
          </table:table-cell>
          <table:table-cell table:formula="of:=MAX(MIN([.C11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4608" calcext:value-type="float">
            <text:p>-1.54608</text:p>
          </table:table-cell>
          <table:table-cell table:formula="of:=([.A118]-[.A117])/[.$H$3]" office:value-type="float" office:value="1.79000000000018" calcext:value-type="float">
            <text:p>1.79000000000018</text:p>
          </table:table-cell>
          <table:table-cell table:formula="of:=([.B118]-[.B117])/[.$H$3]" office:value-type="float" office:value="10.0000000000655" calcext:value-type="float">
            <text:p>10.0000000000655</text:p>
          </table:table-cell>
          <table:table-cell table:formula="of:=MAX(MIN([.C11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4427" calcext:value-type="float">
            <text:p>-1.54427</text:p>
          </table:table-cell>
          <table:table-cell table:formula="of:=([.A119]-[.A118])/[.$H$3]" office:value-type="float" office:value="1.80999999999987" calcext:value-type="float">
            <text:p>1.80999999999987</text:p>
          </table:table-cell>
          <table:table-cell table:formula="of:=([.B119]-[.B118])/[.$H$3]" office:value-type="float" office:value="19.9999999996869" calcext:value-type="float">
            <text:p>19.9999999996869</text:p>
          </table:table-cell>
          <table:table-cell table:formula="of:=MAX(MIN([.C11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4244" calcext:value-type="float">
            <text:p>-1.54244</text:p>
          </table:table-cell>
          <table:table-cell table:formula="of:=([.A120]-[.A119])/[.$H$3]" office:value-type="float" office:value="1.83" calcext:value-type="float">
            <text:p>1.83</text:p>
          </table:table-cell>
          <table:table-cell table:formula="of:=([.B120]-[.B119])/[.$H$3]" office:value-type="float" office:value="20.000000000131" calcext:value-type="float">
            <text:p>20.000000000131</text:p>
          </table:table-cell>
          <table:table-cell table:formula="of:=MAX(MIN([.C12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4059" calcext:value-type="float">
            <text:p>-1.54059</text:p>
          </table:table-cell>
          <table:table-cell table:formula="of:=([.A121]-[.A120])/[.$H$3]" office:value-type="float" office:value="1.85000000000013" calcext:value-type="float">
            <text:p>1.85000000000013</text:p>
          </table:table-cell>
          <table:table-cell table:formula="of:=([.B121]-[.B120])/[.$H$3]" office:value-type="float" office:value="20.000000000131" calcext:value-type="float">
            <text:p>20.000000000131</text:p>
          </table:table-cell>
          <table:table-cell table:formula="of:=MAX(MIN([.C12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3873" calcext:value-type="float">
            <text:p>-1.53873</text:p>
          </table:table-cell>
          <table:table-cell table:formula="of:=([.A122]-[.A121])/[.$H$3]" office:value-type="float" office:value="1.85999999999975" calcext:value-type="float">
            <text:p>1.85999999999975</text:p>
          </table:table-cell>
          <table:table-cell table:formula="of:=([.B122]-[.B121])/[.$H$3]" office:value-type="float" office:value="9.99999999962142" calcext:value-type="float">
            <text:p>9.99999999962142</text:p>
          </table:table-cell>
          <table:table-cell table:formula="of:=MAX(MIN([.C122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-1.53685" calcext:value-type="float">
            <text:p>-1.53685</text:p>
          </table:table-cell>
          <table:table-cell table:formula="of:=([.A123]-[.A122])/[.$H$3]" office:value-type="float" office:value="1.8800000000001" calcext:value-type="float">
            <text:p>1.8800000000001</text:p>
          </table:table-cell>
          <table:table-cell table:formula="of:=([.B123]-[.B122])/[.$H$3]" office:value-type="float" office:value="20.0000000003531" calcext:value-type="float">
            <text:p>20.0000000003531</text:p>
          </table:table-cell>
          <table:table-cell table:formula="of:=MAX(MIN([.C12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3495" calcext:value-type="float">
            <text:p>-1.53495</text:p>
          </table:table-cell>
          <table:table-cell table:formula="of:=([.A124]-[.A123])/[.$H$3]" office:value-type="float" office:value="1.90000000000001" calcext:value-type="float">
            <text:p>1.90000000000001</text:p>
          </table:table-cell>
          <table:table-cell table:formula="of:=([.B124]-[.B123])/[.$H$3]" office:value-type="float" office:value="19.999999999909" calcext:value-type="float">
            <text:p>19.999999999909</text:p>
          </table:table-cell>
          <table:table-cell table:formula="of:=MAX(MIN([.C12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3303" calcext:value-type="float">
            <text:p>-1.53303</text:p>
          </table:table-cell>
          <table:table-cell table:formula="of:=([.A125]-[.A124])/[.$H$3]" office:value-type="float" office:value="1.91999999999992" calcext:value-type="float">
            <text:p>1.91999999999992</text:p>
          </table:table-cell>
          <table:table-cell table:formula="of:=([.B125]-[.B124])/[.$H$3]" office:value-type="float" office:value="19.999999999909" calcext:value-type="float">
            <text:p>19.999999999909</text:p>
          </table:table-cell>
          <table:table-cell table:formula="of:=MAX(MIN([.C12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311" calcext:value-type="float">
            <text:p>-1.5311</text:p>
          </table:table-cell>
          <table:table-cell table:formula="of:=([.A126]-[.A125])/[.$H$3]" office:value-type="float" office:value="1.93000000000021" calcext:value-type="float">
            <text:p>1.93000000000021</text:p>
          </table:table-cell>
          <table:table-cell table:formula="of:=([.B126]-[.B125])/[.$H$3]" office:value-type="float" office:value="10.0000000002876" calcext:value-type="float">
            <text:p>10.0000000002876</text:p>
          </table:table-cell>
          <table:table-cell table:formula="of:=MAX(MIN([.C126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-1.52914" calcext:value-type="float">
            <text:p>-1.52914</text:p>
          </table:table-cell>
          <table:table-cell table:formula="of:=([.A127]-[.A126])/[.$H$3]" office:value-type="float" office:value="1.95999999999996" calcext:value-type="float">
            <text:p>1.95999999999996</text:p>
          </table:table-cell>
          <table:table-cell table:formula="of:=([.B127]-[.B126])/[.$H$3]" office:value-type="float" office:value="29.9999999997524" calcext:value-type="float">
            <text:p>29.9999999997524</text:p>
          </table:table-cell>
          <table:table-cell table:formula="of:=MAX(MIN([.C12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2718" calcext:value-type="float">
            <text:p>-1.52718</text:p>
          </table:table-cell>
          <table:table-cell table:formula="of:=([.A128]-[.A127])/[.$H$3]" office:value-type="float" office:value="1.95999999999996" calcext:value-type="float">
            <text:p>1.95999999999996</text:p>
          </table:table-cell>
          <table:table-cell table:formula="of:=([.B128]-[.B127])/[.$H$3]" office:value-type="float" office:value="0" calcext:value-type="float">
            <text:p>0</text:p>
          </table:table-cell>
          <table:table-cell table:formula="of:=MAX(MIN([.C12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2519" calcext:value-type="float">
            <text:p>-1.52519</text:p>
          </table:table-cell>
          <table:table-cell table:formula="of:=([.A129]-[.A128])/[.$H$3]" office:value-type="float" office:value="1.98999999999994" calcext:value-type="float">
            <text:p>1.98999999999994</text:p>
          </table:table-cell>
          <table:table-cell table:formula="of:=([.B129]-[.B128])/[.$H$3]" office:value-type="float" office:value="29.9999999999745" calcext:value-type="float">
            <text:p>29.9999999999745</text:p>
          </table:table-cell>
          <table:table-cell table:formula="of:=MAX(MIN([.C12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2319" calcext:value-type="float">
            <text:p>-1.52319</text:p>
          </table:table-cell>
          <table:table-cell table:formula="of:=([.A130]-[.A129])/[.$H$3]" office:value-type="float" office:value="2" calcext:value-type="float">
            <text:p>2</text:p>
          </table:table-cell>
          <table:table-cell table:formula="of:=([.B130]-[.B129])/[.$H$3]" office:value-type="float" office:value="10.0000000000655" calcext:value-type="float">
            <text:p>10.0000000000655</text:p>
          </table:table-cell>
          <table:table-cell table:formula="of:=MAX(MIN([.C13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2116" calcext:value-type="float">
            <text:p>-1.52116</text:p>
          </table:table-cell>
          <table:table-cell table:formula="of:=([.A131]-[.A130])/[.$H$3]" office:value-type="float" office:value="2.02999999999998" calcext:value-type="float">
            <text:p>2.02999999999998</text:p>
          </table:table-cell>
          <table:table-cell table:formula="of:=([.B131]-[.B130])/[.$H$3]" office:value-type="float" office:value="29.9999999999745" calcext:value-type="float">
            <text:p>29.9999999999745</text:p>
          </table:table-cell>
          <table:table-cell table:formula="of:=MAX(MIN([.C13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1913" calcext:value-type="float">
            <text:p>-1.51913</text:p>
          </table:table-cell>
          <table:table-cell table:formula="of:=([.A132]-[.A131])/[.$H$3]" office:value-type="float" office:value="2.02999999999998" calcext:value-type="float">
            <text:p>2.02999999999998</text:p>
          </table:table-cell>
          <table:table-cell table:formula="of:=([.B132]-[.B131])/[.$H$3]" office:value-type="float" office:value="0" calcext:value-type="float">
            <text:p>0</text:p>
          </table:table-cell>
          <table:table-cell table:formula="of:=MAX(MIN([.C13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1707" calcext:value-type="float">
            <text:p>-1.51707</text:p>
          </table:table-cell>
          <table:table-cell table:formula="of:=([.A133]-[.A132])/[.$H$3]" office:value-type="float" office:value="2.06000000000017" calcext:value-type="float">
            <text:p>2.06000000000017</text:p>
          </table:table-cell>
          <table:table-cell table:formula="of:=([.B133]-[.B132])/[.$H$3]" office:value-type="float" office:value="30.0000000001965" calcext:value-type="float">
            <text:p>30.0000000001965</text:p>
          </table:table-cell>
          <table:table-cell table:formula="of:=MAX(MIN([.C13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15" calcext:value-type="float">
            <text:p>-1.515</text:p>
          </table:table-cell>
          <table:table-cell table:formula="of:=([.A134]-[.A133])/[.$H$3]" office:value-type="float" office:value="2.06999999999979" calcext:value-type="float">
            <text:p>2.06999999999979</text:p>
          </table:table-cell>
          <table:table-cell table:formula="of:=([.B134]-[.B133])/[.$H$3]" office:value-type="float" office:value="9.99999999962142" calcext:value-type="float">
            <text:p>9.99999999962142</text:p>
          </table:table-cell>
          <table:table-cell table:formula="of:=MAX(MIN([.C134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-1.5129" calcext:value-type="float">
            <text:p>-1.5129</text:p>
          </table:table-cell>
          <table:table-cell table:formula="of:=([.A135]-[.A134])/[.$H$3]" office:value-type="float" office:value="2.09999999999999" calcext:value-type="float">
            <text:p>2.09999999999999</text:p>
          </table:table-cell>
          <table:table-cell table:formula="of:=([.B135]-[.B134])/[.$H$3]" office:value-type="float" office:value="30.0000000001965" calcext:value-type="float">
            <text:p>30.0000000001965</text:p>
          </table:table-cell>
          <table:table-cell table:formula="of:=MAX(MIN([.C13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108" calcext:value-type="float">
            <text:p>-1.5108</text:p>
          </table:table-cell>
          <table:table-cell table:formula="of:=([.A136]-[.A135])/[.$H$3]" office:value-type="float" office:value="2.09999999999999" calcext:value-type="float">
            <text:p>2.09999999999999</text:p>
          </table:table-cell>
          <table:table-cell table:formula="of:=([.B136]-[.B135])/[.$H$3]" office:value-type="float" office:value="0" calcext:value-type="float">
            <text:p>0</text:p>
          </table:table-cell>
          <table:table-cell table:formula="of:=MAX(MIN([.C13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0867" calcext:value-type="float">
            <text:p>-1.50867</text:p>
          </table:table-cell>
          <table:table-cell table:formula="of:=([.A137]-[.A136])/[.$H$3]" office:value-type="float" office:value="2.13000000000019" calcext:value-type="float">
            <text:p>2.13000000000019</text:p>
          </table:table-cell>
          <table:table-cell table:formula="of:=([.B137]-[.B136])/[.$H$3]" office:value-type="float" office:value="30.0000000001965" calcext:value-type="float">
            <text:p>30.0000000001965</text:p>
          </table:table-cell>
          <table:table-cell table:formula="of:=MAX(MIN([.C13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0653" calcext:value-type="float">
            <text:p>-1.50653</text:p>
          </table:table-cell>
          <table:table-cell table:formula="of:=([.A138]-[.A137])/[.$H$3]" office:value-type="float" office:value="2.13999999999981" calcext:value-type="float">
            <text:p>2.13999999999981</text:p>
          </table:table-cell>
          <table:table-cell table:formula="of:=([.B138]-[.B137])/[.$H$3]" office:value-type="float" office:value="9.99999999962142" calcext:value-type="float">
            <text:p>9.99999999962142</text:p>
          </table:table-cell>
          <table:table-cell table:formula="of:=MAX(MIN([.C138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-1.50437" calcext:value-type="float">
            <text:p>-1.50437</text:p>
          </table:table-cell>
          <table:table-cell table:formula="of:=([.A139]-[.A138])/[.$H$3]" office:value-type="float" office:value="2.15999999999994" calcext:value-type="float">
            <text:p>2.15999999999994</text:p>
          </table:table-cell>
          <table:table-cell table:formula="of:=([.B139]-[.B138])/[.$H$3]" office:value-type="float" office:value="20.000000000131" calcext:value-type="float">
            <text:p>20.000000000131</text:p>
          </table:table-cell>
          <table:table-cell table:formula="of:=MAX(MIN([.C13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50219" calcext:value-type="float">
            <text:p>-1.50219</text:p>
          </table:table-cell>
          <table:table-cell table:formula="of:=([.A140]-[.A139])/[.$H$3]" office:value-type="float" office:value="2.18000000000007" calcext:value-type="float">
            <text:p>2.18000000000007</text:p>
          </table:table-cell>
          <table:table-cell table:formula="of:=([.B140]-[.B139])/[.$H$3]" office:value-type="float" office:value="20.000000000131" calcext:value-type="float">
            <text:p>20.000000000131</text:p>
          </table:table-cell>
          <table:table-cell table:formula="of:=MAX(MIN([.C14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9999" calcext:value-type="float">
            <text:p>-1.49999</text:p>
          </table:table-cell>
          <table:table-cell table:formula="of:=([.A141]-[.A140])/[.$H$3]" office:value-type="float" office:value="2.2000000000002" calcext:value-type="float">
            <text:p>2.2000000000002</text:p>
          </table:table-cell>
          <table:table-cell table:formula="of:=([.B141]-[.B140])/[.$H$3]" office:value-type="float" office:value="20.000000000131" calcext:value-type="float">
            <text:p>20.000000000131</text:p>
          </table:table-cell>
          <table:table-cell table:formula="of:=MAX(MIN([.C14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9778" calcext:value-type="float">
            <text:p>-1.49778</text:p>
          </table:table-cell>
          <table:table-cell table:formula="of:=([.A142]-[.A141])/[.$H$3]" office:value-type="float" office:value="2.20999999999982" calcext:value-type="float">
            <text:p>2.20999999999982</text:p>
          </table:table-cell>
          <table:table-cell table:formula="of:=([.B142]-[.B141])/[.$H$3]" office:value-type="float" office:value="9.99999999962142" calcext:value-type="float">
            <text:p>9.99999999962142</text:p>
          </table:table-cell>
          <table:table-cell table:formula="of:=MAX(MIN([.C142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-1.49555" calcext:value-type="float">
            <text:p>-1.49555</text:p>
          </table:table-cell>
          <table:table-cell table:formula="of:=([.A143]-[.A142])/[.$H$3]" office:value-type="float" office:value="2.22999999999995" calcext:value-type="float">
            <text:p>2.22999999999995</text:p>
          </table:table-cell>
          <table:table-cell table:formula="of:=([.B143]-[.B142])/[.$H$3]" office:value-type="float" office:value="20.000000000131" calcext:value-type="float">
            <text:p>20.000000000131</text:p>
          </table:table-cell>
          <table:table-cell table:formula="of:=MAX(MIN([.C14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933" calcext:value-type="float">
            <text:p>-1.4933</text:p>
          </table:table-cell>
          <table:table-cell table:formula="of:=([.A144]-[.A143])/[.$H$3]" office:value-type="float" office:value="2.25000000000009" calcext:value-type="float">
            <text:p>2.25000000000009</text:p>
          </table:table-cell>
          <table:table-cell table:formula="of:=([.B144]-[.B143])/[.$H$3]" office:value-type="float" office:value="20.000000000131" calcext:value-type="float">
            <text:p>20.000000000131</text:p>
          </table:table-cell>
          <table:table-cell table:formula="of:=MAX(MIN([.C14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9104" calcext:value-type="float">
            <text:p>-1.49104</text:p>
          </table:table-cell>
          <table:table-cell table:formula="of:=([.A145]-[.A144])/[.$H$3]" office:value-type="float" office:value="2.26000000000015" calcext:value-type="float">
            <text:p>2.26000000000015</text:p>
          </table:table-cell>
          <table:table-cell table:formula="of:=([.B145]-[.B144])/[.$H$3]" office:value-type="float" office:value="10.0000000000655" calcext:value-type="float">
            <text:p>10.0000000000655</text:p>
          </table:table-cell>
          <table:table-cell table:formula="of:=MAX(MIN([.C14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48875" calcext:value-type="float">
            <text:p>-1.48875</text:p>
          </table:table-cell>
          <table:table-cell table:formula="of:=([.A146]-[.A145])/[.$H$3]" office:value-type="float" office:value="2.2899999999999" calcext:value-type="float">
            <text:p>2.2899999999999</text:p>
          </table:table-cell>
          <table:table-cell table:formula="of:=([.B146]-[.B145])/[.$H$3]" office:value-type="float" office:value="29.9999999997524" calcext:value-type="float">
            <text:p>29.9999999997524</text:p>
          </table:table-cell>
          <table:table-cell table:formula="of:=MAX(MIN([.C14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8645" calcext:value-type="float">
            <text:p>-1.48645</text:p>
          </table:table-cell>
          <table:table-cell table:formula="of:=([.A147]-[.A146])/[.$H$3]" office:value-type="float" office:value="2.29999999999997" calcext:value-type="float">
            <text:p>2.29999999999997</text:p>
          </table:table-cell>
          <table:table-cell table:formula="of:=([.B147]-[.B146])/[.$H$3]" office:value-type="float" office:value="10.0000000000655" calcext:value-type="float">
            <text:p>10.0000000000655</text:p>
          </table:table-cell>
          <table:table-cell table:formula="of:=MAX(MIN([.C14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48413" calcext:value-type="float">
            <text:p>-1.48413</text:p>
          </table:table-cell>
          <table:table-cell table:formula="of:=([.A148]-[.A147])/[.$H$3]" office:value-type="float" office:value="2.3200000000001" calcext:value-type="float">
            <text:p>2.3200000000001</text:p>
          </table:table-cell>
          <table:table-cell table:formula="of:=([.B148]-[.B147])/[.$H$3]" office:value-type="float" office:value="20.000000000131" calcext:value-type="float">
            <text:p>20.000000000131</text:p>
          </table:table-cell>
          <table:table-cell table:formula="of:=MAX(MIN([.C14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818" calcext:value-type="float">
            <text:p>-1.4818</text:p>
          </table:table-cell>
          <table:table-cell table:formula="of:=([.A149]-[.A148])/[.$H$3]" office:value-type="float" office:value="2.32999999999994" calcext:value-type="float">
            <text:p>2.32999999999994</text:p>
          </table:table-cell>
          <table:table-cell table:formula="of:=([.B149]-[.B148])/[.$H$3]" office:value-type="float" office:value="9.99999999984347" calcext:value-type="float">
            <text:p>9.99999999984347</text:p>
          </table:table-cell>
          <table:table-cell table:formula="of:=MAX(MIN([.C149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47945" calcext:value-type="float">
            <text:p>-1.47945</text:p>
          </table:table-cell>
          <table:table-cell table:formula="of:=([.A150]-[.A149])/[.$H$3]" office:value-type="float" office:value="2.35000000000007" calcext:value-type="float">
            <text:p>2.35000000000007</text:p>
          </table:table-cell>
          <table:table-cell table:formula="of:=([.B150]-[.B149])/[.$H$3]" office:value-type="float" office:value="20.000000000131" calcext:value-type="float">
            <text:p>20.000000000131</text:p>
          </table:table-cell>
          <table:table-cell table:formula="of:=MAX(MIN([.C15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7708" calcext:value-type="float">
            <text:p>-1.47708</text:p>
          </table:table-cell>
          <table:table-cell table:formula="of:=([.A151]-[.A150])/[.$H$3]" office:value-type="float" office:value="2.36999999999998" calcext:value-type="float">
            <text:p>2.36999999999998</text:p>
          </table:table-cell>
          <table:table-cell table:formula="of:=([.B151]-[.B150])/[.$H$3]" office:value-type="float" office:value="19.999999999909" calcext:value-type="float">
            <text:p>19.999999999909</text:p>
          </table:table-cell>
          <table:table-cell table:formula="of:=MAX(MIN([.C15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7469" calcext:value-type="float">
            <text:p>-1.47469</text:p>
          </table:table-cell>
          <table:table-cell table:formula="of:=([.A152]-[.A151])/[.$H$3]" office:value-type="float" office:value="2.38999999999989" calcext:value-type="float">
            <text:p>2.38999999999989</text:p>
          </table:table-cell>
          <table:table-cell table:formula="of:=([.B152]-[.B151])/[.$H$3]" office:value-type="float" office:value="19.999999999909" calcext:value-type="float">
            <text:p>19.999999999909</text:p>
          </table:table-cell>
          <table:table-cell table:formula="of:=MAX(MIN([.C15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7228" calcext:value-type="float">
            <text:p>-1.47228</text:p>
          </table:table-cell>
          <table:table-cell table:formula="of:=([.A153]-[.A152])/[.$H$3]" office:value-type="float" office:value="2.41000000000002" calcext:value-type="float">
            <text:p>2.41000000000002</text:p>
          </table:table-cell>
          <table:table-cell table:formula="of:=([.B153]-[.B152])/[.$H$3]" office:value-type="float" office:value="20.000000000131" calcext:value-type="float">
            <text:p>20.000000000131</text:p>
          </table:table-cell>
          <table:table-cell table:formula="of:=MAX(MIN([.C15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6986" calcext:value-type="float">
            <text:p>-1.46986</text:p>
          </table:table-cell>
          <table:table-cell table:formula="of:=([.A154]-[.A153])/[.$H$3]" office:value-type="float" office:value="2.41999999999987" calcext:value-type="float">
            <text:p>2.41999999999987</text:p>
          </table:table-cell>
          <table:table-cell table:formula="of:=([.B154]-[.B153])/[.$H$3]" office:value-type="float" office:value="9.99999999984347" calcext:value-type="float">
            <text:p>9.99999999984347</text:p>
          </table:table-cell>
          <table:table-cell table:formula="of:=MAX(MIN([.C154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46742" calcext:value-type="float">
            <text:p>-1.46742</text:p>
          </table:table-cell>
          <table:table-cell table:formula="of:=([.A155]-[.A154])/[.$H$3]" office:value-type="float" office:value="2.44" calcext:value-type="float">
            <text:p>2.44</text:p>
          </table:table-cell>
          <table:table-cell table:formula="of:=([.B155]-[.B154])/[.$H$3]" office:value-type="float" office:value="20.000000000131" calcext:value-type="float">
            <text:p>20.000000000131</text:p>
          </table:table-cell>
          <table:table-cell table:formula="of:=MAX(MIN([.C15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6496" calcext:value-type="float">
            <text:p>-1.46496</text:p>
          </table:table-cell>
          <table:table-cell table:formula="of:=([.A156]-[.A155])/[.$H$3]" office:value-type="float" office:value="2.46000000000013" calcext:value-type="float">
            <text:p>2.46000000000013</text:p>
          </table:table-cell>
          <table:table-cell table:formula="of:=([.B156]-[.B155])/[.$H$3]" office:value-type="float" office:value="20.000000000131" calcext:value-type="float">
            <text:p>20.000000000131</text:p>
          </table:table-cell>
          <table:table-cell table:formula="of:=MAX(MIN([.C15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6249" calcext:value-type="float">
            <text:p>-1.46249</text:p>
          </table:table-cell>
          <table:table-cell table:formula="of:=([.A157]-[.A156])/[.$H$3]" office:value-type="float" office:value="2.46999999999997" calcext:value-type="float">
            <text:p>2.46999999999997</text:p>
          </table:table-cell>
          <table:table-cell table:formula="of:=([.B157]-[.B156])/[.$H$3]" office:value-type="float" office:value="9.99999999984347" calcext:value-type="float">
            <text:p>9.99999999984347</text:p>
          </table:table-cell>
          <table:table-cell table:formula="of:=MAX(MIN([.C15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46" calcext:value-type="float">
            <text:p>-1.46</text:p>
          </table:table-cell>
          <table:table-cell table:formula="of:=([.A158]-[.A157])/[.$H$3]" office:value-type="float" office:value="2.4900000000001" calcext:value-type="float">
            <text:p>2.4900000000001</text:p>
          </table:table-cell>
          <table:table-cell table:formula="of:=([.B158]-[.B157])/[.$H$3]" office:value-type="float" office:value="20.000000000131" calcext:value-type="float">
            <text:p>20.000000000131</text:p>
          </table:table-cell>
          <table:table-cell table:formula="of:=MAX(MIN([.C15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5749" calcext:value-type="float">
            <text:p>-1.45749</text:p>
          </table:table-cell>
          <table:table-cell table:formula="of:=([.A159]-[.A158])/[.$H$3]" office:value-type="float" office:value="2.51000000000001" calcext:value-type="float">
            <text:p>2.51000000000001</text:p>
          </table:table-cell>
          <table:table-cell table:formula="of:=([.B159]-[.B158])/[.$H$3]" office:value-type="float" office:value="19.999999999909" calcext:value-type="float">
            <text:p>19.999999999909</text:p>
          </table:table-cell>
          <table:table-cell table:formula="of:=MAX(MIN([.C159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5496" calcext:value-type="float">
            <text:p>-1.45496</text:p>
          </table:table-cell>
          <table:table-cell table:formula="of:=([.A160]-[.A159])/[.$H$3]" office:value-type="float" office:value="2.52999999999992" calcext:value-type="float">
            <text:p>2.52999999999992</text:p>
          </table:table-cell>
          <table:table-cell table:formula="of:=([.B160]-[.B159])/[.$H$3]" office:value-type="float" office:value="19.999999999909" calcext:value-type="float">
            <text:p>19.999999999909</text:p>
          </table:table-cell>
          <table:table-cell table:formula="of:=MAX(MIN([.C16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5242" calcext:value-type="float">
            <text:p>-1.45242</text:p>
          </table:table-cell>
          <table:table-cell table:formula="of:=([.A161]-[.A160])/[.$H$3]" office:value-type="float" office:value="2.53999999999999" calcext:value-type="float">
            <text:p>2.53999999999999</text:p>
          </table:table-cell>
          <table:table-cell table:formula="of:=([.B161]-[.B160])/[.$H$3]" office:value-type="float" office:value="10.0000000000655" calcext:value-type="float">
            <text:p>10.0000000000655</text:p>
          </table:table-cell>
          <table:table-cell table:formula="of:=MAX(MIN([.C16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44985" calcext:value-type="float">
            <text:p>-1.44985</text:p>
          </table:table-cell>
          <table:table-cell table:formula="of:=([.A162]-[.A161])/[.$H$3]" office:value-type="float" office:value="2.56999999999996" calcext:value-type="float">
            <text:p>2.56999999999996</text:p>
          </table:table-cell>
          <table:table-cell table:formula="of:=([.B162]-[.B161])/[.$H$3]" office:value-type="float" office:value="29.9999999999745" calcext:value-type="float">
            <text:p>29.9999999999745</text:p>
          </table:table-cell>
          <table:table-cell table:formula="of:=MAX(MIN([.C16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1.44727" calcext:value-type="float">
            <text:p>-1.44727</text:p>
          </table:table-cell>
          <table:table-cell table:formula="of:=([.A163]-[.A162])/[.$H$3]" office:value-type="float" office:value="2.58000000000003" calcext:value-type="float">
            <text:p>2.58000000000003</text:p>
          </table:table-cell>
          <table:table-cell table:formula="of:=([.B163]-[.B162])/[.$H$3]" office:value-type="float" office:value="10.0000000000655" calcext:value-type="float">
            <text:p>10.0000000000655</text:p>
          </table:table-cell>
          <table:table-cell table:formula="of:=MAX(MIN([.C16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44469" calcext:value-type="float">
            <text:p>-1.44469</text:p>
          </table:table-cell>
          <table:table-cell table:formula="of:=([.A164]-[.A163])/[.$H$3]" office:value-type="float" office:value="2.58000000000003" calcext:value-type="float">
            <text:p>2.58000000000003</text:p>
          </table:table-cell>
          <table:table-cell table:formula="of:=([.B164]-[.B163])/[.$H$3]" office:value-type="float" office:value="0" calcext:value-type="float">
            <text:p>0</text:p>
          </table:table-cell>
          <table:table-cell table:formula="of:=MAX(MIN([.C16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4421" calcext:value-type="float">
            <text:p>-1.4421</text:p>
          </table:table-cell>
          <table:table-cell table:formula="of:=([.A165]-[.A164])/[.$H$3]" office:value-type="float" office:value="2.59000000000009" calcext:value-type="float">
            <text:p>2.59000000000009</text:p>
          </table:table-cell>
          <table:table-cell table:formula="of:=([.B165]-[.B164])/[.$H$3]" office:value-type="float" office:value="10.0000000000655" calcext:value-type="float">
            <text:p>10.0000000000655</text:p>
          </table:table-cell>
          <table:table-cell table:formula="of:=MAX(MIN([.C16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43951" calcext:value-type="float">
            <text:p>-1.43951</text:p>
          </table:table-cell>
          <table:table-cell table:formula="of:=([.A166]-[.A165])/[.$H$3]" office:value-type="float" office:value="2.58999999999987" calcext:value-type="float">
            <text:p>2.58999999999987</text:p>
          </table:table-cell>
          <table:table-cell table:formula="of:=([.B166]-[.B165])/[.$H$3]" office:value-type="float" office:value="-0.000000000222044604925031" calcext:value-type="float">
            <text:p>-2.22044604925031E-10</text:p>
          </table:table-cell>
          <table:table-cell table:formula="of:=MAX(MIN([.C16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43692" calcext:value-type="float">
            <text:p>-1.43692</text:p>
          </table:table-cell>
          <table:table-cell table:formula="of:=([.A167]-[.A166])/[.$H$3]" office:value-type="float" office:value="2.59000000000009" calcext:value-type="float">
            <text:p>2.59000000000009</text:p>
          </table:table-cell>
          <table:table-cell table:formula="of:=([.B167]-[.B166])/[.$H$3]" office:value-type="float" office:value="0.000000000222044604925031" calcext:value-type="float">
            <text:p>2.22044604925031E-10</text:p>
          </table:table-cell>
          <table:table-cell table:formula="of:=MAX(MIN([.C167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43433" calcext:value-type="float">
            <text:p>-1.43433</text:p>
          </table:table-cell>
          <table:table-cell table:formula="of:=([.A168]-[.A167])/[.$H$3]" office:value-type="float" office:value="2.58999999999987" calcext:value-type="float">
            <text:p>2.58999999999987</text:p>
          </table:table-cell>
          <table:table-cell table:formula="of:=([.B168]-[.B167])/[.$H$3]" office:value-type="float" office:value="-0.000000000222044604925031" calcext:value-type="float">
            <text:p>-2.22044604925031E-10</text:p>
          </table:table-cell>
          <table:table-cell table:formula="of:=MAX(MIN([.C16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43174" calcext:value-type="float">
            <text:p>-1.43174</text:p>
          </table:table-cell>
          <table:table-cell table:formula="of:=([.A169]-[.A168])/[.$H$3]" office:value-type="float" office:value="2.59000000000009" calcext:value-type="float">
            <text:p>2.59000000000009</text:p>
          </table:table-cell>
          <table:table-cell table:formula="of:=([.B169]-[.B168])/[.$H$3]" office:value-type="float" office:value="0.000000000222044604925031" calcext:value-type="float">
            <text:p>2.22044604925031E-10</text:p>
          </table:table-cell>
          <table:table-cell table:formula="of:=MAX(MIN([.C16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42915" calcext:value-type="float">
            <text:p>-1.42915</text:p>
          </table:table-cell>
          <table:table-cell table:formula="of:=([.A170]-[.A169])/[.$H$3]" office:value-type="float" office:value="2.59000000000009" calcext:value-type="float">
            <text:p>2.59000000000009</text:p>
          </table:table-cell>
          <table:table-cell table:formula="of:=([.B170]-[.B169])/[.$H$3]" office:value-type="float" office:value="0" calcext:value-type="float">
            <text:p>0</text:p>
          </table:table-cell>
          <table:table-cell table:formula="of:=MAX(MIN([.C17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42656" calcext:value-type="float">
            <text:p>-1.42656</text:p>
          </table:table-cell>
          <table:table-cell table:formula="of:=([.A171]-[.A170])/[.$H$3]" office:value-type="float" office:value="2.58999999999987" calcext:value-type="float">
            <text:p>2.58999999999987</text:p>
          </table:table-cell>
          <table:table-cell table:formula="of:=([.B171]-[.B170])/[.$H$3]" office:value-type="float" office:value="-0.000000000222044604925031" calcext:value-type="float">
            <text:p>-2.22044604925031E-10</text:p>
          </table:table-cell>
          <table:table-cell table:formula="of:=MAX(MIN([.C17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42397" calcext:value-type="float">
            <text:p>-1.42397</text:p>
          </table:table-cell>
          <table:table-cell table:formula="of:=([.A172]-[.A171])/[.$H$3]" office:value-type="float" office:value="2.59000000000009" calcext:value-type="float">
            <text:p>2.59000000000009</text:p>
          </table:table-cell>
          <table:table-cell table:formula="of:=([.B172]-[.B171])/[.$H$3]" office:value-type="float" office:value="0.000000000222044604925031" calcext:value-type="float">
            <text:p>2.22044604925031E-10</text:p>
          </table:table-cell>
          <table:table-cell table:formula="of:=MAX(MIN([.C172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42138" calcext:value-type="float">
            <text:p>-1.42138</text:p>
          </table:table-cell>
          <table:table-cell table:formula="of:=([.A173]-[.A172])/[.$H$3]" office:value-type="float" office:value="2.58999999999987" calcext:value-type="float">
            <text:p>2.58999999999987</text:p>
          </table:table-cell>
          <table:table-cell table:formula="of:=([.B173]-[.B172])/[.$H$3]" office:value-type="float" office:value="-0.000000000222044604925031" calcext:value-type="float">
            <text:p>-2.22044604925031E-10</text:p>
          </table:table-cell>
          <table:table-cell table:formula="of:=MAX(MIN([.C173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41879" calcext:value-type="float">
            <text:p>-1.41879</text:p>
          </table:table-cell>
          <table:table-cell table:formula="of:=([.A174]-[.A173])/[.$H$3]" office:value-type="float" office:value="2.59000000000009" calcext:value-type="float">
            <text:p>2.59000000000009</text:p>
          </table:table-cell>
          <table:table-cell table:formula="of:=([.B174]-[.B173])/[.$H$3]" office:value-type="float" office:value="0.000000000222044604925031" calcext:value-type="float">
            <text:p>2.22044604925031E-10</text:p>
          </table:table-cell>
          <table:table-cell table:formula="of:=MAX(MIN([.C17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4162" calcext:value-type="float">
            <text:p>-1.4162</text:p>
          </table:table-cell>
          <table:table-cell table:formula="of:=([.A175]-[.A174])/[.$H$3]" office:value-type="float" office:value="2.59000000000009" calcext:value-type="float">
            <text:p>2.59000000000009</text:p>
          </table:table-cell>
          <table:table-cell table:formula="of:=([.B175]-[.B174])/[.$H$3]" office:value-type="float" office:value="0" calcext:value-type="float">
            <text:p>0</text:p>
          </table:table-cell>
          <table:table-cell table:formula="of:=MAX(MIN([.C17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41361" calcext:value-type="float">
            <text:p>-1.41361</text:p>
          </table:table-cell>
          <table:table-cell table:formula="of:=([.A176]-[.A175])/[.$H$3]" office:value-type="float" office:value="2.58999999999987" calcext:value-type="float">
            <text:p>2.58999999999987</text:p>
          </table:table-cell>
          <table:table-cell table:formula="of:=([.B176]-[.B175])/[.$H$3]" office:value-type="float" office:value="-0.000000000222044604925031" calcext:value-type="float">
            <text:p>-2.22044604925031E-10</text:p>
          </table:table-cell>
          <table:table-cell table:formula="of:=MAX(MIN([.C17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41103" calcext:value-type="float">
            <text:p>-1.41103</text:p>
          </table:table-cell>
          <table:table-cell table:formula="of:=([.A177]-[.A176])/[.$H$3]" office:value-type="float" office:value="2.58000000000003" calcext:value-type="float">
            <text:p>2.58000000000003</text:p>
          </table:table-cell>
          <table:table-cell table:formula="of:=([.B177]-[.B176])/[.$H$3]" office:value-type="float" office:value="-9.99999999984347" calcext:value-type="float">
            <text:p>-9.99999999984347</text:p>
          </table:table-cell>
          <table:table-cell table:formula="of:=MAX(MIN([.C177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40844" calcext:value-type="float">
            <text:p>-1.40844</text:p>
          </table:table-cell>
          <table:table-cell table:formula="of:=([.A178]-[.A177])/[.$H$3]" office:value-type="float" office:value="2.58999999999987" calcext:value-type="float">
            <text:p>2.58999999999987</text:p>
          </table:table-cell>
          <table:table-cell table:formula="of:=([.B178]-[.B177])/[.$H$3]" office:value-type="float" office:value="9.99999999984347" calcext:value-type="float">
            <text:p>9.99999999984347</text:p>
          </table:table-cell>
          <table:table-cell table:formula="of:=MAX(MIN([.C17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40585" calcext:value-type="float">
            <text:p>-1.40585</text:p>
          </table:table-cell>
          <table:table-cell table:formula="of:=([.A179]-[.A178])/[.$H$3]" office:value-type="float" office:value="2.59000000000009" calcext:value-type="float">
            <text:p>2.59000000000009</text:p>
          </table:table-cell>
          <table:table-cell table:formula="of:=([.B179]-[.B178])/[.$H$3]" office:value-type="float" office:value="0.000000000222044604925031" calcext:value-type="float">
            <text:p>2.22044604925031E-10</text:p>
          </table:table-cell>
          <table:table-cell table:formula="of:=MAX(MIN([.C17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40326" calcext:value-type="float">
            <text:p>-1.40326</text:p>
          </table:table-cell>
          <table:table-cell table:formula="of:=([.A180]-[.A179])/[.$H$3]" office:value-type="float" office:value="2.59000000000009" calcext:value-type="float">
            <text:p>2.59000000000009</text:p>
          </table:table-cell>
          <table:table-cell table:formula="of:=([.B180]-[.B179])/[.$H$3]" office:value-type="float" office:value="0" calcext:value-type="float">
            <text:p>0</text:p>
          </table:table-cell>
          <table:table-cell table:formula="of:=MAX(MIN([.C18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40067" calcext:value-type="float">
            <text:p>-1.40067</text:p>
          </table:table-cell>
          <table:table-cell table:formula="of:=([.A181]-[.A180])/[.$H$3]" office:value-type="float" office:value="2.58999999999987" calcext:value-type="float">
            <text:p>2.58999999999987</text:p>
          </table:table-cell>
          <table:table-cell table:formula="of:=([.B181]-[.B180])/[.$H$3]" office:value-type="float" office:value="-0.000000000222044604925031" calcext:value-type="float">
            <text:p>-2.22044604925031E-10</text:p>
          </table:table-cell>
          <table:table-cell table:formula="of:=MAX(MIN([.C18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9808" calcext:value-type="float">
            <text:p>-1.39808</text:p>
          </table:table-cell>
          <table:table-cell table:formula="of:=([.A182]-[.A181])/[.$H$3]" office:value-type="float" office:value="2.59000000000009" calcext:value-type="float">
            <text:p>2.59000000000009</text:p>
          </table:table-cell>
          <table:table-cell table:formula="of:=([.B182]-[.B181])/[.$H$3]" office:value-type="float" office:value="0.000000000222044604925031" calcext:value-type="float">
            <text:p>2.22044604925031E-10</text:p>
          </table:table-cell>
          <table:table-cell table:formula="of:=MAX(MIN([.C182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9549" calcext:value-type="float">
            <text:p>-1.39549</text:p>
          </table:table-cell>
          <table:table-cell table:formula="of:=([.A183]-[.A182])/[.$H$3]" office:value-type="float" office:value="2.58999999999987" calcext:value-type="float">
            <text:p>2.58999999999987</text:p>
          </table:table-cell>
          <table:table-cell table:formula="of:=([.B183]-[.B182])/[.$H$3]" office:value-type="float" office:value="-0.000000000222044604925031" calcext:value-type="float">
            <text:p>-2.22044604925031E-10</text:p>
          </table:table-cell>
          <table:table-cell table:formula="of:=MAX(MIN([.C183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929" calcext:value-type="float">
            <text:p>-1.3929</text:p>
          </table:table-cell>
          <table:table-cell table:formula="of:=([.A184]-[.A183])/[.$H$3]" office:value-type="float" office:value="2.59000000000009" calcext:value-type="float">
            <text:p>2.59000000000009</text:p>
          </table:table-cell>
          <table:table-cell table:formula="of:=([.B184]-[.B183])/[.$H$3]" office:value-type="float" office:value="0.000000000222044604925031" calcext:value-type="float">
            <text:p>2.22044604925031E-10</text:p>
          </table:table-cell>
          <table:table-cell table:formula="of:=MAX(MIN([.C18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9031" calcext:value-type="float">
            <text:p>-1.39031</text:p>
          </table:table-cell>
          <table:table-cell table:formula="of:=([.A185]-[.A184])/[.$H$3]" office:value-type="float" office:value="2.59000000000009" calcext:value-type="float">
            <text:p>2.59000000000009</text:p>
          </table:table-cell>
          <table:table-cell table:formula="of:=([.B185]-[.B184])/[.$H$3]" office:value-type="float" office:value="0" calcext:value-type="float">
            <text:p>0</text:p>
          </table:table-cell>
          <table:table-cell table:formula="of:=MAX(MIN([.C18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8772" calcext:value-type="float">
            <text:p>-1.38772</text:p>
          </table:table-cell>
          <table:table-cell table:formula="of:=([.A186]-[.A185])/[.$H$3]" office:value-type="float" office:value="2.58999999999987" calcext:value-type="float">
            <text:p>2.58999999999987</text:p>
          </table:table-cell>
          <table:table-cell table:formula="of:=([.B186]-[.B185])/[.$H$3]" office:value-type="float" office:value="-0.000000000222044604925031" calcext:value-type="float">
            <text:p>-2.22044604925031E-10</text:p>
          </table:table-cell>
          <table:table-cell table:formula="of:=MAX(MIN([.C18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8513" calcext:value-type="float">
            <text:p>-1.38513</text:p>
          </table:table-cell>
          <table:table-cell table:formula="of:=([.A187]-[.A186])/[.$H$3]" office:value-type="float" office:value="2.59000000000009" calcext:value-type="float">
            <text:p>2.59000000000009</text:p>
          </table:table-cell>
          <table:table-cell table:formula="of:=([.B187]-[.B186])/[.$H$3]" office:value-type="float" office:value="0.000000000222044604925031" calcext:value-type="float">
            <text:p>2.22044604925031E-10</text:p>
          </table:table-cell>
          <table:table-cell table:formula="of:=MAX(MIN([.C187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8254" calcext:value-type="float">
            <text:p>-1.38254</text:p>
          </table:table-cell>
          <table:table-cell table:formula="of:=([.A188]-[.A187])/[.$H$3]" office:value-type="float" office:value="2.58999999999987" calcext:value-type="float">
            <text:p>2.58999999999987</text:p>
          </table:table-cell>
          <table:table-cell table:formula="of:=([.B188]-[.B187])/[.$H$3]" office:value-type="float" office:value="-0.000000000222044604925031" calcext:value-type="float">
            <text:p>-2.22044604925031E-10</text:p>
          </table:table-cell>
          <table:table-cell table:formula="of:=MAX(MIN([.C18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7995" calcext:value-type="float">
            <text:p>-1.37995</text:p>
          </table:table-cell>
          <table:table-cell table:formula="of:=([.A189]-[.A188])/[.$H$3]" office:value-type="float" office:value="2.59000000000009" calcext:value-type="float">
            <text:p>2.59000000000009</text:p>
          </table:table-cell>
          <table:table-cell table:formula="of:=([.B189]-[.B188])/[.$H$3]" office:value-type="float" office:value="0.000000000222044604925031" calcext:value-type="float">
            <text:p>2.22044604925031E-10</text:p>
          </table:table-cell>
          <table:table-cell table:formula="of:=MAX(MIN([.C18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7736" calcext:value-type="float">
            <text:p>-1.37736</text:p>
          </table:table-cell>
          <table:table-cell table:formula="of:=([.A190]-[.A189])/[.$H$3]" office:value-type="float" office:value="2.59000000000009" calcext:value-type="float">
            <text:p>2.59000000000009</text:p>
          </table:table-cell>
          <table:table-cell table:formula="of:=([.B190]-[.B189])/[.$H$3]" office:value-type="float" office:value="0" calcext:value-type="float">
            <text:p>0</text:p>
          </table:table-cell>
          <table:table-cell table:formula="of:=MAX(MIN([.C19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7477" calcext:value-type="float">
            <text:p>-1.37477</text:p>
          </table:table-cell>
          <table:table-cell table:formula="of:=([.A191]-[.A190])/[.$H$3]" office:value-type="float" office:value="2.58999999999987" calcext:value-type="float">
            <text:p>2.58999999999987</text:p>
          </table:table-cell>
          <table:table-cell table:formula="of:=([.B191]-[.B190])/[.$H$3]" office:value-type="float" office:value="-0.000000000222044604925031" calcext:value-type="float">
            <text:p>-2.22044604925031E-10</text:p>
          </table:table-cell>
          <table:table-cell table:formula="of:=MAX(MIN([.C19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7219" calcext:value-type="float">
            <text:p>-1.37219</text:p>
          </table:table-cell>
          <table:table-cell table:formula="of:=([.A192]-[.A191])/[.$H$3]" office:value-type="float" office:value="2.58000000000003" calcext:value-type="float">
            <text:p>2.58000000000003</text:p>
          </table:table-cell>
          <table:table-cell table:formula="of:=([.B192]-[.B191])/[.$H$3]" office:value-type="float" office:value="-9.99999999984347" calcext:value-type="float">
            <text:p>-9.99999999984347</text:p>
          </table:table-cell>
          <table:table-cell table:formula="of:=MAX(MIN([.C19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3696" calcext:value-type="float">
            <text:p>-1.3696</text:p>
          </table:table-cell>
          <table:table-cell table:formula="of:=([.A193]-[.A192])/[.$H$3]" office:value-type="float" office:value="2.58999999999987" calcext:value-type="float">
            <text:p>2.58999999999987</text:p>
          </table:table-cell>
          <table:table-cell table:formula="of:=([.B193]-[.B192])/[.$H$3]" office:value-type="float" office:value="9.99999999984347" calcext:value-type="float">
            <text:p>9.99999999984347</text:p>
          </table:table-cell>
          <table:table-cell table:formula="of:=MAX(MIN([.C193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36701" calcext:value-type="float">
            <text:p>-1.36701</text:p>
          </table:table-cell>
          <table:table-cell table:formula="of:=([.A194]-[.A193])/[.$H$3]" office:value-type="float" office:value="2.59000000000009" calcext:value-type="float">
            <text:p>2.59000000000009</text:p>
          </table:table-cell>
          <table:table-cell table:formula="of:=([.B194]-[.B193])/[.$H$3]" office:value-type="float" office:value="0.000000000222044604925031" calcext:value-type="float">
            <text:p>2.22044604925031E-10</text:p>
          </table:table-cell>
          <table:table-cell table:formula="of:=MAX(MIN([.C19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6442" calcext:value-type="float">
            <text:p>-1.36442</text:p>
          </table:table-cell>
          <table:table-cell table:formula="of:=([.A195]-[.A194])/[.$H$3]" office:value-type="float" office:value="2.59000000000009" calcext:value-type="float">
            <text:p>2.59000000000009</text:p>
          </table:table-cell>
          <table:table-cell table:formula="of:=([.B195]-[.B194])/[.$H$3]" office:value-type="float" office:value="0" calcext:value-type="float">
            <text:p>0</text:p>
          </table:table-cell>
          <table:table-cell table:formula="of:=MAX(MIN([.C19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6183" calcext:value-type="float">
            <text:p>-1.36183</text:p>
          </table:table-cell>
          <table:table-cell table:formula="of:=([.A196]-[.A195])/[.$H$3]" office:value-type="float" office:value="2.58999999999987" calcext:value-type="float">
            <text:p>2.58999999999987</text:p>
          </table:table-cell>
          <table:table-cell table:formula="of:=([.B196]-[.B195])/[.$H$3]" office:value-type="float" office:value="-0.000000000222044604925031" calcext:value-type="float">
            <text:p>-2.22044604925031E-10</text:p>
          </table:table-cell>
          <table:table-cell table:formula="of:=MAX(MIN([.C19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5924" calcext:value-type="float">
            <text:p>-1.35924</text:p>
          </table:table-cell>
          <table:table-cell table:formula="of:=([.A197]-[.A196])/[.$H$3]" office:value-type="float" office:value="2.59000000000009" calcext:value-type="float">
            <text:p>2.59000000000009</text:p>
          </table:table-cell>
          <table:table-cell table:formula="of:=([.B197]-[.B196])/[.$H$3]" office:value-type="float" office:value="0.000000000222044604925031" calcext:value-type="float">
            <text:p>2.22044604925031E-10</text:p>
          </table:table-cell>
          <table:table-cell table:formula="of:=MAX(MIN([.C197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5665" calcext:value-type="float">
            <text:p>-1.35665</text:p>
          </table:table-cell>
          <table:table-cell table:formula="of:=([.A198]-[.A197])/[.$H$3]" office:value-type="float" office:value="2.58999999999987" calcext:value-type="float">
            <text:p>2.58999999999987</text:p>
          </table:table-cell>
          <table:table-cell table:formula="of:=([.B198]-[.B197])/[.$H$3]" office:value-type="float" office:value="-0.000000000222044604925031" calcext:value-type="float">
            <text:p>-2.22044604925031E-10</text:p>
          </table:table-cell>
          <table:table-cell table:formula="of:=MAX(MIN([.C19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5406" calcext:value-type="float">
            <text:p>-1.35406</text:p>
          </table:table-cell>
          <table:table-cell table:formula="of:=([.A199]-[.A198])/[.$H$3]" office:value-type="float" office:value="2.59000000000009" calcext:value-type="float">
            <text:p>2.59000000000009</text:p>
          </table:table-cell>
          <table:table-cell table:formula="of:=([.B199]-[.B198])/[.$H$3]" office:value-type="float" office:value="0.000000000222044604925031" calcext:value-type="float">
            <text:p>2.22044604925031E-10</text:p>
          </table:table-cell>
          <table:table-cell table:formula="of:=MAX(MIN([.C19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5147" calcext:value-type="float">
            <text:p>-1.35147</text:p>
          </table:table-cell>
          <table:table-cell table:formula="of:=([.A200]-[.A199])/[.$H$3]" office:value-type="float" office:value="2.59000000000009" calcext:value-type="float">
            <text:p>2.59000000000009</text:p>
          </table:table-cell>
          <table:table-cell table:formula="of:=([.B200]-[.B199])/[.$H$3]" office:value-type="float" office:value="0" calcext:value-type="float">
            <text:p>0</text:p>
          </table:table-cell>
          <table:table-cell table:formula="of:=MAX(MIN([.C20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4888" calcext:value-type="float">
            <text:p>-1.34888</text:p>
          </table:table-cell>
          <table:table-cell table:formula="of:=([.A201]-[.A200])/[.$H$3]" office:value-type="float" office:value="2.58999999999987" calcext:value-type="float">
            <text:p>2.58999999999987</text:p>
          </table:table-cell>
          <table:table-cell table:formula="of:=([.B201]-[.B200])/[.$H$3]" office:value-type="float" office:value="-0.000000000222044604925031" calcext:value-type="float">
            <text:p>-2.22044604925031E-10</text:p>
          </table:table-cell>
          <table:table-cell table:formula="of:=MAX(MIN([.C20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4629" calcext:value-type="float">
            <text:p>-1.34629</text:p>
          </table:table-cell>
          <table:table-cell table:formula="of:=([.A202]-[.A201])/[.$H$3]" office:value-type="float" office:value="2.59000000000009" calcext:value-type="float">
            <text:p>2.59000000000009</text:p>
          </table:table-cell>
          <table:table-cell table:formula="of:=([.B202]-[.B201])/[.$H$3]" office:value-type="float" office:value="0.000000000222044604925031" calcext:value-type="float">
            <text:p>2.22044604925031E-10</text:p>
          </table:table-cell>
          <table:table-cell table:formula="of:=MAX(MIN([.C202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437" calcext:value-type="float">
            <text:p>-1.3437</text:p>
          </table:table-cell>
          <table:table-cell table:formula="of:=([.A203]-[.A202])/[.$H$3]" office:value-type="float" office:value="2.58999999999987" calcext:value-type="float">
            <text:p>2.58999999999987</text:p>
          </table:table-cell>
          <table:table-cell table:formula="of:=([.B203]-[.B202])/[.$H$3]" office:value-type="float" office:value="-0.000000000222044604925031" calcext:value-type="float">
            <text:p>-2.22044604925031E-10</text:p>
          </table:table-cell>
          <table:table-cell table:formula="of:=MAX(MIN([.C203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4111" calcext:value-type="float">
            <text:p>-1.34111</text:p>
          </table:table-cell>
          <table:table-cell table:formula="of:=([.A204]-[.A203])/[.$H$3]" office:value-type="float" office:value="2.59000000000009" calcext:value-type="float">
            <text:p>2.59000000000009</text:p>
          </table:table-cell>
          <table:table-cell table:formula="of:=([.B204]-[.B203])/[.$H$3]" office:value-type="float" office:value="0.000000000222044604925031" calcext:value-type="float">
            <text:p>2.22044604925031E-10</text:p>
          </table:table-cell>
          <table:table-cell table:formula="of:=MAX(MIN([.C20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3852" calcext:value-type="float">
            <text:p>-1.33852</text:p>
          </table:table-cell>
          <table:table-cell table:formula="of:=([.A205]-[.A204])/[.$H$3]" office:value-type="float" office:value="2.59000000000009" calcext:value-type="float">
            <text:p>2.59000000000009</text:p>
          </table:table-cell>
          <table:table-cell table:formula="of:=([.B205]-[.B204])/[.$H$3]" office:value-type="float" office:value="0" calcext:value-type="float">
            <text:p>0</text:p>
          </table:table-cell>
          <table:table-cell table:formula="of:=MAX(MIN([.C20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3593" calcext:value-type="float">
            <text:p>-1.33593</text:p>
          </table:table-cell>
          <table:table-cell table:formula="of:=([.A206]-[.A205])/[.$H$3]" office:value-type="float" office:value="2.58999999999987" calcext:value-type="float">
            <text:p>2.58999999999987</text:p>
          </table:table-cell>
          <table:table-cell table:formula="of:=([.B206]-[.B205])/[.$H$3]" office:value-type="float" office:value="-0.000000000222044604925031" calcext:value-type="float">
            <text:p>-2.22044604925031E-10</text:p>
          </table:table-cell>
          <table:table-cell table:formula="of:=MAX(MIN([.C20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3335" calcext:value-type="float">
            <text:p>-1.33335</text:p>
          </table:table-cell>
          <table:table-cell table:formula="of:=([.A207]-[.A206])/[.$H$3]" office:value-type="float" office:value="2.58000000000003" calcext:value-type="float">
            <text:p>2.58000000000003</text:p>
          </table:table-cell>
          <table:table-cell table:formula="of:=([.B207]-[.B206])/[.$H$3]" office:value-type="float" office:value="-9.99999999984347" calcext:value-type="float">
            <text:p>-9.99999999984347</text:p>
          </table:table-cell>
          <table:table-cell table:formula="of:=MAX(MIN([.C207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33076" calcext:value-type="float">
            <text:p>-1.33076</text:p>
          </table:table-cell>
          <table:table-cell table:formula="of:=([.A208]-[.A207])/[.$H$3]" office:value-type="float" office:value="2.58999999999987" calcext:value-type="float">
            <text:p>2.58999999999987</text:p>
          </table:table-cell>
          <table:table-cell table:formula="of:=([.B208]-[.B207])/[.$H$3]" office:value-type="float" office:value="9.99999999984347" calcext:value-type="float">
            <text:p>9.99999999984347</text:p>
          </table:table-cell>
          <table:table-cell table:formula="of:=MAX(MIN([.C20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32817" calcext:value-type="float">
            <text:p>-1.32817</text:p>
          </table:table-cell>
          <table:table-cell table:formula="of:=([.A209]-[.A208])/[.$H$3]" office:value-type="float" office:value="2.59000000000009" calcext:value-type="float">
            <text:p>2.59000000000009</text:p>
          </table:table-cell>
          <table:table-cell table:formula="of:=([.B209]-[.B208])/[.$H$3]" office:value-type="float" office:value="0.000000000222044604925031" calcext:value-type="float">
            <text:p>2.22044604925031E-10</text:p>
          </table:table-cell>
          <table:table-cell table:formula="of:=MAX(MIN([.C20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2558" calcext:value-type="float">
            <text:p>-1.32558</text:p>
          </table:table-cell>
          <table:table-cell table:formula="of:=([.A210]-[.A209])/[.$H$3]" office:value-type="float" office:value="2.59000000000009" calcext:value-type="float">
            <text:p>2.59000000000009</text:p>
          </table:table-cell>
          <table:table-cell table:formula="of:=([.B210]-[.B209])/[.$H$3]" office:value-type="float" office:value="0" calcext:value-type="float">
            <text:p>0</text:p>
          </table:table-cell>
          <table:table-cell table:formula="of:=MAX(MIN([.C21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2299" calcext:value-type="float">
            <text:p>-1.32299</text:p>
          </table:table-cell>
          <table:table-cell table:formula="of:=([.A211]-[.A210])/[.$H$3]" office:value-type="float" office:value="2.59000000000009" calcext:value-type="float">
            <text:p>2.59000000000009</text:p>
          </table:table-cell>
          <table:table-cell table:formula="of:=([.B211]-[.B210])/[.$H$3]" office:value-type="float" office:value="0" calcext:value-type="float">
            <text:p>0</text:p>
          </table:table-cell>
          <table:table-cell table:formula="of:=MAX(MIN([.C21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204" calcext:value-type="float">
            <text:p>-1.3204</text:p>
          </table:table-cell>
          <table:table-cell table:formula="of:=([.A212]-[.A211])/[.$H$3]" office:value-type="float" office:value="2.58999999999987" calcext:value-type="float">
            <text:p>2.58999999999987</text:p>
          </table:table-cell>
          <table:table-cell table:formula="of:=([.B212]-[.B211])/[.$H$3]" office:value-type="float" office:value="-0.000000000222044604925031" calcext:value-type="float">
            <text:p>-2.22044604925031E-10</text:p>
          </table:table-cell>
          <table:table-cell table:formula="of:=MAX(MIN([.C21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1781" calcext:value-type="float">
            <text:p>-1.31781</text:p>
          </table:table-cell>
          <table:table-cell table:formula="of:=([.A213]-[.A212])/[.$H$3]" office:value-type="float" office:value="2.58999999999987" calcext:value-type="float">
            <text:p>2.58999999999987</text:p>
          </table:table-cell>
          <table:table-cell table:formula="of:=([.B213]-[.B212])/[.$H$3]" office:value-type="float" office:value="0" calcext:value-type="float">
            <text:p>0</text:p>
          </table:table-cell>
          <table:table-cell table:formula="of:=MAX(MIN([.C21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1522" calcext:value-type="float">
            <text:p>-1.31522</text:p>
          </table:table-cell>
          <table:table-cell table:formula="of:=([.A214]-[.A213])/[.$H$3]" office:value-type="float" office:value="2.59000000000009" calcext:value-type="float">
            <text:p>2.59000000000009</text:p>
          </table:table-cell>
          <table:table-cell table:formula="of:=([.B214]-[.B213])/[.$H$3]" office:value-type="float" office:value="0.000000000222044604925031" calcext:value-type="float">
            <text:p>2.22044604925031E-10</text:p>
          </table:table-cell>
          <table:table-cell table:formula="of:=MAX(MIN([.C21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1263" calcext:value-type="float">
            <text:p>-1.31263</text:p>
          </table:table-cell>
          <table:table-cell table:formula="of:=([.A215]-[.A214])/[.$H$3]" office:value-type="float" office:value="2.59000000000009" calcext:value-type="float">
            <text:p>2.59000000000009</text:p>
          </table:table-cell>
          <table:table-cell table:formula="of:=([.B215]-[.B214])/[.$H$3]" office:value-type="float" office:value="0" calcext:value-type="float">
            <text:p>0</text:p>
          </table:table-cell>
          <table:table-cell table:formula="of:=MAX(MIN([.C21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1004" calcext:value-type="float">
            <text:p>-1.31004</text:p>
          </table:table-cell>
          <table:table-cell table:formula="of:=([.A216]-[.A215])/[.$H$3]" office:value-type="float" office:value="2.58999999999987" calcext:value-type="float">
            <text:p>2.58999999999987</text:p>
          </table:table-cell>
          <table:table-cell table:formula="of:=([.B216]-[.B215])/[.$H$3]" office:value-type="float" office:value="-0.000000000222044604925031" calcext:value-type="float">
            <text:p>-2.22044604925031E-10</text:p>
          </table:table-cell>
          <table:table-cell table:formula="of:=MAX(MIN([.C21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0745" calcext:value-type="float">
            <text:p>-1.30745</text:p>
          </table:table-cell>
          <table:table-cell table:formula="of:=([.A217]-[.A216])/[.$H$3]" office:value-type="float" office:value="2.59000000000009" calcext:value-type="float">
            <text:p>2.59000000000009</text:p>
          </table:table-cell>
          <table:table-cell table:formula="of:=([.B217]-[.B216])/[.$H$3]" office:value-type="float" office:value="0.000000000222044604925031" calcext:value-type="float">
            <text:p>2.22044604925031E-10</text:p>
          </table:table-cell>
          <table:table-cell table:formula="of:=MAX(MIN([.C217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30486" calcext:value-type="float">
            <text:p>-1.30486</text:p>
          </table:table-cell>
          <table:table-cell table:formula="of:=([.A218]-[.A217])/[.$H$3]" office:value-type="float" office:value="2.58999999999987" calcext:value-type="float">
            <text:p>2.58999999999987</text:p>
          </table:table-cell>
          <table:table-cell table:formula="of:=([.B218]-[.B217])/[.$H$3]" office:value-type="float" office:value="-0.000000000222044604925031" calcext:value-type="float">
            <text:p>-2.22044604925031E-10</text:p>
          </table:table-cell>
          <table:table-cell table:formula="of:=MAX(MIN([.C21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30227" calcext:value-type="float">
            <text:p>-1.30227</text:p>
          </table:table-cell>
          <table:table-cell table:formula="of:=([.A219]-[.A218])/[.$H$3]" office:value-type="float" office:value="2.59000000000009" calcext:value-type="float">
            <text:p>2.59000000000009</text:p>
          </table:table-cell>
          <table:table-cell table:formula="of:=([.B219]-[.B218])/[.$H$3]" office:value-type="float" office:value="0.000000000222044604925031" calcext:value-type="float">
            <text:p>2.22044604925031E-10</text:p>
          </table:table-cell>
          <table:table-cell table:formula="of:=MAX(MIN([.C21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9968" calcext:value-type="float">
            <text:p>-1.29968</text:p>
          </table:table-cell>
          <table:table-cell table:formula="of:=([.A220]-[.A219])/[.$H$3]" office:value-type="float" office:value="2.59000000000009" calcext:value-type="float">
            <text:p>2.59000000000009</text:p>
          </table:table-cell>
          <table:table-cell table:formula="of:=([.B220]-[.B219])/[.$H$3]" office:value-type="float" office:value="0" calcext:value-type="float">
            <text:p>0</text:p>
          </table:table-cell>
          <table:table-cell table:formula="of:=MAX(MIN([.C22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9709" calcext:value-type="float">
            <text:p>-1.29709</text:p>
          </table:table-cell>
          <table:table-cell table:formula="of:=([.A221]-[.A220])/[.$H$3]" office:value-type="float" office:value="2.58999999999987" calcext:value-type="float">
            <text:p>2.58999999999987</text:p>
          </table:table-cell>
          <table:table-cell table:formula="of:=([.B221]-[.B220])/[.$H$3]" office:value-type="float" office:value="-0.000000000222044604925031" calcext:value-type="float">
            <text:p>-2.22044604925031E-10</text:p>
          </table:table-cell>
          <table:table-cell table:formula="of:=MAX(MIN([.C22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9451" calcext:value-type="float">
            <text:p>-1.29451</text:p>
          </table:table-cell>
          <table:table-cell table:formula="of:=([.A222]-[.A221])/[.$H$3]" office:value-type="float" office:value="2.58000000000003" calcext:value-type="float">
            <text:p>2.58000000000003</text:p>
          </table:table-cell>
          <table:table-cell table:formula="of:=([.B222]-[.B221])/[.$H$3]" office:value-type="float" office:value="-9.99999999984347" calcext:value-type="float">
            <text:p>-9.99999999984347</text:p>
          </table:table-cell>
          <table:table-cell table:formula="of:=MAX(MIN([.C22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29192" calcext:value-type="float">
            <text:p>-1.29192</text:p>
          </table:table-cell>
          <table:table-cell table:formula="of:=([.A223]-[.A222])/[.$H$3]" office:value-type="float" office:value="2.59000000000009" calcext:value-type="float">
            <text:p>2.59000000000009</text:p>
          </table:table-cell>
          <table:table-cell table:formula="of:=([.B223]-[.B222])/[.$H$3]" office:value-type="float" office:value="10.0000000000655" calcext:value-type="float">
            <text:p>10.0000000000655</text:p>
          </table:table-cell>
          <table:table-cell table:formula="of:=MAX(MIN([.C22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28933" calcext:value-type="float">
            <text:p>-1.28933</text:p>
          </table:table-cell>
          <table:table-cell table:formula="of:=([.A224]-[.A223])/[.$H$3]" office:value-type="float" office:value="2.58999999999987" calcext:value-type="float">
            <text:p>2.58999999999987</text:p>
          </table:table-cell>
          <table:table-cell table:formula="of:=([.B224]-[.B223])/[.$H$3]" office:value-type="float" office:value="-0.000000000222044604925031" calcext:value-type="float">
            <text:p>-2.22044604925031E-10</text:p>
          </table:table-cell>
          <table:table-cell table:formula="of:=MAX(MIN([.C224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8674" calcext:value-type="float">
            <text:p>-1.28674</text:p>
          </table:table-cell>
          <table:table-cell table:formula="of:=([.A225]-[.A224])/[.$H$3]" office:value-type="float" office:value="2.59000000000009" calcext:value-type="float">
            <text:p>2.59000000000009</text:p>
          </table:table-cell>
          <table:table-cell table:formula="of:=([.B225]-[.B224])/[.$H$3]" office:value-type="float" office:value="0.000000000222044604925031" calcext:value-type="float">
            <text:p>2.22044604925031E-10</text:p>
          </table:table-cell>
          <table:table-cell table:formula="of:=MAX(MIN([.C22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8415" calcext:value-type="float">
            <text:p>-1.28415</text:p>
          </table:table-cell>
          <table:table-cell table:formula="of:=([.A226]-[.A225])/[.$H$3]" office:value-type="float" office:value="2.59000000000009" calcext:value-type="float">
            <text:p>2.59000000000009</text:p>
          </table:table-cell>
          <table:table-cell table:formula="of:=([.B226]-[.B225])/[.$H$3]" office:value-type="float" office:value="0" calcext:value-type="float">
            <text:p>0</text:p>
          </table:table-cell>
          <table:table-cell table:formula="of:=MAX(MIN([.C22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8156" calcext:value-type="float">
            <text:p>-1.28156</text:p>
          </table:table-cell>
          <table:table-cell table:formula="of:=([.A227]-[.A226])/[.$H$3]" office:value-type="float" office:value="2.58999999999987" calcext:value-type="float">
            <text:p>2.58999999999987</text:p>
          </table:table-cell>
          <table:table-cell table:formula="of:=([.B227]-[.B226])/[.$H$3]" office:value-type="float" office:value="-0.000000000222044604925031" calcext:value-type="float">
            <text:p>-2.22044604925031E-10</text:p>
          </table:table-cell>
          <table:table-cell table:formula="of:=MAX(MIN([.C22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7897" calcext:value-type="float">
            <text:p>-1.27897</text:p>
          </table:table-cell>
          <table:table-cell table:formula="of:=([.A228]-[.A227])/[.$H$3]" office:value-type="float" office:value="2.59000000000009" calcext:value-type="float">
            <text:p>2.59000000000009</text:p>
          </table:table-cell>
          <table:table-cell table:formula="of:=([.B228]-[.B227])/[.$H$3]" office:value-type="float" office:value="0.000000000222044604925031" calcext:value-type="float">
            <text:p>2.22044604925031E-10</text:p>
          </table:table-cell>
          <table:table-cell table:formula="of:=MAX(MIN([.C22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7638" calcext:value-type="float">
            <text:p>-1.27638</text:p>
          </table:table-cell>
          <table:table-cell table:formula="of:=([.A229]-[.A228])/[.$H$3]" office:value-type="float" office:value="2.58999999999987" calcext:value-type="float">
            <text:p>2.58999999999987</text:p>
          </table:table-cell>
          <table:table-cell table:formula="of:=([.B229]-[.B228])/[.$H$3]" office:value-type="float" office:value="-0.000000000222044604925031" calcext:value-type="float">
            <text:p>-2.22044604925031E-10</text:p>
          </table:table-cell>
          <table:table-cell table:formula="of:=MAX(MIN([.C229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7379" calcext:value-type="float">
            <text:p>-1.27379</text:p>
          </table:table-cell>
          <table:table-cell table:formula="of:=([.A230]-[.A229])/[.$H$3]" office:value-type="float" office:value="2.59000000000009" calcext:value-type="float">
            <text:p>2.59000000000009</text:p>
          </table:table-cell>
          <table:table-cell table:formula="of:=([.B230]-[.B229])/[.$H$3]" office:value-type="float" office:value="0.000000000222044604925031" calcext:value-type="float">
            <text:p>2.22044604925031E-10</text:p>
          </table:table-cell>
          <table:table-cell table:formula="of:=MAX(MIN([.C23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712" calcext:value-type="float">
            <text:p>-1.2712</text:p>
          </table:table-cell>
          <table:table-cell table:formula="of:=([.A231]-[.A230])/[.$H$3]" office:value-type="float" office:value="2.59000000000009" calcext:value-type="float">
            <text:p>2.59000000000009</text:p>
          </table:table-cell>
          <table:table-cell table:formula="of:=([.B231]-[.B230])/[.$H$3]" office:value-type="float" office:value="0" calcext:value-type="float">
            <text:p>0</text:p>
          </table:table-cell>
          <table:table-cell table:formula="of:=MAX(MIN([.C23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6861" calcext:value-type="float">
            <text:p>-1.26861</text:p>
          </table:table-cell>
          <table:table-cell table:formula="of:=([.A232]-[.A231])/[.$H$3]" office:value-type="float" office:value="2.58999999999987" calcext:value-type="float">
            <text:p>2.58999999999987</text:p>
          </table:table-cell>
          <table:table-cell table:formula="of:=([.B232]-[.B231])/[.$H$3]" office:value-type="float" office:value="-0.000000000222044604925031" calcext:value-type="float">
            <text:p>-2.22044604925031E-10</text:p>
          </table:table-cell>
          <table:table-cell table:formula="of:=MAX(MIN([.C23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6602" calcext:value-type="float">
            <text:p>-1.26602</text:p>
          </table:table-cell>
          <table:table-cell table:formula="of:=([.A233]-[.A232])/[.$H$3]" office:value-type="float" office:value="2.58999999999987" calcext:value-type="float">
            <text:p>2.58999999999987</text:p>
          </table:table-cell>
          <table:table-cell table:formula="of:=([.B233]-[.B232])/[.$H$3]" office:value-type="float" office:value="0" calcext:value-type="float">
            <text:p>0</text:p>
          </table:table-cell>
          <table:table-cell table:formula="of:=MAX(MIN([.C23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6343" calcext:value-type="float">
            <text:p>-1.26343</text:p>
          </table:table-cell>
          <table:table-cell table:formula="of:=([.A234]-[.A233])/[.$H$3]" office:value-type="float" office:value="2.59000000000009" calcext:value-type="float">
            <text:p>2.59000000000009</text:p>
          </table:table-cell>
          <table:table-cell table:formula="of:=([.B234]-[.B233])/[.$H$3]" office:value-type="float" office:value="0.000000000222044604925031" calcext:value-type="float">
            <text:p>2.22044604925031E-10</text:p>
          </table:table-cell>
          <table:table-cell table:formula="of:=MAX(MIN([.C23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6084" calcext:value-type="float">
            <text:p>-1.26084</text:p>
          </table:table-cell>
          <table:table-cell table:formula="of:=([.A235]-[.A234])/[.$H$3]" office:value-type="float" office:value="2.59000000000009" calcext:value-type="float">
            <text:p>2.59000000000009</text:p>
          </table:table-cell>
          <table:table-cell table:formula="of:=([.B235]-[.B234])/[.$H$3]" office:value-type="float" office:value="0" calcext:value-type="float">
            <text:p>0</text:p>
          </table:table-cell>
          <table:table-cell table:formula="of:=MAX(MIN([.C23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5825" calcext:value-type="float">
            <text:p>-1.25825</text:p>
          </table:table-cell>
          <table:table-cell table:formula="of:=([.A236]-[.A235])/[.$H$3]" office:value-type="float" office:value="2.58999999999987" calcext:value-type="float">
            <text:p>2.58999999999987</text:p>
          </table:table-cell>
          <table:table-cell table:formula="of:=([.B236]-[.B235])/[.$H$3]" office:value-type="float" office:value="-0.000000000222044604925031" calcext:value-type="float">
            <text:p>-2.22044604925031E-10</text:p>
          </table:table-cell>
          <table:table-cell table:formula="of:=MAX(MIN([.C23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5567" calcext:value-type="float">
            <text:p>-1.25567</text:p>
          </table:table-cell>
          <table:table-cell table:formula="of:=([.A237]-[.A236])/[.$H$3]" office:value-type="float" office:value="2.58000000000003" calcext:value-type="float">
            <text:p>2.58000000000003</text:p>
          </table:table-cell>
          <table:table-cell table:formula="of:=([.B237]-[.B236])/[.$H$3]" office:value-type="float" office:value="-9.99999999984347" calcext:value-type="float">
            <text:p>-9.99999999984347</text:p>
          </table:table-cell>
          <table:table-cell table:formula="of:=MAX(MIN([.C237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25308" calcext:value-type="float">
            <text:p>-1.25308</text:p>
          </table:table-cell>
          <table:table-cell table:formula="of:=([.A238]-[.A237])/[.$H$3]" office:value-type="float" office:value="2.59000000000009" calcext:value-type="float">
            <text:p>2.59000000000009</text:p>
          </table:table-cell>
          <table:table-cell table:formula="of:=([.B238]-[.B237])/[.$H$3]" office:value-type="float" office:value="10.0000000000655" calcext:value-type="float">
            <text:p>10.0000000000655</text:p>
          </table:table-cell>
          <table:table-cell table:formula="of:=MAX(MIN([.C23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25049" calcext:value-type="float">
            <text:p>-1.25049</text:p>
          </table:table-cell>
          <table:table-cell table:formula="of:=([.A239]-[.A238])/[.$H$3]" office:value-type="float" office:value="2.58999999999987" calcext:value-type="float">
            <text:p>2.58999999999987</text:p>
          </table:table-cell>
          <table:table-cell table:formula="of:=([.B239]-[.B238])/[.$H$3]" office:value-type="float" office:value="-0.000000000222044604925031" calcext:value-type="float">
            <text:p>-2.22044604925031E-10</text:p>
          </table:table-cell>
          <table:table-cell table:formula="of:=MAX(MIN([.C239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479" calcext:value-type="float">
            <text:p>-1.2479</text:p>
          </table:table-cell>
          <table:table-cell table:formula="of:=([.A240]-[.A239])/[.$H$3]" office:value-type="float" office:value="2.59000000000009" calcext:value-type="float">
            <text:p>2.59000000000009</text:p>
          </table:table-cell>
          <table:table-cell table:formula="of:=([.B240]-[.B239])/[.$H$3]" office:value-type="float" office:value="0.000000000222044604925031" calcext:value-type="float">
            <text:p>2.22044604925031E-10</text:p>
          </table:table-cell>
          <table:table-cell table:formula="of:=MAX(MIN([.C24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4531" calcext:value-type="float">
            <text:p>-1.24531</text:p>
          </table:table-cell>
          <table:table-cell table:formula="of:=([.A241]-[.A240])/[.$H$3]" office:value-type="float" office:value="2.59000000000009" calcext:value-type="float">
            <text:p>2.59000000000009</text:p>
          </table:table-cell>
          <table:table-cell table:formula="of:=([.B241]-[.B240])/[.$H$3]" office:value-type="float" office:value="0" calcext:value-type="float">
            <text:p>0</text:p>
          </table:table-cell>
          <table:table-cell table:formula="of:=MAX(MIN([.C24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4272" calcext:value-type="float">
            <text:p>-1.24272</text:p>
          </table:table-cell>
          <table:table-cell table:formula="of:=([.A242]-[.A241])/[.$H$3]" office:value-type="float" office:value="2.58999999999987" calcext:value-type="float">
            <text:p>2.58999999999987</text:p>
          </table:table-cell>
          <table:table-cell table:formula="of:=([.B242]-[.B241])/[.$H$3]" office:value-type="float" office:value="-0.000000000222044604925031" calcext:value-type="float">
            <text:p>-2.22044604925031E-10</text:p>
          </table:table-cell>
          <table:table-cell table:formula="of:=MAX(MIN([.C24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4013" calcext:value-type="float">
            <text:p>-1.24013</text:p>
          </table:table-cell>
          <table:table-cell table:formula="of:=([.A243]-[.A242])/[.$H$3]" office:value-type="float" office:value="2.59000000000009" calcext:value-type="float">
            <text:p>2.59000000000009</text:p>
          </table:table-cell>
          <table:table-cell table:formula="of:=([.B243]-[.B242])/[.$H$3]" office:value-type="float" office:value="0.000000000222044604925031" calcext:value-type="float">
            <text:p>2.22044604925031E-10</text:p>
          </table:table-cell>
          <table:table-cell table:formula="of:=MAX(MIN([.C24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3754" calcext:value-type="float">
            <text:p>-1.23754</text:p>
          </table:table-cell>
          <table:table-cell table:formula="of:=([.A244]-[.A243])/[.$H$3]" office:value-type="float" office:value="2.58999999999987" calcext:value-type="float">
            <text:p>2.58999999999987</text:p>
          </table:table-cell>
          <table:table-cell table:formula="of:=([.B244]-[.B243])/[.$H$3]" office:value-type="float" office:value="-0.000000000222044604925031" calcext:value-type="float">
            <text:p>-2.22044604925031E-10</text:p>
          </table:table-cell>
          <table:table-cell table:formula="of:=MAX(MIN([.C244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3495" calcext:value-type="float">
            <text:p>-1.23495</text:p>
          </table:table-cell>
          <table:table-cell table:formula="of:=([.A245]-[.A244])/[.$H$3]" office:value-type="float" office:value="2.59000000000009" calcext:value-type="float">
            <text:p>2.59000000000009</text:p>
          </table:table-cell>
          <table:table-cell table:formula="of:=([.B245]-[.B244])/[.$H$3]" office:value-type="float" office:value="0.000000000222044604925031" calcext:value-type="float">
            <text:p>2.22044604925031E-10</text:p>
          </table:table-cell>
          <table:table-cell table:formula="of:=MAX(MIN([.C24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3236" calcext:value-type="float">
            <text:p>-1.23236</text:p>
          </table:table-cell>
          <table:table-cell table:formula="of:=([.A246]-[.A245])/[.$H$3]" office:value-type="float" office:value="2.59000000000009" calcext:value-type="float">
            <text:p>2.59000000000009</text:p>
          </table:table-cell>
          <table:table-cell table:formula="of:=([.B246]-[.B245])/[.$H$3]" office:value-type="float" office:value="0" calcext:value-type="float">
            <text:p>0</text:p>
          </table:table-cell>
          <table:table-cell table:formula="of:=MAX(MIN([.C24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2977" calcext:value-type="float">
            <text:p>-1.22977</text:p>
          </table:table-cell>
          <table:table-cell table:formula="of:=([.A247]-[.A246])/[.$H$3]" office:value-type="float" office:value="2.58999999999987" calcext:value-type="float">
            <text:p>2.58999999999987</text:p>
          </table:table-cell>
          <table:table-cell table:formula="of:=([.B247]-[.B246])/[.$H$3]" office:value-type="float" office:value="-0.000000000222044604925031" calcext:value-type="float">
            <text:p>-2.22044604925031E-10</text:p>
          </table:table-cell>
          <table:table-cell table:formula="of:=MAX(MIN([.C24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2718" calcext:value-type="float">
            <text:p>-1.22718</text:p>
          </table:table-cell>
          <table:table-cell table:formula="of:=([.A248]-[.A247])/[.$H$3]" office:value-type="float" office:value="2.59000000000009" calcext:value-type="float">
            <text:p>2.59000000000009</text:p>
          </table:table-cell>
          <table:table-cell table:formula="of:=([.B248]-[.B247])/[.$H$3]" office:value-type="float" office:value="0.000000000222044604925031" calcext:value-type="float">
            <text:p>2.22044604925031E-10</text:p>
          </table:table-cell>
          <table:table-cell table:formula="of:=MAX(MIN([.C24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2459" calcext:value-type="float">
            <text:p>-1.22459</text:p>
          </table:table-cell>
          <table:table-cell table:formula="of:=([.A249]-[.A248])/[.$H$3]" office:value-type="float" office:value="2.58999999999987" calcext:value-type="float">
            <text:p>2.58999999999987</text:p>
          </table:table-cell>
          <table:table-cell table:formula="of:=([.B249]-[.B248])/[.$H$3]" office:value-type="float" office:value="-0.000000000222044604925031" calcext:value-type="float">
            <text:p>-2.22044604925031E-10</text:p>
          </table:table-cell>
          <table:table-cell table:formula="of:=MAX(MIN([.C249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22" calcext:value-type="float">
            <text:p>-1.222</text:p>
          </table:table-cell>
          <table:table-cell table:formula="of:=([.A250]-[.A249])/[.$H$3]" office:value-type="float" office:value="2.59000000000009" calcext:value-type="float">
            <text:p>2.59000000000009</text:p>
          </table:table-cell>
          <table:table-cell table:formula="of:=([.B250]-[.B249])/[.$H$3]" office:value-type="float" office:value="0.000000000222044604925031" calcext:value-type="float">
            <text:p>2.22044604925031E-10</text:p>
          </table:table-cell>
          <table:table-cell table:formula="of:=MAX(MIN([.C25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1941" calcext:value-type="float">
            <text:p>-1.21941</text:p>
          </table:table-cell>
          <table:table-cell table:formula="of:=([.A251]-[.A250])/[.$H$3]" office:value-type="float" office:value="2.58999999999987" calcext:value-type="float">
            <text:p>2.58999999999987</text:p>
          </table:table-cell>
          <table:table-cell table:formula="of:=([.B251]-[.B250])/[.$H$3]" office:value-type="float" office:value="-0.000000000222044604925031" calcext:value-type="float">
            <text:p>-2.22044604925031E-10</text:p>
          </table:table-cell>
          <table:table-cell table:formula="of:=MAX(MIN([.C25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1683" calcext:value-type="float">
            <text:p>-1.21683</text:p>
          </table:table-cell>
          <table:table-cell table:formula="of:=([.A252]-[.A251])/[.$H$3]" office:value-type="float" office:value="2.58000000000003" calcext:value-type="float">
            <text:p>2.58000000000003</text:p>
          </table:table-cell>
          <table:table-cell table:formula="of:=([.B252]-[.B251])/[.$H$3]" office:value-type="float" office:value="-9.99999999984347" calcext:value-type="float">
            <text:p>-9.99999999984347</text:p>
          </table:table-cell>
          <table:table-cell table:formula="of:=MAX(MIN([.C25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21424" calcext:value-type="float">
            <text:p>-1.21424</text:p>
          </table:table-cell>
          <table:table-cell table:formula="of:=([.A253]-[.A252])/[.$H$3]" office:value-type="float" office:value="2.59000000000009" calcext:value-type="float">
            <text:p>2.59000000000009</text:p>
          </table:table-cell>
          <table:table-cell table:formula="of:=([.B253]-[.B252])/[.$H$3]" office:value-type="float" office:value="10.0000000000655" calcext:value-type="float">
            <text:p>10.0000000000655</text:p>
          </table:table-cell>
          <table:table-cell table:formula="of:=MAX(MIN([.C25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21165" calcext:value-type="float">
            <text:p>-1.21165</text:p>
          </table:table-cell>
          <table:table-cell table:formula="of:=([.A254]-[.A253])/[.$H$3]" office:value-type="float" office:value="2.58999999999987" calcext:value-type="float">
            <text:p>2.58999999999987</text:p>
          </table:table-cell>
          <table:table-cell table:formula="of:=([.B254]-[.B253])/[.$H$3]" office:value-type="float" office:value="-0.000000000222044604925031" calcext:value-type="float">
            <text:p>-2.22044604925031E-10</text:p>
          </table:table-cell>
          <table:table-cell table:formula="of:=MAX(MIN([.C254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0906" calcext:value-type="float">
            <text:p>-1.20906</text:p>
          </table:table-cell>
          <table:table-cell table:formula="of:=([.A255]-[.A254])/[.$H$3]" office:value-type="float" office:value="2.59000000000009" calcext:value-type="float">
            <text:p>2.59000000000009</text:p>
          </table:table-cell>
          <table:table-cell table:formula="of:=([.B255]-[.B254])/[.$H$3]" office:value-type="float" office:value="0.000000000222044604925031" calcext:value-type="float">
            <text:p>2.22044604925031E-10</text:p>
          </table:table-cell>
          <table:table-cell table:formula="of:=MAX(MIN([.C25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20647" calcext:value-type="float">
            <text:p>-1.20647</text:p>
          </table:table-cell>
          <table:table-cell table:formula="of:=([.A256]-[.A255])/[.$H$3]" office:value-type="float" office:value="2.59000000000009" calcext:value-type="float">
            <text:p>2.59000000000009</text:p>
          </table:table-cell>
          <table:table-cell table:formula="of:=([.B256]-[.B255])/[.$H$3]" office:value-type="float" office:value="0" calcext:value-type="float">
            <text:p>0</text:p>
          </table:table-cell>
          <table:table-cell table:formula="of:=MAX(MIN([.C25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0388" calcext:value-type="float">
            <text:p>-1.20388</text:p>
          </table:table-cell>
          <table:table-cell table:formula="of:=([.A257]-[.A256])/[.$H$3]" office:value-type="float" office:value="2.58999999999987" calcext:value-type="float">
            <text:p>2.58999999999987</text:p>
          </table:table-cell>
          <table:table-cell table:formula="of:=([.B257]-[.B256])/[.$H$3]" office:value-type="float" office:value="-0.000000000222044604925031" calcext:value-type="float">
            <text:p>-2.22044604925031E-10</text:p>
          </table:table-cell>
          <table:table-cell table:formula="of:=MAX(MIN([.C25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20129" calcext:value-type="float">
            <text:p>-1.20129</text:p>
          </table:table-cell>
          <table:table-cell table:formula="of:=([.A258]-[.A257])/[.$H$3]" office:value-type="float" office:value="2.59000000000009" calcext:value-type="float">
            <text:p>2.59000000000009</text:p>
          </table:table-cell>
          <table:table-cell table:formula="of:=([.B258]-[.B257])/[.$H$3]" office:value-type="float" office:value="0.000000000222044604925031" calcext:value-type="float">
            <text:p>2.22044604925031E-10</text:p>
          </table:table-cell>
          <table:table-cell table:formula="of:=MAX(MIN([.C25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987" calcext:value-type="float">
            <text:p>-1.1987</text:p>
          </table:table-cell>
          <table:table-cell table:formula="of:=([.A259]-[.A258])/[.$H$3]" office:value-type="float" office:value="2.58999999999987" calcext:value-type="float">
            <text:p>2.58999999999987</text:p>
          </table:table-cell>
          <table:table-cell table:formula="of:=([.B259]-[.B258])/[.$H$3]" office:value-type="float" office:value="-0.000000000222044604925031" calcext:value-type="float">
            <text:p>-2.22044604925031E-10</text:p>
          </table:table-cell>
          <table:table-cell table:formula="of:=MAX(MIN([.C259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9611" calcext:value-type="float">
            <text:p>-1.19611</text:p>
          </table:table-cell>
          <table:table-cell table:formula="of:=([.A260]-[.A259])/[.$H$3]" office:value-type="float" office:value="2.59000000000009" calcext:value-type="float">
            <text:p>2.59000000000009</text:p>
          </table:table-cell>
          <table:table-cell table:formula="of:=([.B260]-[.B259])/[.$H$3]" office:value-type="float" office:value="0.000000000222044604925031" calcext:value-type="float">
            <text:p>2.22044604925031E-10</text:p>
          </table:table-cell>
          <table:table-cell table:formula="of:=MAX(MIN([.C26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9352" calcext:value-type="float">
            <text:p>-1.19352</text:p>
          </table:table-cell>
          <table:table-cell table:formula="of:=([.A261]-[.A260])/[.$H$3]" office:value-type="float" office:value="2.59000000000009" calcext:value-type="float">
            <text:p>2.59000000000009</text:p>
          </table:table-cell>
          <table:table-cell table:formula="of:=([.B261]-[.B260])/[.$H$3]" office:value-type="float" office:value="0" calcext:value-type="float">
            <text:p>0</text:p>
          </table:table-cell>
          <table:table-cell table:formula="of:=MAX(MIN([.C26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9093" calcext:value-type="float">
            <text:p>-1.19093</text:p>
          </table:table-cell>
          <table:table-cell table:formula="of:=([.A262]-[.A261])/[.$H$3]" office:value-type="float" office:value="2.58999999999987" calcext:value-type="float">
            <text:p>2.58999999999987</text:p>
          </table:table-cell>
          <table:table-cell table:formula="of:=([.B262]-[.B261])/[.$H$3]" office:value-type="float" office:value="-0.000000000222044604925031" calcext:value-type="float">
            <text:p>-2.22044604925031E-10</text:p>
          </table:table-cell>
          <table:table-cell table:formula="of:=MAX(MIN([.C26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8834" calcext:value-type="float">
            <text:p>-1.18834</text:p>
          </table:table-cell>
          <table:table-cell table:formula="of:=([.A263]-[.A262])/[.$H$3]" office:value-type="float" office:value="2.59000000000009" calcext:value-type="float">
            <text:p>2.59000000000009</text:p>
          </table:table-cell>
          <table:table-cell table:formula="of:=([.B263]-[.B262])/[.$H$3]" office:value-type="float" office:value="0.000000000222044604925031" calcext:value-type="float">
            <text:p>2.22044604925031E-10</text:p>
          </table:table-cell>
          <table:table-cell table:formula="of:=MAX(MIN([.C26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8575" calcext:value-type="float">
            <text:p>-1.18575</text:p>
          </table:table-cell>
          <table:table-cell table:formula="of:=([.A264]-[.A263])/[.$H$3]" office:value-type="float" office:value="2.58999999999987" calcext:value-type="float">
            <text:p>2.58999999999987</text:p>
          </table:table-cell>
          <table:table-cell table:formula="of:=([.B264]-[.B263])/[.$H$3]" office:value-type="float" office:value="-0.000000000222044604925031" calcext:value-type="float">
            <text:p>-2.22044604925031E-10</text:p>
          </table:table-cell>
          <table:table-cell table:formula="of:=MAX(MIN([.C264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8316" calcext:value-type="float">
            <text:p>-1.18316</text:p>
          </table:table-cell>
          <table:table-cell table:formula="of:=([.A265]-[.A264])/[.$H$3]" office:value-type="float" office:value="2.59000000000009" calcext:value-type="float">
            <text:p>2.59000000000009</text:p>
          </table:table-cell>
          <table:table-cell table:formula="of:=([.B265]-[.B264])/[.$H$3]" office:value-type="float" office:value="0.000000000222044604925031" calcext:value-type="float">
            <text:p>2.22044604925031E-10</text:p>
          </table:table-cell>
          <table:table-cell table:formula="of:=MAX(MIN([.C26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8057" calcext:value-type="float">
            <text:p>-1.18057</text:p>
          </table:table-cell>
          <table:table-cell table:formula="of:=([.A266]-[.A265])/[.$H$3]" office:value-type="float" office:value="2.59000000000009" calcext:value-type="float">
            <text:p>2.59000000000009</text:p>
          </table:table-cell>
          <table:table-cell table:formula="of:=([.B266]-[.B265])/[.$H$3]" office:value-type="float" office:value="0" calcext:value-type="float">
            <text:p>0</text:p>
          </table:table-cell>
          <table:table-cell table:formula="of:=MAX(MIN([.C26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7798" calcext:value-type="float">
            <text:p>-1.17798</text:p>
          </table:table-cell>
          <table:table-cell table:formula="of:=([.A267]-[.A266])/[.$H$3]" office:value-type="float" office:value="2.58999999999987" calcext:value-type="float">
            <text:p>2.58999999999987</text:p>
          </table:table-cell>
          <table:table-cell table:formula="of:=([.B267]-[.B266])/[.$H$3]" office:value-type="float" office:value="-0.000000000222044604925031" calcext:value-type="float">
            <text:p>-2.22044604925031E-10</text:p>
          </table:table-cell>
          <table:table-cell table:formula="of:=MAX(MIN([.C26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754" calcext:value-type="float">
            <text:p>-1.1754</text:p>
          </table:table-cell>
          <table:table-cell table:formula="of:=([.A268]-[.A267])/[.$H$3]" office:value-type="float" office:value="2.58000000000003" calcext:value-type="float">
            <text:p>2.58000000000003</text:p>
          </table:table-cell>
          <table:table-cell table:formula="of:=([.B268]-[.B267])/[.$H$3]" office:value-type="float" office:value="-9.99999999984347" calcext:value-type="float">
            <text:p>-9.99999999984347</text:p>
          </table:table-cell>
          <table:table-cell table:formula="of:=MAX(MIN([.C26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17281" calcext:value-type="float">
            <text:p>-1.17281</text:p>
          </table:table-cell>
          <table:table-cell table:formula="of:=([.A269]-[.A268])/[.$H$3]" office:value-type="float" office:value="2.58999999999987" calcext:value-type="float">
            <text:p>2.58999999999987</text:p>
          </table:table-cell>
          <table:table-cell table:formula="of:=([.B269]-[.B268])/[.$H$3]" office:value-type="float" office:value="9.99999999984347" calcext:value-type="float">
            <text:p>9.99999999984347</text:p>
          </table:table-cell>
          <table:table-cell table:formula="of:=MAX(MIN([.C269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17022" calcext:value-type="float">
            <text:p>-1.17022</text:p>
          </table:table-cell>
          <table:table-cell table:formula="of:=([.A270]-[.A269])/[.$H$3]" office:value-type="float" office:value="2.59000000000009" calcext:value-type="float">
            <text:p>2.59000000000009</text:p>
          </table:table-cell>
          <table:table-cell table:formula="of:=([.B270]-[.B269])/[.$H$3]" office:value-type="float" office:value="0.000000000222044604925031" calcext:value-type="float">
            <text:p>2.22044604925031E-10</text:p>
          </table:table-cell>
          <table:table-cell table:formula="of:=MAX(MIN([.C27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6763" calcext:value-type="float">
            <text:p>-1.16763</text:p>
          </table:table-cell>
          <table:table-cell table:formula="of:=([.A271]-[.A270])/[.$H$3]" office:value-type="float" office:value="2.59000000000009" calcext:value-type="float">
            <text:p>2.59000000000009</text:p>
          </table:table-cell>
          <table:table-cell table:formula="of:=([.B271]-[.B270])/[.$H$3]" office:value-type="float" office:value="0" calcext:value-type="float">
            <text:p>0</text:p>
          </table:table-cell>
          <table:table-cell table:formula="of:=MAX(MIN([.C27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6504" calcext:value-type="float">
            <text:p>-1.16504</text:p>
          </table:table-cell>
          <table:table-cell table:formula="of:=([.A272]-[.A271])/[.$H$3]" office:value-type="float" office:value="2.58999999999987" calcext:value-type="float">
            <text:p>2.58999999999987</text:p>
          </table:table-cell>
          <table:table-cell table:formula="of:=([.B272]-[.B271])/[.$H$3]" office:value-type="float" office:value="-0.000000000222044604925031" calcext:value-type="float">
            <text:p>-2.22044604925031E-10</text:p>
          </table:table-cell>
          <table:table-cell table:formula="of:=MAX(MIN([.C27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6245" calcext:value-type="float">
            <text:p>-1.16245</text:p>
          </table:table-cell>
          <table:table-cell table:formula="of:=([.A273]-[.A272])/[.$H$3]" office:value-type="float" office:value="2.59000000000009" calcext:value-type="float">
            <text:p>2.59000000000009</text:p>
          </table:table-cell>
          <table:table-cell table:formula="of:=([.B273]-[.B272])/[.$H$3]" office:value-type="float" office:value="0.000000000222044604925031" calcext:value-type="float">
            <text:p>2.22044604925031E-10</text:p>
          </table:table-cell>
          <table:table-cell table:formula="of:=MAX(MIN([.C27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5986" calcext:value-type="float">
            <text:p>-1.15986</text:p>
          </table:table-cell>
          <table:table-cell table:formula="of:=([.A274]-[.A273])/[.$H$3]" office:value-type="float" office:value="2.58999999999987" calcext:value-type="float">
            <text:p>2.58999999999987</text:p>
          </table:table-cell>
          <table:table-cell table:formula="of:=([.B274]-[.B273])/[.$H$3]" office:value-type="float" office:value="-0.000000000222044604925031" calcext:value-type="float">
            <text:p>-2.22044604925031E-10</text:p>
          </table:table-cell>
          <table:table-cell table:formula="of:=MAX(MIN([.C274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5727" calcext:value-type="float">
            <text:p>-1.15727</text:p>
          </table:table-cell>
          <table:table-cell table:formula="of:=([.A275]-[.A274])/[.$H$3]" office:value-type="float" office:value="2.59000000000009" calcext:value-type="float">
            <text:p>2.59000000000009</text:p>
          </table:table-cell>
          <table:table-cell table:formula="of:=([.B275]-[.B274])/[.$H$3]" office:value-type="float" office:value="0.000000000222044604925031" calcext:value-type="float">
            <text:p>2.22044604925031E-10</text:p>
          </table:table-cell>
          <table:table-cell table:formula="of:=MAX(MIN([.C27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5468" calcext:value-type="float">
            <text:p>-1.15468</text:p>
          </table:table-cell>
          <table:table-cell table:formula="of:=([.A276]-[.A275])/[.$H$3]" office:value-type="float" office:value="2.59000000000009" calcext:value-type="float">
            <text:p>2.59000000000009</text:p>
          </table:table-cell>
          <table:table-cell table:formula="of:=([.B276]-[.B275])/[.$H$3]" office:value-type="float" office:value="0" calcext:value-type="float">
            <text:p>0</text:p>
          </table:table-cell>
          <table:table-cell table:formula="of:=MAX(MIN([.C27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5209" calcext:value-type="float">
            <text:p>-1.15209</text:p>
          </table:table-cell>
          <table:table-cell table:formula="of:=([.A277]-[.A276])/[.$H$3]" office:value-type="float" office:value="2.58999999999987" calcext:value-type="float">
            <text:p>2.58999999999987</text:p>
          </table:table-cell>
          <table:table-cell table:formula="of:=([.B277]-[.B276])/[.$H$3]" office:value-type="float" office:value="-0.000000000222044604925031" calcext:value-type="float">
            <text:p>-2.22044604925031E-10</text:p>
          </table:table-cell>
          <table:table-cell table:formula="of:=MAX(MIN([.C27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495" calcext:value-type="float">
            <text:p>-1.1495</text:p>
          </table:table-cell>
          <table:table-cell table:formula="of:=([.A278]-[.A277])/[.$H$3]" office:value-type="float" office:value="2.59000000000009" calcext:value-type="float">
            <text:p>2.59000000000009</text:p>
          </table:table-cell>
          <table:table-cell table:formula="of:=([.B278]-[.B277])/[.$H$3]" office:value-type="float" office:value="0.000000000222044604925031" calcext:value-type="float">
            <text:p>2.22044604925031E-10</text:p>
          </table:table-cell>
          <table:table-cell table:formula="of:=MAX(MIN([.C27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4691" calcext:value-type="float">
            <text:p>-1.14691</text:p>
          </table:table-cell>
          <table:table-cell table:formula="of:=([.A279]-[.A278])/[.$H$3]" office:value-type="float" office:value="2.58999999999987" calcext:value-type="float">
            <text:p>2.58999999999987</text:p>
          </table:table-cell>
          <table:table-cell table:formula="of:=([.B279]-[.B278])/[.$H$3]" office:value-type="float" office:value="-0.000000000222044604925031" calcext:value-type="float">
            <text:p>-2.22044604925031E-10</text:p>
          </table:table-cell>
          <table:table-cell table:formula="of:=MAX(MIN([.C279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4432" calcext:value-type="float">
            <text:p>-1.14432</text:p>
          </table:table-cell>
          <table:table-cell table:formula="of:=([.A280]-[.A279])/[.$H$3]" office:value-type="float" office:value="2.59000000000009" calcext:value-type="float">
            <text:p>2.59000000000009</text:p>
          </table:table-cell>
          <table:table-cell table:formula="of:=([.B280]-[.B279])/[.$H$3]" office:value-type="float" office:value="0.000000000222044604925031" calcext:value-type="float">
            <text:p>2.22044604925031E-10</text:p>
          </table:table-cell>
          <table:table-cell table:formula="of:=MAX(MIN([.C28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4173" calcext:value-type="float">
            <text:p>-1.14173</text:p>
          </table:table-cell>
          <table:table-cell table:formula="of:=([.A281]-[.A280])/[.$H$3]" office:value-type="float" office:value="2.59000000000009" calcext:value-type="float">
            <text:p>2.59000000000009</text:p>
          </table:table-cell>
          <table:table-cell table:formula="of:=([.B281]-[.B280])/[.$H$3]" office:value-type="float" office:value="0" calcext:value-type="float">
            <text:p>0</text:p>
          </table:table-cell>
          <table:table-cell table:formula="of:=MAX(MIN([.C28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3914" calcext:value-type="float">
            <text:p>-1.13914</text:p>
          </table:table-cell>
          <table:table-cell table:formula="of:=([.A282]-[.A281])/[.$H$3]" office:value-type="float" office:value="2.58999999999987" calcext:value-type="float">
            <text:p>2.58999999999987</text:p>
          </table:table-cell>
          <table:table-cell table:formula="of:=([.B282]-[.B281])/[.$H$3]" office:value-type="float" office:value="-0.000000000222044604925031" calcext:value-type="float">
            <text:p>-2.22044604925031E-10</text:p>
          </table:table-cell>
          <table:table-cell table:formula="of:=MAX(MIN([.C28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3656" calcext:value-type="float">
            <text:p>-1.13656</text:p>
          </table:table-cell>
          <table:table-cell table:formula="of:=([.A283]-[.A282])/[.$H$3]" office:value-type="float" office:value="2.58000000000003" calcext:value-type="float">
            <text:p>2.58000000000003</text:p>
          </table:table-cell>
          <table:table-cell table:formula="of:=([.B283]-[.B282])/[.$H$3]" office:value-type="float" office:value="-9.99999999984347" calcext:value-type="float">
            <text:p>-9.99999999984347</text:p>
          </table:table-cell>
          <table:table-cell table:formula="of:=MAX(MIN([.C283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13397" calcext:value-type="float">
            <text:p>-1.13397</text:p>
          </table:table-cell>
          <table:table-cell table:formula="of:=([.A284]-[.A283])/[.$H$3]" office:value-type="float" office:value="2.59000000000009" calcext:value-type="float">
            <text:p>2.59000000000009</text:p>
          </table:table-cell>
          <table:table-cell table:formula="of:=([.B284]-[.B283])/[.$H$3]" office:value-type="float" office:value="10.0000000000655" calcext:value-type="float">
            <text:p>10.0000000000655</text:p>
          </table:table-cell>
          <table:table-cell table:formula="of:=MAX(MIN([.C28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13138" calcext:value-type="float">
            <text:p>-1.13138</text:p>
          </table:table-cell>
          <table:table-cell table:formula="of:=([.A285]-[.A284])/[.$H$3]" office:value-type="float" office:value="2.58999999999987" calcext:value-type="float">
            <text:p>2.58999999999987</text:p>
          </table:table-cell>
          <table:table-cell table:formula="of:=([.B285]-[.B284])/[.$H$3]" office:value-type="float" office:value="-0.000000000222044604925031" calcext:value-type="float">
            <text:p>-2.22044604925031E-10</text:p>
          </table:table-cell>
          <table:table-cell table:formula="of:=MAX(MIN([.C28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2879" calcext:value-type="float">
            <text:p>-1.12879</text:p>
          </table:table-cell>
          <table:table-cell table:formula="of:=([.A286]-[.A285])/[.$H$3]" office:value-type="float" office:value="2.59000000000009" calcext:value-type="float">
            <text:p>2.59000000000009</text:p>
          </table:table-cell>
          <table:table-cell table:formula="of:=([.B286]-[.B285])/[.$H$3]" office:value-type="float" office:value="0.000000000222044604925031" calcext:value-type="float">
            <text:p>2.22044604925031E-10</text:p>
          </table:table-cell>
          <table:table-cell table:formula="of:=MAX(MIN([.C28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262" calcext:value-type="float">
            <text:p>-1.1262</text:p>
          </table:table-cell>
          <table:table-cell table:formula="of:=([.A287]-[.A286])/[.$H$3]" office:value-type="float" office:value="2.58999999999987" calcext:value-type="float">
            <text:p>2.58999999999987</text:p>
          </table:table-cell>
          <table:table-cell table:formula="of:=([.B287]-[.B286])/[.$H$3]" office:value-type="float" office:value="-0.000000000222044604925031" calcext:value-type="float">
            <text:p>-2.22044604925031E-10</text:p>
          </table:table-cell>
          <table:table-cell table:formula="of:=MAX(MIN([.C28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2361" calcext:value-type="float">
            <text:p>-1.12361</text:p>
          </table:table-cell>
          <table:table-cell table:formula="of:=([.A288]-[.A287])/[.$H$3]" office:value-type="float" office:value="2.59000000000009" calcext:value-type="float">
            <text:p>2.59000000000009</text:p>
          </table:table-cell>
          <table:table-cell table:formula="of:=([.B288]-[.B287])/[.$H$3]" office:value-type="float" office:value="0.000000000222044604925031" calcext:value-type="float">
            <text:p>2.22044604925031E-10</text:p>
          </table:table-cell>
          <table:table-cell table:formula="of:=MAX(MIN([.C28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2102" calcext:value-type="float">
            <text:p>-1.12102</text:p>
          </table:table-cell>
          <table:table-cell table:formula="of:=([.A289]-[.A288])/[.$H$3]" office:value-type="float" office:value="2.58999999999987" calcext:value-type="float">
            <text:p>2.58999999999987</text:p>
          </table:table-cell>
          <table:table-cell table:formula="of:=([.B289]-[.B288])/[.$H$3]" office:value-type="float" office:value="-0.000000000222044604925031" calcext:value-type="float">
            <text:p>-2.22044604925031E-10</text:p>
          </table:table-cell>
          <table:table-cell table:formula="of:=MAX(MIN([.C289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1843" calcext:value-type="float">
            <text:p>-1.11843</text:p>
          </table:table-cell>
          <table:table-cell table:formula="of:=([.A290]-[.A289])/[.$H$3]" office:value-type="float" office:value="2.59000000000009" calcext:value-type="float">
            <text:p>2.59000000000009</text:p>
          </table:table-cell>
          <table:table-cell table:formula="of:=([.B290]-[.B289])/[.$H$3]" office:value-type="float" office:value="0.000000000222044604925031" calcext:value-type="float">
            <text:p>2.22044604925031E-10</text:p>
          </table:table-cell>
          <table:table-cell table:formula="of:=MAX(MIN([.C29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1584" calcext:value-type="float">
            <text:p>-1.11584</text:p>
          </table:table-cell>
          <table:table-cell table:formula="of:=([.A291]-[.A290])/[.$H$3]" office:value-type="float" office:value="2.59000000000009" calcext:value-type="float">
            <text:p>2.59000000000009</text:p>
          </table:table-cell>
          <table:table-cell table:formula="of:=([.B291]-[.B290])/[.$H$3]" office:value-type="float" office:value="0" calcext:value-type="float">
            <text:p>0</text:p>
          </table:table-cell>
          <table:table-cell table:formula="of:=MAX(MIN([.C29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1325" calcext:value-type="float">
            <text:p>-1.11325</text:p>
          </table:table-cell>
          <table:table-cell table:formula="of:=([.A292]-[.A291])/[.$H$3]" office:value-type="float" office:value="2.58999999999987" calcext:value-type="float">
            <text:p>2.58999999999987</text:p>
          </table:table-cell>
          <table:table-cell table:formula="of:=([.B292]-[.B291])/[.$H$3]" office:value-type="float" office:value="-0.000000000222044604925031" calcext:value-type="float">
            <text:p>-2.22044604925031E-10</text:p>
          </table:table-cell>
          <table:table-cell table:formula="of:=MAX(MIN([.C29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1066" calcext:value-type="float">
            <text:p>-1.11066</text:p>
          </table:table-cell>
          <table:table-cell table:formula="of:=([.A293]-[.A292])/[.$H$3]" office:value-type="float" office:value="2.59000000000009" calcext:value-type="float">
            <text:p>2.59000000000009</text:p>
          </table:table-cell>
          <table:table-cell table:formula="of:=([.B293]-[.B292])/[.$H$3]" office:value-type="float" office:value="0.000000000222044604925031" calcext:value-type="float">
            <text:p>2.22044604925031E-10</text:p>
          </table:table-cell>
          <table:table-cell table:formula="of:=MAX(MIN([.C29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0807" calcext:value-type="float">
            <text:p>-1.10807</text:p>
          </table:table-cell>
          <table:table-cell table:formula="of:=([.A294]-[.A293])/[.$H$3]" office:value-type="float" office:value="2.58999999999987" calcext:value-type="float">
            <text:p>2.58999999999987</text:p>
          </table:table-cell>
          <table:table-cell table:formula="of:=([.B294]-[.B293])/[.$H$3]" office:value-type="float" office:value="-0.000000000222044604925031" calcext:value-type="float">
            <text:p>-2.22044604925031E-10</text:p>
          </table:table-cell>
          <table:table-cell table:formula="of:=MAX(MIN([.C294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10548" calcext:value-type="float">
            <text:p>-1.10548</text:p>
          </table:table-cell>
          <table:table-cell table:formula="of:=([.A295]-[.A294])/[.$H$3]" office:value-type="float" office:value="2.59000000000009" calcext:value-type="float">
            <text:p>2.59000000000009</text:p>
          </table:table-cell>
          <table:table-cell table:formula="of:=([.B295]-[.B294])/[.$H$3]" office:value-type="float" office:value="0.000000000222044604925031" calcext:value-type="float">
            <text:p>2.22044604925031E-10</text:p>
          </table:table-cell>
          <table:table-cell table:formula="of:=MAX(MIN([.C29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10289" calcext:value-type="float">
            <text:p>-1.10289</text:p>
          </table:table-cell>
          <table:table-cell table:formula="of:=([.A296]-[.A295])/[.$H$3]" office:value-type="float" office:value="2.59000000000009" calcext:value-type="float">
            <text:p>2.59000000000009</text:p>
          </table:table-cell>
          <table:table-cell table:formula="of:=([.B296]-[.B295])/[.$H$3]" office:value-type="float" office:value="0" calcext:value-type="float">
            <text:p>0</text:p>
          </table:table-cell>
          <table:table-cell table:formula="of:=MAX(MIN([.C29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003" calcext:value-type="float">
            <text:p>-1.1003</text:p>
          </table:table-cell>
          <table:table-cell table:formula="of:=([.A297]-[.A296])/[.$H$3]" office:value-type="float" office:value="2.58999999999987" calcext:value-type="float">
            <text:p>2.58999999999987</text:p>
          </table:table-cell>
          <table:table-cell table:formula="of:=([.B297]-[.B296])/[.$H$3]" office:value-type="float" office:value="-0.000000000222044604925031" calcext:value-type="float">
            <text:p>-2.22044604925031E-10</text:p>
          </table:table-cell>
          <table:table-cell table:formula="of:=MAX(MIN([.C29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09772" calcext:value-type="float">
            <text:p>-1.09772</text:p>
          </table:table-cell>
          <table:table-cell table:formula="of:=([.A298]-[.A297])/[.$H$3]" office:value-type="float" office:value="2.58000000000003" calcext:value-type="float">
            <text:p>2.58000000000003</text:p>
          </table:table-cell>
          <table:table-cell table:formula="of:=([.B298]-[.B297])/[.$H$3]" office:value-type="float" office:value="-9.99999999984347" calcext:value-type="float">
            <text:p>-9.99999999984347</text:p>
          </table:table-cell>
          <table:table-cell table:formula="of:=MAX(MIN([.C29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09513" calcext:value-type="float">
            <text:p>-1.09513</text:p>
          </table:table-cell>
          <table:table-cell table:formula="of:=([.A299]-[.A298])/[.$H$3]" office:value-type="float" office:value="2.59000000000009" calcext:value-type="float">
            <text:p>2.59000000000009</text:p>
          </table:table-cell>
          <table:table-cell table:formula="of:=([.B299]-[.B298])/[.$H$3]" office:value-type="float" office:value="10.0000000000655" calcext:value-type="float">
            <text:p>10.0000000000655</text:p>
          </table:table-cell>
          <table:table-cell table:formula="of:=MAX(MIN([.C29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09254" calcext:value-type="float">
            <text:p>-1.09254</text:p>
          </table:table-cell>
          <table:table-cell table:formula="of:=([.A300]-[.A299])/[.$H$3]" office:value-type="float" office:value="2.58999999999987" calcext:value-type="float">
            <text:p>2.58999999999987</text:p>
          </table:table-cell>
          <table:table-cell table:formula="of:=([.B300]-[.B299])/[.$H$3]" office:value-type="float" office:value="-0.000000000222044604925031" calcext:value-type="float">
            <text:p>-2.22044604925031E-10</text:p>
          </table:table-cell>
          <table:table-cell table:formula="of:=MAX(MIN([.C300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08995" calcext:value-type="float">
            <text:p>-1.08995</text:p>
          </table:table-cell>
          <table:table-cell table:formula="of:=([.A301]-[.A300])/[.$H$3]" office:value-type="float" office:value="2.59000000000009" calcext:value-type="float">
            <text:p>2.59000000000009</text:p>
          </table:table-cell>
          <table:table-cell table:formula="of:=([.B301]-[.B300])/[.$H$3]" office:value-type="float" office:value="0.000000000222044604925031" calcext:value-type="float">
            <text:p>2.22044604925031E-10</text:p>
          </table:table-cell>
          <table:table-cell table:formula="of:=MAX(MIN([.C301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08736" calcext:value-type="float">
            <text:p>-1.08736</text:p>
          </table:table-cell>
          <table:table-cell table:formula="of:=([.A302]-[.A301])/[.$H$3]" office:value-type="float" office:value="2.58999999999987" calcext:value-type="float">
            <text:p>2.58999999999987</text:p>
          </table:table-cell>
          <table:table-cell table:formula="of:=([.B302]-[.B301])/[.$H$3]" office:value-type="float" office:value="-0.000000000222044604925031" calcext:value-type="float">
            <text:p>-2.22044604925031E-10</text:p>
          </table:table-cell>
          <table:table-cell table:formula="of:=MAX(MIN([.C30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08477" calcext:value-type="float">
            <text:p>-1.08477</text:p>
          </table:table-cell>
          <table:table-cell table:formula="of:=([.A303]-[.A302])/[.$H$3]" office:value-type="float" office:value="2.59000000000009" calcext:value-type="float">
            <text:p>2.59000000000009</text:p>
          </table:table-cell>
          <table:table-cell table:formula="of:=([.B303]-[.B302])/[.$H$3]" office:value-type="float" office:value="0.000000000222044604925031" calcext:value-type="float">
            <text:p>2.22044604925031E-10</text:p>
          </table:table-cell>
          <table:table-cell table:formula="of:=MAX(MIN([.C30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08218" calcext:value-type="float">
            <text:p>-1.08218</text:p>
          </table:table-cell>
          <table:table-cell table:formula="of:=([.A304]-[.A303])/[.$H$3]" office:value-type="float" office:value="2.59000000000009" calcext:value-type="float">
            <text:p>2.59000000000009</text:p>
          </table:table-cell>
          <table:table-cell table:formula="of:=([.B304]-[.B303])/[.$H$3]" office:value-type="float" office:value="0" calcext:value-type="float">
            <text:p>0</text:p>
          </table:table-cell>
          <table:table-cell table:formula="of:=MAX(MIN([.C30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07959" calcext:value-type="float">
            <text:p>-1.07959</text:p>
          </table:table-cell>
          <table:table-cell table:formula="of:=([.A305]-[.A304])/[.$H$3]" office:value-type="float" office:value="2.58999999999987" calcext:value-type="float">
            <text:p>2.58999999999987</text:p>
          </table:table-cell>
          <table:table-cell table:formula="of:=([.B305]-[.B304])/[.$H$3]" office:value-type="float" office:value="-0.000000000222044604925031" calcext:value-type="float">
            <text:p>-2.22044604925031E-10</text:p>
          </table:table-cell>
          <table:table-cell table:formula="of:=MAX(MIN([.C30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077" calcext:value-type="float">
            <text:p>-1.077</text:p>
          </table:table-cell>
          <table:table-cell table:formula="of:=([.A306]-[.A305])/[.$H$3]" office:value-type="float" office:value="2.59000000000009" calcext:value-type="float">
            <text:p>2.59000000000009</text:p>
          </table:table-cell>
          <table:table-cell table:formula="of:=([.B306]-[.B305])/[.$H$3]" office:value-type="float" office:value="0.000000000222044604925031" calcext:value-type="float">
            <text:p>2.22044604925031E-10</text:p>
          </table:table-cell>
          <table:table-cell table:formula="of:=MAX(MIN([.C30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07441" calcext:value-type="float">
            <text:p>-1.07441</text:p>
          </table:table-cell>
          <table:table-cell table:formula="of:=([.A307]-[.A306])/[.$H$3]" office:value-type="float" office:value="2.58999999999987" calcext:value-type="float">
            <text:p>2.58999999999987</text:p>
          </table:table-cell>
          <table:table-cell table:formula="of:=([.B307]-[.B306])/[.$H$3]" office:value-type="float" office:value="-0.000000000222044604925031" calcext:value-type="float">
            <text:p>-2.22044604925031E-10</text:p>
          </table:table-cell>
          <table:table-cell table:formula="of:=MAX(MIN([.C30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07182" calcext:value-type="float">
            <text:p>-1.07182</text:p>
          </table:table-cell>
          <table:table-cell table:formula="of:=([.A308]-[.A307])/[.$H$3]" office:value-type="float" office:value="2.59000000000009" calcext:value-type="float">
            <text:p>2.59000000000009</text:p>
          </table:table-cell>
          <table:table-cell table:formula="of:=([.B308]-[.B307])/[.$H$3]" office:value-type="float" office:value="0.000000000222044604925031" calcext:value-type="float">
            <text:p>2.22044604925031E-10</text:p>
          </table:table-cell>
          <table:table-cell table:formula="of:=MAX(MIN([.C30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06923" calcext:value-type="float">
            <text:p>-1.06923</text:p>
          </table:table-cell>
          <table:table-cell table:formula="of:=([.A309]-[.A308])/[.$H$3]" office:value-type="float" office:value="2.59000000000009" calcext:value-type="float">
            <text:p>2.59000000000009</text:p>
          </table:table-cell>
          <table:table-cell table:formula="of:=([.B309]-[.B308])/[.$H$3]" office:value-type="float" office:value="0" calcext:value-type="float">
            <text:p>0</text:p>
          </table:table-cell>
          <table:table-cell table:formula="of:=MAX(MIN([.C30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06664" calcext:value-type="float">
            <text:p>-1.06664</text:p>
          </table:table-cell>
          <table:table-cell table:formula="of:=([.A310]-[.A309])/[.$H$3]" office:value-type="float" office:value="2.58999999999987" calcext:value-type="float">
            <text:p>2.58999999999987</text:p>
          </table:table-cell>
          <table:table-cell table:formula="of:=([.B310]-[.B309])/[.$H$3]" office:value-type="float" office:value="-0.000000000222044604925031" calcext:value-type="float">
            <text:p>-2.22044604925031E-10</text:p>
          </table:table-cell>
          <table:table-cell table:formula="of:=MAX(MIN([.C310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06405" calcext:value-type="float">
            <text:p>-1.06405</text:p>
          </table:table-cell>
          <table:table-cell table:formula="of:=([.A311]-[.A310])/[.$H$3]" office:value-type="float" office:value="2.59000000000009" calcext:value-type="float">
            <text:p>2.59000000000009</text:p>
          </table:table-cell>
          <table:table-cell table:formula="of:=([.B311]-[.B310])/[.$H$3]" office:value-type="float" office:value="0.000000000222044604925031" calcext:value-type="float">
            <text:p>2.22044604925031E-10</text:p>
          </table:table-cell>
          <table:table-cell table:formula="of:=MAX(MIN([.C311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06146" calcext:value-type="float">
            <text:p>-1.06146</text:p>
          </table:table-cell>
          <table:table-cell table:formula="of:=([.A312]-[.A311])/[.$H$3]" office:value-type="float" office:value="2.58999999999987" calcext:value-type="float">
            <text:p>2.58999999999987</text:p>
          </table:table-cell>
          <table:table-cell table:formula="of:=([.B312]-[.B311])/[.$H$3]" office:value-type="float" office:value="-0.000000000222044604925031" calcext:value-type="float">
            <text:p>-2.22044604925031E-10</text:p>
          </table:table-cell>
          <table:table-cell table:formula="of:=MAX(MIN([.C31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05888" calcext:value-type="float">
            <text:p>-1.05888</text:p>
          </table:table-cell>
          <table:table-cell table:formula="of:=([.A313]-[.A312])/[.$H$3]" office:value-type="float" office:value="2.58000000000003" calcext:value-type="float">
            <text:p>2.58000000000003</text:p>
          </table:table-cell>
          <table:table-cell table:formula="of:=([.B313]-[.B312])/[.$H$3]" office:value-type="float" office:value="-9.99999999984347" calcext:value-type="float">
            <text:p>-9.99999999984347</text:p>
          </table:table-cell>
          <table:table-cell table:formula="of:=MAX(MIN([.C313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05629" calcext:value-type="float">
            <text:p>-1.05629</text:p>
          </table:table-cell>
          <table:table-cell table:formula="of:=([.A314]-[.A313])/[.$H$3]" office:value-type="float" office:value="2.59000000000009" calcext:value-type="float">
            <text:p>2.59000000000009</text:p>
          </table:table-cell>
          <table:table-cell table:formula="of:=([.B314]-[.B313])/[.$H$3]" office:value-type="float" office:value="10.0000000000655" calcext:value-type="float">
            <text:p>10.0000000000655</text:p>
          </table:table-cell>
          <table:table-cell table:formula="of:=MAX(MIN([.C31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0537" calcext:value-type="float">
            <text:p>-1.0537</text:p>
          </table:table-cell>
          <table:table-cell table:formula="of:=([.A315]-[.A314])/[.$H$3]" office:value-type="float" office:value="2.58999999999987" calcext:value-type="float">
            <text:p>2.58999999999987</text:p>
          </table:table-cell>
          <table:table-cell table:formula="of:=([.B315]-[.B314])/[.$H$3]" office:value-type="float" office:value="-0.000000000222044604925031" calcext:value-type="float">
            <text:p>-2.22044604925031E-10</text:p>
          </table:table-cell>
          <table:table-cell table:formula="of:=MAX(MIN([.C31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05111" calcext:value-type="float">
            <text:p>-1.05111</text:p>
          </table:table-cell>
          <table:table-cell table:formula="of:=([.A316]-[.A315])/[.$H$3]" office:value-type="float" office:value="2.59000000000009" calcext:value-type="float">
            <text:p>2.59000000000009</text:p>
          </table:table-cell>
          <table:table-cell table:formula="of:=([.B316]-[.B315])/[.$H$3]" office:value-type="float" office:value="0.000000000222044604925031" calcext:value-type="float">
            <text:p>2.22044604925031E-10</text:p>
          </table:table-cell>
          <table:table-cell table:formula="of:=MAX(MIN([.C31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04852" calcext:value-type="float">
            <text:p>-1.04852</text:p>
          </table:table-cell>
          <table:table-cell table:formula="of:=([.A317]-[.A316])/[.$H$3]" office:value-type="float" office:value="2.59000000000009" calcext:value-type="float">
            <text:p>2.59000000000009</text:p>
          </table:table-cell>
          <table:table-cell table:formula="of:=([.B317]-[.B316])/[.$H$3]" office:value-type="float" office:value="0" calcext:value-type="float">
            <text:p>0</text:p>
          </table:table-cell>
          <table:table-cell table:formula="of:=MAX(MIN([.C31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04593" calcext:value-type="float">
            <text:p>-1.04593</text:p>
          </table:table-cell>
          <table:table-cell table:formula="of:=([.A318]-[.A317])/[.$H$3]" office:value-type="float" office:value="2.58999999999987" calcext:value-type="float">
            <text:p>2.58999999999987</text:p>
          </table:table-cell>
          <table:table-cell table:formula="of:=([.B318]-[.B317])/[.$H$3]" office:value-type="float" office:value="-0.000000000222044604925031" calcext:value-type="float">
            <text:p>-2.22044604925031E-10</text:p>
          </table:table-cell>
          <table:table-cell table:formula="of:=MAX(MIN([.C31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04335" calcext:value-type="float">
            <text:p>-1.04335</text:p>
          </table:table-cell>
          <table:table-cell table:formula="of:=([.A319]-[.A318])/[.$H$3]" office:value-type="float" office:value="2.58000000000003" calcext:value-type="float">
            <text:p>2.58000000000003</text:p>
          </table:table-cell>
          <table:table-cell table:formula="of:=([.B319]-[.B318])/[.$H$3]" office:value-type="float" office:value="-9.99999999984347" calcext:value-type="float">
            <text:p>-9.99999999984347</text:p>
          </table:table-cell>
          <table:table-cell table:formula="of:=MAX(MIN([.C319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04077" calcext:value-type="float">
            <text:p>-1.04077</text:p>
          </table:table-cell>
          <table:table-cell table:formula="of:=([.A320]-[.A319])/[.$H$3]" office:value-type="float" office:value="2.58000000000003" calcext:value-type="float">
            <text:p>2.58000000000003</text:p>
          </table:table-cell>
          <table:table-cell table:formula="of:=([.B320]-[.B319])/[.$H$3]" office:value-type="float" office:value="0" calcext:value-type="float">
            <text:p>0</text:p>
          </table:table-cell>
          <table:table-cell table:formula="of:=MAX(MIN([.C32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03822" calcext:value-type="float">
            <text:p>-1.03822</text:p>
          </table:table-cell>
          <table:table-cell table:formula="of:=([.A321]-[.A320])/[.$H$3]" office:value-type="float" office:value="2.55000000000005" calcext:value-type="float">
            <text:p>2.55000000000005</text:p>
          </table:table-cell>
          <table:table-cell table:formula="of:=([.B321]-[.B320])/[.$H$3]" office:value-type="float" office:value="-29.9999999999745" calcext:value-type="float">
            <text:p>-29.9999999999745</text:p>
          </table:table-cell>
          <table:table-cell table:formula="of:=MAX(MIN([.C32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1.03569" calcext:value-type="float">
            <text:p>-1.03569</text:p>
          </table:table-cell>
          <table:table-cell table:formula="of:=([.A322]-[.A321])/[.$H$3]" office:value-type="float" office:value="2.52999999999992" calcext:value-type="float">
            <text:p>2.52999999999992</text:p>
          </table:table-cell>
          <table:table-cell table:formula="of:=([.B322]-[.B321])/[.$H$3]" office:value-type="float" office:value="-20.000000000131" calcext:value-type="float">
            <text:p>-20.000000000131</text:p>
          </table:table-cell>
          <table:table-cell table:formula="of:=MAX(MIN([.C32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1.03317" calcext:value-type="float">
            <text:p>-1.03317</text:p>
          </table:table-cell>
          <table:table-cell table:formula="of:=([.A323]-[.A322])/[.$H$3]" office:value-type="float" office:value="2.52000000000008" calcext:value-type="float">
            <text:p>2.52000000000008</text:p>
          </table:table-cell>
          <table:table-cell table:formula="of:=([.B323]-[.B322])/[.$H$3]" office:value-type="float" office:value="-9.99999999984347" calcext:value-type="float">
            <text:p>-9.99999999984347</text:p>
          </table:table-cell>
          <table:table-cell table:formula="of:=MAX(MIN([.C323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03067" calcext:value-type="float">
            <text:p>-1.03067</text:p>
          </table:table-cell>
          <table:table-cell table:formula="of:=([.A324]-[.A323])/[.$H$3]" office:value-type="float" office:value="2.49999999999995" calcext:value-type="float">
            <text:p>2.49999999999995</text:p>
          </table:table-cell>
          <table:table-cell table:formula="of:=([.B324]-[.B323])/[.$H$3]" office:value-type="float" office:value="-20.000000000131" calcext:value-type="float">
            <text:p>-20.000000000131</text:p>
          </table:table-cell>
          <table:table-cell table:formula="of:=MAX(MIN([.C32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1.02818" calcext:value-type="float">
            <text:p>-1.02818</text:p>
          </table:table-cell>
          <table:table-cell table:formula="of:=([.A325]-[.A324])/[.$H$3]" office:value-type="float" office:value="2.48999999999988" calcext:value-type="float">
            <text:p>2.48999999999988</text:p>
          </table:table-cell>
          <table:table-cell table:formula="of:=([.B325]-[.B324])/[.$H$3]" office:value-type="float" office:value="-10.0000000000655" calcext:value-type="float">
            <text:p>-10.0000000000655</text:p>
          </table:table-cell>
          <table:table-cell table:formula="of:=MAX(MIN([.C32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02572" calcext:value-type="float">
            <text:p>-1.02572</text:p>
          </table:table-cell>
          <table:table-cell table:formula="of:=([.A326]-[.A325])/[.$H$3]" office:value-type="float" office:value="2.46000000000013" calcext:value-type="float">
            <text:p>2.46000000000013</text:p>
          </table:table-cell>
          <table:table-cell table:formula="of:=([.B326]-[.B325])/[.$H$3]" office:value-type="float" office:value="-29.9999999997524" calcext:value-type="float">
            <text:p>-29.9999999997524</text:p>
          </table:table-cell>
          <table:table-cell table:formula="of:=MAX(MIN([.C32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1.02327" calcext:value-type="float">
            <text:p>-1.02327</text:p>
          </table:table-cell>
          <table:table-cell table:formula="of:=([.A327]-[.A326])/[.$H$3]" office:value-type="float" office:value="2.45000000000006" calcext:value-type="float">
            <text:p>2.45000000000006</text:p>
          </table:table-cell>
          <table:table-cell table:formula="of:=([.B327]-[.B326])/[.$H$3]" office:value-type="float" office:value="-10.0000000000655" calcext:value-type="float">
            <text:p>-10.0000000000655</text:p>
          </table:table-cell>
          <table:table-cell table:formula="of:=MAX(MIN([.C32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02084" calcext:value-type="float">
            <text:p>-1.02084</text:p>
          </table:table-cell>
          <table:table-cell table:formula="of:=([.A328]-[.A327])/[.$H$3]" office:value-type="float" office:value="2.42999999999993" calcext:value-type="float">
            <text:p>2.42999999999993</text:p>
          </table:table-cell>
          <table:table-cell table:formula="of:=([.B328]-[.B327])/[.$H$3]" office:value-type="float" office:value="-20.000000000131" calcext:value-type="float">
            <text:p>-20.000000000131</text:p>
          </table:table-cell>
          <table:table-cell table:formula="of:=MAX(MIN([.C32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1.01842" calcext:value-type="float">
            <text:p>-1.01842</text:p>
          </table:table-cell>
          <table:table-cell table:formula="of:=([.A329]-[.A328])/[.$H$3]" office:value-type="float" office:value="2.41999999999987" calcext:value-type="float">
            <text:p>2.41999999999987</text:p>
          </table:table-cell>
          <table:table-cell table:formula="of:=([.B329]-[.B328])/[.$H$3]" office:value-type="float" office:value="-10.0000000000655" calcext:value-type="float">
            <text:p>-10.0000000000655</text:p>
          </table:table-cell>
          <table:table-cell table:formula="of:=MAX(MIN([.C32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01603" calcext:value-type="float">
            <text:p>-1.01603</text:p>
          </table:table-cell>
          <table:table-cell table:formula="of:=([.A330]-[.A329])/[.$H$3]" office:value-type="float" office:value="2.39000000000011" calcext:value-type="float">
            <text:p>2.39000000000011</text:p>
          </table:table-cell>
          <table:table-cell table:formula="of:=([.B330]-[.B329])/[.$H$3]" office:value-type="float" office:value="-29.9999999997524" calcext:value-type="float">
            <text:p>-29.9999999997524</text:p>
          </table:table-cell>
          <table:table-cell table:formula="of:=MAX(MIN([.C33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1.01365" calcext:value-type="float">
            <text:p>-1.01365</text:p>
          </table:table-cell>
          <table:table-cell table:formula="of:=([.A331]-[.A330])/[.$H$3]" office:value-type="float" office:value="2.38000000000005" calcext:value-type="float">
            <text:p>2.38000000000005</text:p>
          </table:table-cell>
          <table:table-cell table:formula="of:=([.B331]-[.B330])/[.$H$3]" office:value-type="float" office:value="-10.0000000000655" calcext:value-type="float">
            <text:p>-10.0000000000655</text:p>
          </table:table-cell>
          <table:table-cell table:formula="of:=MAX(MIN([.C33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01129" calcext:value-type="float">
            <text:p>-1.01129</text:p>
          </table:table-cell>
          <table:table-cell table:formula="of:=([.A332]-[.A331])/[.$H$3]" office:value-type="float" office:value="2.35999999999992" calcext:value-type="float">
            <text:p>2.35999999999992</text:p>
          </table:table-cell>
          <table:table-cell table:formula="of:=([.B332]-[.B331])/[.$H$3]" office:value-type="float" office:value="-20.000000000131" calcext:value-type="float">
            <text:p>-20.000000000131</text:p>
          </table:table-cell>
          <table:table-cell table:formula="of:=MAX(MIN([.C33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1.00895" calcext:value-type="float">
            <text:p>-1.00895</text:p>
          </table:table-cell>
          <table:table-cell table:formula="of:=([.A333]-[.A332])/[.$H$3]" office:value-type="float" office:value="2.34000000000001" calcext:value-type="float">
            <text:p>2.34000000000001</text:p>
          </table:table-cell>
          <table:table-cell table:formula="of:=([.B333]-[.B332])/[.$H$3]" office:value-type="float" office:value="-19.999999999909" calcext:value-type="float">
            <text:p>-19.999999999909</text:p>
          </table:table-cell>
          <table:table-cell table:formula="of:=MAX(MIN([.C33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1.00662" calcext:value-type="float">
            <text:p>-1.00662</text:p>
          </table:table-cell>
          <table:table-cell table:formula="of:=([.A334]-[.A333])/[.$H$3]" office:value-type="float" office:value="2.32999999999994" calcext:value-type="float">
            <text:p>2.32999999999994</text:p>
          </table:table-cell>
          <table:table-cell table:formula="of:=([.B334]-[.B333])/[.$H$3]" office:value-type="float" office:value="-10.0000000000655" calcext:value-type="float">
            <text:p>-10.0000000000655</text:p>
          </table:table-cell>
          <table:table-cell table:formula="of:=MAX(MIN([.C33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00431" calcext:value-type="float">
            <text:p>-1.00431</text:p>
          </table:table-cell>
          <table:table-cell table:formula="of:=([.A335]-[.A334])/[.$H$3]" office:value-type="float" office:value="2.31000000000003" calcext:value-type="float">
            <text:p>2.31000000000003</text:p>
          </table:table-cell>
          <table:table-cell table:formula="of:=([.B335]-[.B334])/[.$H$3]" office:value-type="float" office:value="-19.999999999909" calcext:value-type="float">
            <text:p>-19.999999999909</text:p>
          </table:table-cell>
          <table:table-cell table:formula="of:=MAX(MIN([.C33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1.00202" calcext:value-type="float">
            <text:p>-1.00202</text:p>
          </table:table-cell>
          <table:table-cell table:formula="of:=([.A336]-[.A335])/[.$H$3]" office:value-type="float" office:value="2.29000000000013" calcext:value-type="float">
            <text:p>2.29000000000013</text:p>
          </table:table-cell>
          <table:table-cell table:formula="of:=([.B336]-[.B335])/[.$H$3]" office:value-type="float" office:value="-19.999999999909" calcext:value-type="float">
            <text:p>-19.999999999909</text:p>
          </table:table-cell>
          <table:table-cell table:formula="of:=MAX(MIN([.C33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99749" calcext:value-type="float">
            <text:p>-0.999749</text:p>
          </table:table-cell>
          <table:table-cell table:formula="of:=([.A337]-[.A336])/[.$H$3]" office:value-type="float" office:value="2.27099999999991" calcext:value-type="float">
            <text:p>2.27099999999991</text:p>
          </table:table-cell>
          <table:table-cell table:formula="of:=([.B337]-[.B336])/[.$H$3]" office:value-type="float" office:value="-19.0000000002133" calcext:value-type="float">
            <text:p>-19.0000000002133</text:p>
          </table:table-cell>
          <table:table-cell table:formula="of:=MAX(MIN([.C33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97494" calcext:value-type="float">
            <text:p>-0.997494</text:p>
          </table:table-cell>
          <table:table-cell table:formula="of:=([.A338]-[.A337])/[.$H$3]" office:value-type="float" office:value="2.25500000000001" calcext:value-type="float">
            <text:p>2.25500000000001</text:p>
          </table:table-cell>
          <table:table-cell table:formula="of:=([.B338]-[.B337])/[.$H$3]" office:value-type="float" office:value="-15.999999999905" calcext:value-type="float">
            <text:p>-15.999999999905</text:p>
          </table:table-cell>
          <table:table-cell table:formula="of:=MAX(MIN([.C338];16);-16)" office:value-type="float" office:value="-15.999999999905" calcext:value-type="float">
            <text:p>-15.999999999905</text:p>
          </table:table-cell>
          <table:table-cell table:number-columns-repeated="4"/>
        </table:table-row>
        <table:table-row table:style-name="ro1">
          <table:table-cell office:value-type="float" office:value="-0.995256" calcext:value-type="float">
            <text:p>-0.995256</text:p>
          </table:table-cell>
          <table:table-cell table:formula="of:=([.A339]-[.A338])/[.$H$3]" office:value-type="float" office:value="2.23800000000007" calcext:value-type="float">
            <text:p>2.23800000000007</text:p>
          </table:table-cell>
          <table:table-cell table:formula="of:=([.B339]-[.B338])/[.$H$3]" office:value-type="float" office:value="-16.9999999999337" calcext:value-type="float">
            <text:p>-16.9999999999337</text:p>
          </table:table-cell>
          <table:table-cell table:formula="of:=MAX(MIN([.C33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93035" calcext:value-type="float">
            <text:p>-0.993035</text:p>
          </table:table-cell>
          <table:table-cell table:formula="of:=([.A340]-[.A339])/[.$H$3]" office:value-type="float" office:value="2.22099999999992" calcext:value-type="float">
            <text:p>2.22099999999992</text:p>
          </table:table-cell>
          <table:table-cell table:formula="of:=([.B340]-[.B339])/[.$H$3]" office:value-type="float" office:value="-17.0000000001558" calcext:value-type="float">
            <text:p>-17.0000000001558</text:p>
          </table:table-cell>
          <table:table-cell table:formula="of:=MAX(MIN([.C34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90832" calcext:value-type="float">
            <text:p>-0.990832</text:p>
          </table:table-cell>
          <table:table-cell table:formula="of:=([.A341]-[.A340])/[.$H$3]" office:value-type="float" office:value="2.20300000000007" calcext:value-type="float">
            <text:p>2.20300000000007</text:p>
          </table:table-cell>
          <table:table-cell table:formula="of:=([.B341]-[.B340])/[.$H$3]" office:value-type="float" office:value="-17.9999999998515" calcext:value-type="float">
            <text:p>-17.9999999998515</text:p>
          </table:table-cell>
          <table:table-cell table:formula="of:=MAX(MIN([.C34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88647" calcext:value-type="float">
            <text:p>-0.988647</text:p>
          </table:table-cell>
          <table:table-cell table:formula="of:=([.A342]-[.A341])/[.$H$3]" office:value-type="float" office:value="2.18499999999999" calcext:value-type="float">
            <text:p>2.18499999999999</text:p>
          </table:table-cell>
          <table:table-cell table:formula="of:=([.B342]-[.B341])/[.$H$3]" office:value-type="float" office:value="-18.0000000000735" calcext:value-type="float">
            <text:p>-18.0000000000735</text:p>
          </table:table-cell>
          <table:table-cell table:formula="of:=MAX(MIN([.C34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86479" calcext:value-type="float">
            <text:p>-0.986479</text:p>
          </table:table-cell>
          <table:table-cell table:formula="of:=([.A343]-[.A342])/[.$H$3]" office:value-type="float" office:value="2.16799999999995" calcext:value-type="float">
            <text:p>2.16799999999995</text:p>
          </table:table-cell>
          <table:table-cell table:formula="of:=([.B343]-[.B342])/[.$H$3]" office:value-type="float" office:value="-17.0000000000448" calcext:value-type="float">
            <text:p>-17.0000000000448</text:p>
          </table:table-cell>
          <table:table-cell table:formula="of:=MAX(MIN([.C34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84328" calcext:value-type="float">
            <text:p>-0.984328</text:p>
          </table:table-cell>
          <table:table-cell table:formula="of:=([.A344]-[.A343])/[.$H$3]" office:value-type="float" office:value="2.15100000000001" calcext:value-type="float">
            <text:p>2.15100000000001</text:p>
          </table:table-cell>
          <table:table-cell table:formula="of:=([.B344]-[.B343])/[.$H$3]" office:value-type="float" office:value="-16.9999999999337" calcext:value-type="float">
            <text:p>-16.9999999999337</text:p>
          </table:table-cell>
          <table:table-cell table:formula="of:=MAX(MIN([.C34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82195" calcext:value-type="float">
            <text:p>-0.982195</text:p>
          </table:table-cell>
          <table:table-cell table:formula="of:=([.A345]-[.A344])/[.$H$3]" office:value-type="float" office:value="2.13300000000005" calcext:value-type="float">
            <text:p>2.13300000000005</text:p>
          </table:table-cell>
          <table:table-cell table:formula="of:=([.B345]-[.B344])/[.$H$3]" office:value-type="float" office:value="-17.9999999999625" calcext:value-type="float">
            <text:p>-17.9999999999625</text:p>
          </table:table-cell>
          <table:table-cell table:formula="of:=MAX(MIN([.C34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8008" calcext:value-type="float">
            <text:p>-0.98008</text:p>
          </table:table-cell>
          <table:table-cell table:formula="of:=([.A346]-[.A345])/[.$H$3]" office:value-type="float" office:value="2.11499999999987" calcext:value-type="float">
            <text:p>2.11499999999987</text:p>
          </table:table-cell>
          <table:table-cell table:formula="of:=([.B346]-[.B345])/[.$H$3]" office:value-type="float" office:value="-18.0000000001845" calcext:value-type="float">
            <text:p>-18.0000000001845</text:p>
          </table:table-cell>
          <table:table-cell table:formula="of:=MAX(MIN([.C34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77982" calcext:value-type="float">
            <text:p>-0.977982</text:p>
          </table:table-cell>
          <table:table-cell table:formula="of:=([.A347]-[.A346])/[.$H$3]" office:value-type="float" office:value="2.09800000000016" calcext:value-type="float">
            <text:p>2.09800000000016</text:p>
          </table:table-cell>
          <table:table-cell table:formula="of:=([.B347]-[.B346])/[.$H$3]" office:value-type="float" office:value="-16.9999999997117" calcext:value-type="float">
            <text:p>-16.9999999997117</text:p>
          </table:table-cell>
          <table:table-cell table:formula="of:=MAX(MIN([.C34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75901" calcext:value-type="float">
            <text:p>-0.975901</text:p>
          </table:table-cell>
          <table:table-cell table:formula="of:=([.A348]-[.A347])/[.$H$3]" office:value-type="float" office:value="2.081" calcext:value-type="float">
            <text:p>2.081</text:p>
          </table:table-cell>
          <table:table-cell table:formula="of:=([.B348]-[.B347])/[.$H$3]" office:value-type="float" office:value="-17.0000000001558" calcext:value-type="float">
            <text:p>-17.0000000001558</text:p>
          </table:table-cell>
          <table:table-cell table:formula="of:=MAX(MIN([.C34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73839" calcext:value-type="float">
            <text:p>-0.973839</text:p>
          </table:table-cell>
          <table:table-cell table:formula="of:=([.A349]-[.A348])/[.$H$3]" office:value-type="float" office:value="2.0619999999999" calcext:value-type="float">
            <text:p>2.0619999999999</text:p>
          </table:table-cell>
          <table:table-cell table:formula="of:=([.B349]-[.B348])/[.$H$3]" office:value-type="float" office:value="-19.0000000001023" calcext:value-type="float">
            <text:p>-19.0000000001023</text:p>
          </table:table-cell>
          <table:table-cell table:formula="of:=MAX(MIN([.C34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71793" calcext:value-type="float">
            <text:p>-0.971793</text:p>
          </table:table-cell>
          <table:table-cell table:formula="of:=([.A350]-[.A349])/[.$H$3]" office:value-type="float" office:value="2.0460000000001" calcext:value-type="float">
            <text:p>2.0460000000001</text:p>
          </table:table-cell>
          <table:table-cell table:formula="of:=([.B350]-[.B349])/[.$H$3]" office:value-type="float" office:value="-15.999999999794" calcext:value-type="float">
            <text:p>-15.999999999794</text:p>
          </table:table-cell>
          <table:table-cell table:formula="of:=MAX(MIN([.C350];16);-16)" office:value-type="float" office:value="-15.999999999794" calcext:value-type="float">
            <text:p>-15.999999999794</text:p>
          </table:table-cell>
          <table:table-cell table:number-columns-repeated="4"/>
        </table:table-row>
        <table:table-row table:style-name="ro1">
          <table:table-cell office:value-type="float" office:value="-0.969765" calcext:value-type="float">
            <text:p>-0.969765</text:p>
          </table:table-cell>
          <table:table-cell table:formula="of:=([.A351]-[.A350])/[.$H$3]" office:value-type="float" office:value="2.02799999999992" calcext:value-type="float">
            <text:p>2.02799999999992</text:p>
          </table:table-cell>
          <table:table-cell table:formula="of:=([.B351]-[.B350])/[.$H$3]" office:value-type="float" office:value="-18.0000000001845" calcext:value-type="float">
            <text:p>-18.0000000001845</text:p>
          </table:table-cell>
          <table:table-cell table:formula="of:=MAX(MIN([.C35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67755" calcext:value-type="float">
            <text:p>-0.967755</text:p>
          </table:table-cell>
          <table:table-cell table:formula="of:=([.A352]-[.A351])/[.$H$3]" office:value-type="float" office:value="2.01000000000007" calcext:value-type="float">
            <text:p>2.01000000000007</text:p>
          </table:table-cell>
          <table:table-cell table:formula="of:=([.B352]-[.B351])/[.$H$3]" office:value-type="float" office:value="-17.9999999998515" calcext:value-type="float">
            <text:p>-17.9999999998515</text:p>
          </table:table-cell>
          <table:table-cell table:formula="of:=MAX(MIN([.C35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65762" calcext:value-type="float">
            <text:p>-0.965762</text:p>
          </table:table-cell>
          <table:table-cell table:formula="of:=([.A353]-[.A352])/[.$H$3]" office:value-type="float" office:value="1.99299999999991" calcext:value-type="float">
            <text:p>1.99299999999991</text:p>
          </table:table-cell>
          <table:table-cell table:formula="of:=([.B353]-[.B352])/[.$H$3]" office:value-type="float" office:value="-17.0000000001558" calcext:value-type="float">
            <text:p>-17.0000000001558</text:p>
          </table:table-cell>
          <table:table-cell table:formula="of:=MAX(MIN([.C35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63787" calcext:value-type="float">
            <text:p>-0.963787</text:p>
          </table:table-cell>
          <table:table-cell table:formula="of:=([.A354]-[.A353])/[.$H$3]" office:value-type="float" office:value="1.97500000000006" calcext:value-type="float">
            <text:p>1.97500000000006</text:p>
          </table:table-cell>
          <table:table-cell table:formula="of:=([.B354]-[.B353])/[.$H$3]" office:value-type="float" office:value="-17.9999999998515" calcext:value-type="float">
            <text:p>-17.9999999998515</text:p>
          </table:table-cell>
          <table:table-cell table:formula="of:=MAX(MIN([.C35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61829" calcext:value-type="float">
            <text:p>-0.961829</text:p>
          </table:table-cell>
          <table:table-cell table:formula="of:=([.A355]-[.A354])/[.$H$3]" office:value-type="float" office:value="1.95800000000002" calcext:value-type="float">
            <text:p>1.95800000000002</text:p>
          </table:table-cell>
          <table:table-cell table:formula="of:=([.B355]-[.B354])/[.$H$3]" office:value-type="float" office:value="-17.0000000000448" calcext:value-type="float">
            <text:p>-17.0000000000448</text:p>
          </table:table-cell>
          <table:table-cell table:formula="of:=MAX(MIN([.C35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59889" calcext:value-type="float">
            <text:p>-0.959889</text:p>
          </table:table-cell>
          <table:table-cell table:formula="of:=([.A356]-[.A355])/[.$H$3]" office:value-type="float" office:value="1.93999999999994" calcext:value-type="float">
            <text:p>1.93999999999994</text:p>
          </table:table-cell>
          <table:table-cell table:formula="of:=([.B356]-[.B355])/[.$H$3]" office:value-type="float" office:value="-18.0000000000735" calcext:value-type="float">
            <text:p>-18.0000000000735</text:p>
          </table:table-cell>
          <table:table-cell table:formula="of:=MAX(MIN([.C35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57966" calcext:value-type="float">
            <text:p>-0.957966</text:p>
          </table:table-cell>
          <table:table-cell table:formula="of:=([.A357]-[.A356])/[.$H$3]" office:value-type="float" office:value="1.92300000000001" calcext:value-type="float">
            <text:p>1.92300000000001</text:p>
          </table:table-cell>
          <table:table-cell table:formula="of:=([.B357]-[.B356])/[.$H$3]" office:value-type="float" office:value="-16.9999999999337" calcext:value-type="float">
            <text:p>-16.9999999999337</text:p>
          </table:table-cell>
          <table:table-cell table:formula="of:=MAX(MIN([.C35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56061" calcext:value-type="float">
            <text:p>-0.956061</text:p>
          </table:table-cell>
          <table:table-cell table:formula="of:=([.A358]-[.A357])/[.$H$3]" office:value-type="float" office:value="1.90500000000005" calcext:value-type="float">
            <text:p>1.90500000000005</text:p>
          </table:table-cell>
          <table:table-cell table:formula="of:=([.B358]-[.B357])/[.$H$3]" office:value-type="float" office:value="-17.9999999999625" calcext:value-type="float">
            <text:p>-17.9999999999625</text:p>
          </table:table-cell>
          <table:table-cell table:formula="of:=MAX(MIN([.C35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54174" calcext:value-type="float">
            <text:p>-0.954174</text:p>
          </table:table-cell>
          <table:table-cell table:formula="of:=([.A359]-[.A358])/[.$H$3]" office:value-type="float" office:value="1.88699999999997" calcext:value-type="float">
            <text:p>1.88699999999997</text:p>
          </table:table-cell>
          <table:table-cell table:formula="of:=([.B359]-[.B358])/[.$H$3]" office:value-type="float" office:value="-18.0000000000735" calcext:value-type="float">
            <text:p>-18.0000000000735</text:p>
          </table:table-cell>
          <table:table-cell table:formula="of:=MAX(MIN([.C35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52303" calcext:value-type="float">
            <text:p>-0.952303</text:p>
          </table:table-cell>
          <table:table-cell table:formula="of:=([.A360]-[.A359])/[.$H$3]" office:value-type="float" office:value="1.87099999999996" calcext:value-type="float">
            <text:p>1.87099999999996</text:p>
          </table:table-cell>
          <table:table-cell table:formula="of:=([.B360]-[.B359])/[.$H$3]" office:value-type="float" office:value="-16.000000000016" calcext:value-type="float">
            <text:p>-16.000000000016</text:p>
          </table:table-cell>
          <table:table-cell table:formula="of:=MAX(MIN([.C36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50451" calcext:value-type="float">
            <text:p>-0.950451</text:p>
          </table:table-cell>
          <table:table-cell table:formula="of:=([.A361]-[.A360])/[.$H$3]" office:value-type="float" office:value="1.85200000000008" calcext:value-type="float">
            <text:p>1.85200000000008</text:p>
          </table:table-cell>
          <table:table-cell table:formula="of:=([.B361]-[.B360])/[.$H$3]" office:value-type="float" office:value="-18.9999999998802" calcext:value-type="float">
            <text:p>-18.9999999998802</text:p>
          </table:table-cell>
          <table:table-cell table:formula="of:=MAX(MIN([.C36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48616" calcext:value-type="float">
            <text:p>-0.948616</text:p>
          </table:table-cell>
          <table:table-cell table:formula="of:=([.A362]-[.A361])/[.$H$3]" office:value-type="float" office:value="1.83500000000003" calcext:value-type="float">
            <text:p>1.83500000000003</text:p>
          </table:table-cell>
          <table:table-cell table:formula="of:=([.B362]-[.B361])/[.$H$3]" office:value-type="float" office:value="-17.0000000000448" calcext:value-type="float">
            <text:p>-17.0000000000448</text:p>
          </table:table-cell>
          <table:table-cell table:formula="of:=MAX(MIN([.C36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46798" calcext:value-type="float">
            <text:p>-0.946798</text:p>
          </table:table-cell>
          <table:table-cell table:formula="of:=([.A363]-[.A362])/[.$H$3]" office:value-type="float" office:value="1.81799999999999" calcext:value-type="float">
            <text:p>1.81799999999999</text:p>
          </table:table-cell>
          <table:table-cell table:formula="of:=([.B363]-[.B362])/[.$H$3]" office:value-type="float" office:value="-17.0000000000448" calcext:value-type="float">
            <text:p>-17.0000000000448</text:p>
          </table:table-cell>
          <table:table-cell table:formula="of:=MAX(MIN([.C36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44998" calcext:value-type="float">
            <text:p>-0.944998</text:p>
          </table:table-cell>
          <table:table-cell table:formula="of:=([.A364]-[.A363])/[.$H$3]" office:value-type="float" office:value="1.79999999999991" calcext:value-type="float">
            <text:p>1.79999999999991</text:p>
          </table:table-cell>
          <table:table-cell table:formula="of:=([.B364]-[.B363])/[.$H$3]" office:value-type="float" office:value="-18.0000000000735" calcext:value-type="float">
            <text:p>-18.0000000000735</text:p>
          </table:table-cell>
          <table:table-cell table:formula="of:=MAX(MIN([.C36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43216" calcext:value-type="float">
            <text:p>-0.943216</text:p>
          </table:table-cell>
          <table:table-cell table:formula="of:=([.A365]-[.A364])/[.$H$3]" office:value-type="float" office:value="1.78200000000006" calcext:value-type="float">
            <text:p>1.78200000000006</text:p>
          </table:table-cell>
          <table:table-cell table:formula="of:=([.B365]-[.B364])/[.$H$3]" office:value-type="float" office:value="-17.9999999998515" calcext:value-type="float">
            <text:p>-17.9999999998515</text:p>
          </table:table-cell>
          <table:table-cell table:formula="of:=MAX(MIN([.C36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41451" calcext:value-type="float">
            <text:p>-0.941451</text:p>
          </table:table-cell>
          <table:table-cell table:formula="of:=([.A366]-[.A365])/[.$H$3]" office:value-type="float" office:value="1.76500000000002" calcext:value-type="float">
            <text:p>1.76500000000002</text:p>
          </table:table-cell>
          <table:table-cell table:formula="of:=([.B366]-[.B365])/[.$H$3]" office:value-type="float" office:value="-17.0000000000448" calcext:value-type="float">
            <text:p>-17.0000000000448</text:p>
          </table:table-cell>
          <table:table-cell table:formula="of:=MAX(MIN([.C36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39703" calcext:value-type="float">
            <text:p>-0.939703</text:p>
          </table:table-cell>
          <table:table-cell table:formula="of:=([.A367]-[.A366])/[.$H$3]" office:value-type="float" office:value="1.74799999999997" calcext:value-type="float">
            <text:p>1.74799999999997</text:p>
          </table:table-cell>
          <table:table-cell table:formula="of:=([.B367]-[.B366])/[.$H$3]" office:value-type="float" office:value="-17.0000000000448" calcext:value-type="float">
            <text:p>-17.0000000000448</text:p>
          </table:table-cell>
          <table:table-cell table:formula="of:=MAX(MIN([.C36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37973" calcext:value-type="float">
            <text:p>-0.937973</text:p>
          </table:table-cell>
          <table:table-cell table:formula="of:=([.A368]-[.A367])/[.$H$3]" office:value-type="float" office:value="1.73000000000001" calcext:value-type="float">
            <text:p>1.73000000000001</text:p>
          </table:table-cell>
          <table:table-cell table:formula="of:=([.B368]-[.B367])/[.$H$3]" office:value-type="float" office:value="-17.9999999999625" calcext:value-type="float">
            <text:p>-17.9999999999625</text:p>
          </table:table-cell>
          <table:table-cell table:formula="of:=MAX(MIN([.C36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36261" calcext:value-type="float">
            <text:p>-0.936261</text:p>
          </table:table-cell>
          <table:table-cell table:formula="of:=([.A369]-[.A368])/[.$H$3]" office:value-type="float" office:value="1.71199999999994" calcext:value-type="float">
            <text:p>1.71199999999994</text:p>
          </table:table-cell>
          <table:table-cell table:formula="of:=([.B369]-[.B368])/[.$H$3]" office:value-type="float" office:value="-18.0000000000735" calcext:value-type="float">
            <text:p>-18.0000000000735</text:p>
          </table:table-cell>
          <table:table-cell table:formula="of:=MAX(MIN([.C36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34566" calcext:value-type="float">
            <text:p>-0.934566</text:p>
          </table:table-cell>
          <table:table-cell table:formula="of:=([.A370]-[.A369])/[.$H$3]" office:value-type="float" office:value="1.695" calcext:value-type="float">
            <text:p>1.695</text:p>
          </table:table-cell>
          <table:table-cell table:formula="of:=([.B370]-[.B369])/[.$H$3]" office:value-type="float" office:value="-16.9999999999337" calcext:value-type="float">
            <text:p>-16.9999999999337</text:p>
          </table:table-cell>
          <table:table-cell table:formula="of:=MAX(MIN([.C37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32889" calcext:value-type="float">
            <text:p>-0.932889</text:p>
          </table:table-cell>
          <table:table-cell table:formula="of:=([.A371]-[.A370])/[.$H$3]" office:value-type="float" office:value="1.67700000000004" calcext:value-type="float">
            <text:p>1.67700000000004</text:p>
          </table:table-cell>
          <table:table-cell table:formula="of:=([.B371]-[.B370])/[.$H$3]" office:value-type="float" office:value="-17.9999999999625" calcext:value-type="float">
            <text:p>-17.9999999999625</text:p>
          </table:table-cell>
          <table:table-cell table:formula="of:=MAX(MIN([.C37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31229" calcext:value-type="float">
            <text:p>-0.931229</text:p>
          </table:table-cell>
          <table:table-cell table:formula="of:=([.A372]-[.A371])/[.$H$3]" office:value-type="float" office:value="1.65999999999999" calcext:value-type="float">
            <text:p>1.65999999999999</text:p>
          </table:table-cell>
          <table:table-cell table:formula="of:=([.B372]-[.B371])/[.$H$3]" office:value-type="float" office:value="-17.0000000000448" calcext:value-type="float">
            <text:p>-17.0000000000448</text:p>
          </table:table-cell>
          <table:table-cell table:formula="of:=MAX(MIN([.C37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29587" calcext:value-type="float">
            <text:p>-0.929587</text:p>
          </table:table-cell>
          <table:table-cell table:formula="of:=([.A373]-[.A372])/[.$H$3]" office:value-type="float" office:value="1.64200000000003" calcext:value-type="float">
            <text:p>1.64200000000003</text:p>
          </table:table-cell>
          <table:table-cell table:formula="of:=([.B373]-[.B372])/[.$H$3]" office:value-type="float" office:value="-17.9999999999625" calcext:value-type="float">
            <text:p>-17.9999999999625</text:p>
          </table:table-cell>
          <table:table-cell table:formula="of:=MAX(MIN([.C37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27962" calcext:value-type="float">
            <text:p>-0.927962</text:p>
          </table:table-cell>
          <table:table-cell table:formula="of:=([.A374]-[.A373])/[.$H$3]" office:value-type="float" office:value="1.62499999999999" calcext:value-type="float">
            <text:p>1.62499999999999</text:p>
          </table:table-cell>
          <table:table-cell table:formula="of:=([.B374]-[.B373])/[.$H$3]" office:value-type="float" office:value="-17.0000000000448" calcext:value-type="float">
            <text:p>-17.0000000000448</text:p>
          </table:table-cell>
          <table:table-cell table:formula="of:=MAX(MIN([.C37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26355" calcext:value-type="float">
            <text:p>-0.926355</text:p>
          </table:table-cell>
          <table:table-cell table:formula="of:=([.A375]-[.A374])/[.$H$3]" office:value-type="float" office:value="1.60700000000003" calcext:value-type="float">
            <text:p>1.60700000000003</text:p>
          </table:table-cell>
          <table:table-cell table:formula="of:=([.B375]-[.B374])/[.$H$3]" office:value-type="float" office:value="-17.9999999999625" calcext:value-type="float">
            <text:p>-17.9999999999625</text:p>
          </table:table-cell>
          <table:table-cell table:formula="of:=MAX(MIN([.C37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24765" calcext:value-type="float">
            <text:p>-0.924765</text:p>
          </table:table-cell>
          <table:table-cell table:formula="of:=([.A376]-[.A375])/[.$H$3]" office:value-type="float" office:value="1.58999999999998" calcext:value-type="float">
            <text:p>1.58999999999998</text:p>
          </table:table-cell>
          <table:table-cell table:formula="of:=([.B376]-[.B375])/[.$H$3]" office:value-type="float" office:value="-17.0000000000448" calcext:value-type="float">
            <text:p>-17.0000000000448</text:p>
          </table:table-cell>
          <table:table-cell table:formula="of:=MAX(MIN([.C37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23193" calcext:value-type="float">
            <text:p>-0.923193</text:p>
          </table:table-cell>
          <table:table-cell table:formula="of:=([.A377]-[.A376])/[.$H$3]" office:value-type="float" office:value="1.57200000000002" calcext:value-type="float">
            <text:p>1.57200000000002</text:p>
          </table:table-cell>
          <table:table-cell table:formula="of:=([.B377]-[.B376])/[.$H$3]" office:value-type="float" office:value="-17.9999999999625" calcext:value-type="float">
            <text:p>-17.9999999999625</text:p>
          </table:table-cell>
          <table:table-cell table:formula="of:=MAX(MIN([.C37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21638" calcext:value-type="float">
            <text:p>-0.921638</text:p>
          </table:table-cell>
          <table:table-cell table:formula="of:=([.A378]-[.A377])/[.$H$3]" office:value-type="float" office:value="1.55499999999997" calcext:value-type="float">
            <text:p>1.55499999999997</text:p>
          </table:table-cell>
          <table:table-cell table:formula="of:=([.B378]-[.B377])/[.$H$3]" office:value-type="float" office:value="-17.0000000000448" calcext:value-type="float">
            <text:p>-17.0000000000448</text:p>
          </table:table-cell>
          <table:table-cell table:formula="of:=MAX(MIN([.C37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20101" calcext:value-type="float">
            <text:p>-0.920101</text:p>
          </table:table-cell>
          <table:table-cell table:formula="of:=([.A379]-[.A378])/[.$H$3]" office:value-type="float" office:value="1.53700000000001" calcext:value-type="float">
            <text:p>1.53700000000001</text:p>
          </table:table-cell>
          <table:table-cell table:formula="of:=([.B379]-[.B378])/[.$H$3]" office:value-type="float" office:value="-17.9999999999625" calcext:value-type="float">
            <text:p>-17.9999999999625</text:p>
          </table:table-cell>
          <table:table-cell table:formula="of:=MAX(MIN([.C37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18582" calcext:value-type="float">
            <text:p>-0.918582</text:p>
          </table:table-cell>
          <table:table-cell table:formula="of:=([.A380]-[.A379])/[.$H$3]" office:value-type="float" office:value="1.51899999999994" calcext:value-type="float">
            <text:p>1.51899999999994</text:p>
          </table:table-cell>
          <table:table-cell table:formula="of:=([.B380]-[.B379])/[.$H$3]" office:value-type="float" office:value="-18.0000000000735" calcext:value-type="float">
            <text:p>-18.0000000000735</text:p>
          </table:table-cell>
          <table:table-cell table:formula="of:=MAX(MIN([.C38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1708" calcext:value-type="float">
            <text:p>-0.91708</text:p>
          </table:table-cell>
          <table:table-cell table:formula="of:=([.A381]-[.A380])/[.$H$3]" office:value-type="float" office:value="1.50199999999989" calcext:value-type="float">
            <text:p>1.50199999999989</text:p>
          </table:table-cell>
          <table:table-cell table:formula="of:=([.B381]-[.B380])/[.$H$3]" office:value-type="float" office:value="-17.0000000000448" calcext:value-type="float">
            <text:p>-17.0000000000448</text:p>
          </table:table-cell>
          <table:table-cell table:formula="of:=MAX(MIN([.C38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15595" calcext:value-type="float">
            <text:p>-0.915595</text:p>
          </table:table-cell>
          <table:table-cell table:formula="of:=([.A382]-[.A381])/[.$H$3]" office:value-type="float" office:value="1.48500000000018" calcext:value-type="float">
            <text:p>1.48500000000018</text:p>
          </table:table-cell>
          <table:table-cell table:formula="of:=([.B382]-[.B381])/[.$H$3]" office:value-type="float" office:value="-16.9999999997117" calcext:value-type="float">
            <text:p>-16.9999999997117</text:p>
          </table:table-cell>
          <table:table-cell table:formula="of:=MAX(MIN([.C38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14128" calcext:value-type="float">
            <text:p>-0.914128</text:p>
          </table:table-cell>
          <table:table-cell table:formula="of:=([.A383]-[.A382])/[.$H$3]" office:value-type="float" office:value="1.467" calcext:value-type="float">
            <text:p>1.467</text:p>
          </table:table-cell>
          <table:table-cell table:formula="of:=([.B383]-[.B382])/[.$H$3]" office:value-type="float" office:value="-18.0000000001845" calcext:value-type="float">
            <text:p>-18.0000000001845</text:p>
          </table:table-cell>
          <table:table-cell table:formula="of:=MAX(MIN([.C38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12679" calcext:value-type="float">
            <text:p>-0.912679</text:p>
          </table:table-cell>
          <table:table-cell table:formula="of:=([.A384]-[.A383])/[.$H$3]" office:value-type="float" office:value="1.44900000000003" calcext:value-type="float">
            <text:p>1.44900000000003</text:p>
          </table:table-cell>
          <table:table-cell table:formula="of:=([.B384]-[.B383])/[.$H$3]" office:value-type="float" office:value="-17.9999999999625" calcext:value-type="float">
            <text:p>-17.9999999999625</text:p>
          </table:table-cell>
          <table:table-cell table:formula="of:=MAX(MIN([.C38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11247" calcext:value-type="float">
            <text:p>-0.911247</text:p>
          </table:table-cell>
          <table:table-cell table:formula="of:=([.A385]-[.A384])/[.$H$3]" office:value-type="float" office:value="1.43199999999999" calcext:value-type="float">
            <text:p>1.43199999999999</text:p>
          </table:table-cell>
          <table:table-cell table:formula="of:=([.B385]-[.B384])/[.$H$3]" office:value-type="float" office:value="-17.0000000000448" calcext:value-type="float">
            <text:p>-17.0000000000448</text:p>
          </table:table-cell>
          <table:table-cell table:formula="of:=MAX(MIN([.C38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09832" calcext:value-type="float">
            <text:p>-0.909832</text:p>
          </table:table-cell>
          <table:table-cell table:formula="of:=([.A386]-[.A385])/[.$H$3]" office:value-type="float" office:value="1.41499999999994" calcext:value-type="float">
            <text:p>1.41499999999994</text:p>
          </table:table-cell>
          <table:table-cell table:formula="of:=([.B386]-[.B385])/[.$H$3]" office:value-type="float" office:value="-17.0000000000448" calcext:value-type="float">
            <text:p>-17.0000000000448</text:p>
          </table:table-cell>
          <table:table-cell table:formula="of:=MAX(MIN([.C38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08436" calcext:value-type="float">
            <text:p>-0.908436</text:p>
          </table:table-cell>
          <table:table-cell table:formula="of:=([.A387]-[.A386])/[.$H$3]" office:value-type="float" office:value="1.39600000000006" calcext:value-type="float">
            <text:p>1.39600000000006</text:p>
          </table:table-cell>
          <table:table-cell table:formula="of:=([.B387]-[.B386])/[.$H$3]" office:value-type="float" office:value="-18.9999999998802" calcext:value-type="float">
            <text:p>-18.9999999998802</text:p>
          </table:table-cell>
          <table:table-cell table:formula="of:=MAX(MIN([.C38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07056" calcext:value-type="float">
            <text:p>-0.907056</text:p>
          </table:table-cell>
          <table:table-cell table:formula="of:=([.A388]-[.A387])/[.$H$3]" office:value-type="float" office:value="1.37999999999994" calcext:value-type="float">
            <text:p>1.37999999999994</text:p>
          </table:table-cell>
          <table:table-cell table:formula="of:=([.B388]-[.B387])/[.$H$3]" office:value-type="float" office:value="-16.000000000127" calcext:value-type="float">
            <text:p>-16.000000000127</text:p>
          </table:table-cell>
          <table:table-cell table:formula="of:=MAX(MIN([.C38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05694" calcext:value-type="float">
            <text:p>-0.905694</text:p>
          </table:table-cell>
          <table:table-cell table:formula="of:=([.A389]-[.A388])/[.$H$3]" office:value-type="float" office:value="1.36199999999997" calcext:value-type="float">
            <text:p>1.36199999999997</text:p>
          </table:table-cell>
          <table:table-cell table:formula="of:=([.B389]-[.B388])/[.$H$3]" office:value-type="float" office:value="-17.9999999999625" calcext:value-type="float">
            <text:p>-17.9999999999625</text:p>
          </table:table-cell>
          <table:table-cell table:formula="of:=MAX(MIN([.C38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0435" calcext:value-type="float">
            <text:p>-0.90435</text:p>
          </table:table-cell>
          <table:table-cell table:formula="of:=([.A390]-[.A389])/[.$H$3]" office:value-type="float" office:value="1.3439999999999" calcext:value-type="float">
            <text:p>1.3439999999999</text:p>
          </table:table-cell>
          <table:table-cell table:formula="of:=([.B390]-[.B389])/[.$H$3]" office:value-type="float" office:value="-18.0000000000735" calcext:value-type="float">
            <text:p>-18.0000000000735</text:p>
          </table:table-cell>
          <table:table-cell table:formula="of:=MAX(MIN([.C39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03023" calcext:value-type="float">
            <text:p>-0.903023</text:p>
          </table:table-cell>
          <table:table-cell table:formula="of:=([.A391]-[.A390])/[.$H$3]" office:value-type="float" office:value="1.32700000000019" calcext:value-type="float">
            <text:p>1.32700000000019</text:p>
          </table:table-cell>
          <table:table-cell table:formula="of:=([.B391]-[.B390])/[.$H$3]" office:value-type="float" office:value="-16.9999999997117" calcext:value-type="float">
            <text:p>-16.9999999997117</text:p>
          </table:table-cell>
          <table:table-cell table:formula="of:=MAX(MIN([.C39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01714" calcext:value-type="float">
            <text:p>-0.901714</text:p>
          </table:table-cell>
          <table:table-cell table:formula="of:=([.A392]-[.A391])/[.$H$3]" office:value-type="float" office:value="1.309" calcext:value-type="float">
            <text:p>1.309</text:p>
          </table:table-cell>
          <table:table-cell table:formula="of:=([.B392]-[.B391])/[.$H$3]" office:value-type="float" office:value="-18.0000000001845" calcext:value-type="float">
            <text:p>-18.0000000001845</text:p>
          </table:table-cell>
          <table:table-cell table:formula="of:=MAX(MIN([.C39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900423" calcext:value-type="float">
            <text:p>-0.900423</text:p>
          </table:table-cell>
          <table:table-cell table:formula="of:=([.A393]-[.A392])/[.$H$3]" office:value-type="float" office:value="1.29099999999993" calcext:value-type="float">
            <text:p>1.29099999999993</text:p>
          </table:table-cell>
          <table:table-cell table:formula="of:=([.B393]-[.B392])/[.$H$3]" office:value-type="float" office:value="-18.0000000000735" calcext:value-type="float">
            <text:p>-18.0000000000735</text:p>
          </table:table-cell>
          <table:table-cell table:formula="of:=MAX(MIN([.C39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99149" calcext:value-type="float">
            <text:p>-0.899149</text:p>
          </table:table-cell>
          <table:table-cell table:formula="of:=([.A394]-[.A393])/[.$H$3]" office:value-type="float" office:value="1.274" calcext:value-type="float">
            <text:p>1.274</text:p>
          </table:table-cell>
          <table:table-cell table:formula="of:=([.B394]-[.B393])/[.$H$3]" office:value-type="float" office:value="-16.9999999999337" calcext:value-type="float">
            <text:p>-16.9999999999337</text:p>
          </table:table-cell>
          <table:table-cell table:formula="of:=MAX(MIN([.C39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97892" calcext:value-type="float">
            <text:p>-0.897892</text:p>
          </table:table-cell>
          <table:table-cell table:formula="of:=([.A395]-[.A394])/[.$H$3]" office:value-type="float" office:value="1.25700000000006" calcext:value-type="float">
            <text:p>1.25700000000006</text:p>
          </table:table-cell>
          <table:table-cell table:formula="of:=([.B395]-[.B394])/[.$H$3]" office:value-type="float" office:value="-16.9999999999337" calcext:value-type="float">
            <text:p>-16.9999999999337</text:p>
          </table:table-cell>
          <table:table-cell table:formula="of:=MAX(MIN([.C39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96653" calcext:value-type="float">
            <text:p>-0.896653</text:p>
          </table:table-cell>
          <table:table-cell table:formula="of:=([.A396]-[.A395])/[.$H$3]" office:value-type="float" office:value="1.23899999999999" calcext:value-type="float">
            <text:p>1.23899999999999</text:p>
          </table:table-cell>
          <table:table-cell table:formula="of:=([.B396]-[.B395])/[.$H$3]" office:value-type="float" office:value="-18.0000000000735" calcext:value-type="float">
            <text:p>-18.0000000000735</text:p>
          </table:table-cell>
          <table:table-cell table:formula="of:=MAX(MIN([.C39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95431" calcext:value-type="float">
            <text:p>-0.895431</text:p>
          </table:table-cell>
          <table:table-cell table:formula="of:=([.A397]-[.A396])/[.$H$3]" office:value-type="float" office:value="1.22199999999995" calcext:value-type="float">
            <text:p>1.22199999999995</text:p>
          </table:table-cell>
          <table:table-cell table:formula="of:=([.B397]-[.B396])/[.$H$3]" office:value-type="float" office:value="-17.0000000000448" calcext:value-type="float">
            <text:p>-17.0000000000448</text:p>
          </table:table-cell>
          <table:table-cell table:formula="of:=MAX(MIN([.C39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94227" calcext:value-type="float">
            <text:p>-0.894227</text:p>
          </table:table-cell>
          <table:table-cell table:formula="of:=([.A398]-[.A397])/[.$H$3]" office:value-type="float" office:value="1.20399999999998" calcext:value-type="float">
            <text:p>1.20399999999998</text:p>
          </table:table-cell>
          <table:table-cell table:formula="of:=([.B398]-[.B397])/[.$H$3]" office:value-type="float" office:value="-17.9999999999625" calcext:value-type="float">
            <text:p>-17.9999999999625</text:p>
          </table:table-cell>
          <table:table-cell table:formula="of:=MAX(MIN([.C39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93041" calcext:value-type="float">
            <text:p>-0.893041</text:p>
          </table:table-cell>
          <table:table-cell table:formula="of:=([.A399]-[.A398])/[.$H$3]" office:value-type="float" office:value="1.18600000000002" calcext:value-type="float">
            <text:p>1.18600000000002</text:p>
          </table:table-cell>
          <table:table-cell table:formula="of:=([.B399]-[.B398])/[.$H$3]" office:value-type="float" office:value="-17.9999999999625" calcext:value-type="float">
            <text:p>-17.9999999999625</text:p>
          </table:table-cell>
          <table:table-cell table:formula="of:=MAX(MIN([.C39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91872" calcext:value-type="float">
            <text:p>-0.891872</text:p>
          </table:table-cell>
          <table:table-cell table:formula="of:=([.A400]-[.A399])/[.$H$3]" office:value-type="float" office:value="1.16899999999998" calcext:value-type="float">
            <text:p>1.16899999999998</text:p>
          </table:table-cell>
          <table:table-cell table:formula="of:=([.B400]-[.B399])/[.$H$3]" office:value-type="float" office:value="-17.0000000000448" calcext:value-type="float">
            <text:p>-17.0000000000448</text:p>
          </table:table-cell>
          <table:table-cell table:formula="of:=MAX(MIN([.C40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90721" calcext:value-type="float">
            <text:p>-0.890721</text:p>
          </table:table-cell>
          <table:table-cell table:formula="of:=([.A401]-[.A400])/[.$H$3]" office:value-type="float" office:value="1.15100000000001" calcext:value-type="float">
            <text:p>1.15100000000001</text:p>
          </table:table-cell>
          <table:table-cell table:formula="of:=([.B401]-[.B400])/[.$H$3]" office:value-type="float" office:value="-17.9999999999625" calcext:value-type="float">
            <text:p>-17.9999999999625</text:p>
          </table:table-cell>
          <table:table-cell table:formula="of:=MAX(MIN([.C40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9587" calcext:value-type="float">
            <text:p>-0.889587</text:p>
          </table:table-cell>
          <table:table-cell table:formula="of:=([.A402]-[.A401])/[.$H$3]" office:value-type="float" office:value="1.13400000000008" calcext:value-type="float">
            <text:p>1.13400000000008</text:p>
          </table:table-cell>
          <table:table-cell table:formula="of:=([.B402]-[.B401])/[.$H$3]" office:value-type="float" office:value="-16.9999999999337" calcext:value-type="float">
            <text:p>-16.9999999999337</text:p>
          </table:table-cell>
          <table:table-cell table:formula="of:=MAX(MIN([.C40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8471" calcext:value-type="float">
            <text:p>-0.888471</text:p>
          </table:table-cell>
          <table:table-cell table:formula="of:=([.A403]-[.A402])/[.$H$3]" office:value-type="float" office:value="1.11599999999989" calcext:value-type="float">
            <text:p>1.11599999999989</text:p>
          </table:table-cell>
          <table:table-cell table:formula="of:=([.B403]-[.B402])/[.$H$3]" office:value-type="float" office:value="-18.0000000001845" calcext:value-type="float">
            <text:p>-18.0000000001845</text:p>
          </table:table-cell>
          <table:table-cell table:formula="of:=MAX(MIN([.C40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7372" calcext:value-type="float">
            <text:p>-0.887372</text:p>
          </table:table-cell>
          <table:table-cell table:formula="of:=([.A404]-[.A403])/[.$H$3]" office:value-type="float" office:value="1.09900000000007" calcext:value-type="float">
            <text:p>1.09900000000007</text:p>
          </table:table-cell>
          <table:table-cell table:formula="of:=([.B404]-[.B403])/[.$H$3]" office:value-type="float" office:value="-16.9999999998227" calcext:value-type="float">
            <text:p>-16.9999999998227</text:p>
          </table:table-cell>
          <table:table-cell table:formula="of:=MAX(MIN([.C40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6291" calcext:value-type="float">
            <text:p>-0.886291</text:p>
          </table:table-cell>
          <table:table-cell table:formula="of:=([.A405]-[.A404])/[.$H$3]" office:value-type="float" office:value="1.081" calcext:value-type="float">
            <text:p>1.081</text:p>
          </table:table-cell>
          <table:table-cell table:formula="of:=([.B405]-[.B404])/[.$H$3]" office:value-type="float" office:value="-18.0000000000735" calcext:value-type="float">
            <text:p>-18.0000000000735</text:p>
          </table:table-cell>
          <table:table-cell table:formula="of:=MAX(MIN([.C40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5227" calcext:value-type="float">
            <text:p>-0.885227</text:p>
          </table:table-cell>
          <table:table-cell table:formula="of:=([.A406]-[.A405])/[.$H$3]" office:value-type="float" office:value="1.06399999999995" calcext:value-type="float">
            <text:p>1.06399999999995</text:p>
          </table:table-cell>
          <table:table-cell table:formula="of:=([.B406]-[.B405])/[.$H$3]" office:value-type="float" office:value="-17.0000000000448" calcext:value-type="float">
            <text:p>-17.0000000000448</text:p>
          </table:table-cell>
          <table:table-cell table:formula="of:=MAX(MIN([.C40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4181" calcext:value-type="float">
            <text:p>-0.884181</text:p>
          </table:table-cell>
          <table:table-cell table:formula="of:=([.A407]-[.A406])/[.$H$3]" office:value-type="float" office:value="1.04599999999999" calcext:value-type="float">
            <text:p>1.04599999999999</text:p>
          </table:table-cell>
          <table:table-cell table:formula="of:=([.B407]-[.B406])/[.$H$3]" office:value-type="float" office:value="-17.9999999999625" calcext:value-type="float">
            <text:p>-17.9999999999625</text:p>
          </table:table-cell>
          <table:table-cell table:formula="of:=MAX(MIN([.C40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3152" calcext:value-type="float">
            <text:p>-0.883152</text:p>
          </table:table-cell>
          <table:table-cell table:formula="of:=([.A408]-[.A407])/[.$H$3]" office:value-type="float" office:value="1.02900000000006" calcext:value-type="float">
            <text:p>1.02900000000006</text:p>
          </table:table-cell>
          <table:table-cell table:formula="of:=([.B408]-[.B407])/[.$H$3]" office:value-type="float" office:value="-16.9999999999337" calcext:value-type="float">
            <text:p>-16.9999999999337</text:p>
          </table:table-cell>
          <table:table-cell table:formula="of:=MAX(MIN([.C40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2141" calcext:value-type="float">
            <text:p>-0.882141</text:p>
          </table:table-cell>
          <table:table-cell table:formula="of:=([.A409]-[.A408])/[.$H$3]" office:value-type="float" office:value="1.01099999999998" calcext:value-type="float">
            <text:p>1.01099999999998</text:p>
          </table:table-cell>
          <table:table-cell table:formula="of:=([.B409]-[.B408])/[.$H$3]" office:value-type="float" office:value="-18.0000000000735" calcext:value-type="float">
            <text:p>-18.0000000000735</text:p>
          </table:table-cell>
          <table:table-cell table:formula="of:=MAX(MIN([.C40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1148" calcext:value-type="float">
            <text:p>-0.881148</text:p>
          </table:table-cell>
          <table:table-cell table:formula="of:=([.A410]-[.A409])/[.$H$3]" office:value-type="float" office:value="0.993000000000022" calcext:value-type="float">
            <text:p>0.993000000000022</text:p>
          </table:table-cell>
          <table:table-cell table:formula="of:=([.B410]-[.B409])/[.$H$3]" office:value-type="float" office:value="-17.9999999999625" calcext:value-type="float">
            <text:p>-17.9999999999625</text:p>
          </table:table-cell>
          <table:table-cell table:formula="of:=MAX(MIN([.C41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80172" calcext:value-type="float">
            <text:p>-0.880172</text:p>
          </table:table-cell>
          <table:table-cell table:formula="of:=([.A411]-[.A410])/[.$H$3]" office:value-type="float" office:value="0.975999999999977" calcext:value-type="float">
            <text:p>0.975999999999977</text:p>
          </table:table-cell>
          <table:table-cell table:formula="of:=([.B411]-[.B410])/[.$H$3]" office:value-type="float" office:value="-17.0000000000448" calcext:value-type="float">
            <text:p>-17.0000000000448</text:p>
          </table:table-cell>
          <table:table-cell table:formula="of:=MAX(MIN([.C41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9213" calcext:value-type="float">
            <text:p>-0.879213</text:p>
          </table:table-cell>
          <table:table-cell table:formula="of:=([.A412]-[.A411])/[.$H$3]" office:value-type="float" office:value="0.959000000000043" calcext:value-type="float">
            <text:p>0.959000000000043</text:p>
          </table:table-cell>
          <table:table-cell table:formula="of:=([.B412]-[.B411])/[.$H$3]" office:value-type="float" office:value="-16.9999999999337" calcext:value-type="float">
            <text:p>-16.9999999999337</text:p>
          </table:table-cell>
          <table:table-cell table:formula="of:=MAX(MIN([.C41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8272" calcext:value-type="float">
            <text:p>-0.878272</text:p>
          </table:table-cell>
          <table:table-cell table:formula="of:=([.A413]-[.A412])/[.$H$3]" office:value-type="float" office:value="0.94099999999997" calcext:value-type="float">
            <text:p>0.94099999999997</text:p>
          </table:table-cell>
          <table:table-cell table:formula="of:=([.B413]-[.B412])/[.$H$3]" office:value-type="float" office:value="-18.0000000000735" calcext:value-type="float">
            <text:p>-18.0000000000735</text:p>
          </table:table-cell>
          <table:table-cell table:formula="of:=MAX(MIN([.C41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7349" calcext:value-type="float">
            <text:p>-0.877349</text:p>
          </table:table-cell>
          <table:table-cell table:formula="of:=([.A414]-[.A413])/[.$H$3]" office:value-type="float" office:value="0.923000000000007" calcext:value-type="float">
            <text:p>0.923000000000007</text:p>
          </table:table-cell>
          <table:table-cell table:formula="of:=([.B414]-[.B413])/[.$H$3]" office:value-type="float" office:value="-17.9999999999625" calcext:value-type="float">
            <text:p>-17.9999999999625</text:p>
          </table:table-cell>
          <table:table-cell table:formula="of:=MAX(MIN([.C41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6443" calcext:value-type="float">
            <text:p>-0.876443</text:p>
          </table:table-cell>
          <table:table-cell table:formula="of:=([.A415]-[.A414])/[.$H$3]" office:value-type="float" office:value="0.905999999999962" calcext:value-type="float">
            <text:p>0.905999999999962</text:p>
          </table:table-cell>
          <table:table-cell table:formula="of:=([.B415]-[.B414])/[.$H$3]" office:value-type="float" office:value="-17.0000000000448" calcext:value-type="float">
            <text:p>-17.0000000000448</text:p>
          </table:table-cell>
          <table:table-cell table:formula="of:=MAX(MIN([.C41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5555" calcext:value-type="float">
            <text:p>-0.875555</text:p>
          </table:table-cell>
          <table:table-cell table:formula="of:=([.A416]-[.A415])/[.$H$3]" office:value-type="float" office:value="0.888" calcext:value-type="float">
            <text:p>0.888</text:p>
          </table:table-cell>
          <table:table-cell table:formula="of:=([.B416]-[.B415])/[.$H$3]" office:value-type="float" office:value="-17.9999999999625" calcext:value-type="float">
            <text:p>-17.9999999999625</text:p>
          </table:table-cell>
          <table:table-cell table:formula="of:=MAX(MIN([.C41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4684" calcext:value-type="float">
            <text:p>-0.874684</text:p>
          </table:table-cell>
          <table:table-cell table:formula="of:=([.A417]-[.A416])/[.$H$3]" office:value-type="float" office:value="0.871000000000066" calcext:value-type="float">
            <text:p>0.871000000000066</text:p>
          </table:table-cell>
          <table:table-cell table:formula="of:=([.B417]-[.B416])/[.$H$3]" office:value-type="float" office:value="-16.9999999999337" calcext:value-type="float">
            <text:p>-16.9999999999337</text:p>
          </table:table-cell>
          <table:table-cell table:formula="of:=MAX(MIN([.C41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3831" calcext:value-type="float">
            <text:p>-0.873831</text:p>
          </table:table-cell>
          <table:table-cell table:formula="of:=([.A418]-[.A417])/[.$H$3]" office:value-type="float" office:value="0.852999999999993" calcext:value-type="float">
            <text:p>0.852999999999993</text:p>
          </table:table-cell>
          <table:table-cell table:formula="of:=([.B418]-[.B417])/[.$H$3]" office:value-type="float" office:value="-18.0000000000735" calcext:value-type="float">
            <text:p>-18.0000000000735</text:p>
          </table:table-cell>
          <table:table-cell table:formula="of:=MAX(MIN([.C41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2995" calcext:value-type="float">
            <text:p>-0.872995</text:p>
          </table:table-cell>
          <table:table-cell table:formula="of:=([.A419]-[.A418])/[.$H$3]" office:value-type="float" office:value="0.835999999999948" calcext:value-type="float">
            <text:p>0.835999999999948</text:p>
          </table:table-cell>
          <table:table-cell table:formula="of:=([.B419]-[.B418])/[.$H$3]" office:value-type="float" office:value="-17.0000000000448" calcext:value-type="float">
            <text:p>-17.0000000000448</text:p>
          </table:table-cell>
          <table:table-cell table:formula="of:=MAX(MIN([.C41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2177" calcext:value-type="float">
            <text:p>-0.872177</text:p>
          </table:table-cell>
          <table:table-cell table:formula="of:=([.A420]-[.A419])/[.$H$3]" office:value-type="float" office:value="0.817999999999985" calcext:value-type="float">
            <text:p>0.817999999999985</text:p>
          </table:table-cell>
          <table:table-cell table:formula="of:=([.B420]-[.B419])/[.$H$3]" office:value-type="float" office:value="-17.9999999999625" calcext:value-type="float">
            <text:p>-17.9999999999625</text:p>
          </table:table-cell>
          <table:table-cell table:formula="of:=MAX(MIN([.C42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1377" calcext:value-type="float">
            <text:p>-0.871377</text:p>
          </table:table-cell>
          <table:table-cell table:formula="of:=([.A421]-[.A420])/[.$H$3]" office:value-type="float" office:value="0.800000000000023" calcext:value-type="float">
            <text:p>0.800000000000023</text:p>
          </table:table-cell>
          <table:table-cell table:formula="of:=([.B421]-[.B420])/[.$H$3]" office:value-type="float" office:value="-17.9999999999625" calcext:value-type="float">
            <text:p>-17.9999999999625</text:p>
          </table:table-cell>
          <table:table-cell table:formula="of:=MAX(MIN([.C42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70594" calcext:value-type="float">
            <text:p>-0.870594</text:p>
          </table:table-cell>
          <table:table-cell table:formula="of:=([.A422]-[.A421])/[.$H$3]" office:value-type="float" office:value="0.782999999999978" calcext:value-type="float">
            <text:p>0.782999999999978</text:p>
          </table:table-cell>
          <table:table-cell table:formula="of:=([.B422]-[.B421])/[.$H$3]" office:value-type="float" office:value="-17.0000000000448" calcext:value-type="float">
            <text:p>-17.0000000000448</text:p>
          </table:table-cell>
          <table:table-cell table:formula="of:=MAX(MIN([.C42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9828" calcext:value-type="float">
            <text:p>-0.869828</text:p>
          </table:table-cell>
          <table:table-cell table:formula="of:=([.A423]-[.A422])/[.$H$3]" office:value-type="float" office:value="0.766000000000044" calcext:value-type="float">
            <text:p>0.766000000000044</text:p>
          </table:table-cell>
          <table:table-cell table:formula="of:=([.B423]-[.B422])/[.$H$3]" office:value-type="float" office:value="-16.9999999999337" calcext:value-type="float">
            <text:p>-16.9999999999337</text:p>
          </table:table-cell>
          <table:table-cell table:formula="of:=MAX(MIN([.C42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908" calcext:value-type="float">
            <text:p>-0.86908</text:p>
          </table:table-cell>
          <table:table-cell table:formula="of:=([.A424]-[.A423])/[.$H$3]" office:value-type="float" office:value="0.74799999999986" calcext:value-type="float">
            <text:p>0.74799999999986</text:p>
          </table:table-cell>
          <table:table-cell table:formula="of:=([.B424]-[.B423])/[.$H$3]" office:value-type="float" office:value="-18.0000000001845" calcext:value-type="float">
            <text:p>-18.0000000001845</text:p>
          </table:table-cell>
          <table:table-cell table:formula="of:=MAX(MIN([.C42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835" calcext:value-type="float">
            <text:p>-0.86835</text:p>
          </table:table-cell>
          <table:table-cell table:formula="of:=([.A425]-[.A424])/[.$H$3]" office:value-type="float" office:value="0.730000000000008" calcext:value-type="float">
            <text:p>0.730000000000008</text:p>
          </table:table-cell>
          <table:table-cell table:formula="of:=([.B425]-[.B424])/[.$H$3]" office:value-type="float" office:value="-17.9999999998515" calcext:value-type="float">
            <text:p>-17.9999999998515</text:p>
          </table:table-cell>
          <table:table-cell table:formula="of:=MAX(MIN([.C42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7637" calcext:value-type="float">
            <text:p>-0.867637</text:p>
          </table:table-cell>
          <table:table-cell table:formula="of:=([.A426]-[.A425])/[.$H$3]" office:value-type="float" office:value="0.713000000000075" calcext:value-type="float">
            <text:p>0.713000000000075</text:p>
          </table:table-cell>
          <table:table-cell table:formula="of:=([.B426]-[.B425])/[.$H$3]" office:value-type="float" office:value="-16.9999999999337" calcext:value-type="float">
            <text:p>-16.9999999999337</text:p>
          </table:table-cell>
          <table:table-cell table:formula="of:=MAX(MIN([.C42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6942" calcext:value-type="float">
            <text:p>-0.866942</text:p>
          </table:table-cell>
          <table:table-cell table:formula="of:=([.A427]-[.A426])/[.$H$3]" office:value-type="float" office:value="0.695000000000001" calcext:value-type="float">
            <text:p>0.695000000000001</text:p>
          </table:table-cell>
          <table:table-cell table:formula="of:=([.B427]-[.B426])/[.$H$3]" office:value-type="float" office:value="-18.0000000000735" calcext:value-type="float">
            <text:p>-18.0000000000735</text:p>
          </table:table-cell>
          <table:table-cell table:formula="of:=MAX(MIN([.C42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6264" calcext:value-type="float">
            <text:p>-0.866264</text:p>
          </table:table-cell>
          <table:table-cell table:formula="of:=([.A428]-[.A427])/[.$H$3]" office:value-type="float" office:value="0.678000000000067" calcext:value-type="float">
            <text:p>0.678000000000067</text:p>
          </table:table-cell>
          <table:table-cell table:formula="of:=([.B428]-[.B427])/[.$H$3]" office:value-type="float" office:value="-16.9999999999337" calcext:value-type="float">
            <text:p>-16.9999999999337</text:p>
          </table:table-cell>
          <table:table-cell table:formula="of:=MAX(MIN([.C42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5603" calcext:value-type="float">
            <text:p>-0.865603</text:p>
          </table:table-cell>
          <table:table-cell table:formula="of:=([.A429]-[.A428])/[.$H$3]" office:value-type="float" office:value="0.660999999999912" calcext:value-type="float">
            <text:p>0.660999999999912</text:p>
          </table:table-cell>
          <table:table-cell table:formula="of:=([.B429]-[.B428])/[.$H$3]" office:value-type="float" office:value="-17.0000000001558" calcext:value-type="float">
            <text:p>-17.0000000001558</text:p>
          </table:table-cell>
          <table:table-cell table:formula="of:=MAX(MIN([.C42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4961" calcext:value-type="float">
            <text:p>-0.864961</text:p>
          </table:table-cell>
          <table:table-cell table:formula="of:=([.A430]-[.A429])/[.$H$3]" office:value-type="float" office:value="0.642000000000031" calcext:value-type="float">
            <text:p>0.642000000000031</text:p>
          </table:table-cell>
          <table:table-cell table:formula="of:=([.B430]-[.B429])/[.$H$3]" office:value-type="float" office:value="-18.9999999998802" calcext:value-type="float">
            <text:p>-18.9999999998802</text:p>
          </table:table-cell>
          <table:table-cell table:formula="of:=MAX(MIN([.C43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4335" calcext:value-type="float">
            <text:p>-0.864335</text:p>
          </table:table-cell>
          <table:table-cell table:formula="of:=([.A431]-[.A430])/[.$H$3]" office:value-type="float" office:value="0.626000000000015" calcext:value-type="float">
            <text:p>0.626000000000015</text:p>
          </table:table-cell>
          <table:table-cell table:formula="of:=([.B431]-[.B430])/[.$H$3]" office:value-type="float" office:value="-16.000000000016" calcext:value-type="float">
            <text:p>-16.000000000016</text:p>
          </table:table-cell>
          <table:table-cell table:formula="of:=MAX(MIN([.C43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3728" calcext:value-type="float">
            <text:p>-0.863728</text:p>
          </table:table-cell>
          <table:table-cell table:formula="of:=([.A432]-[.A431])/[.$H$3]" office:value-type="float" office:value="0.607000000000024" calcext:value-type="float">
            <text:p>0.607000000000024</text:p>
          </table:table-cell>
          <table:table-cell table:formula="of:=([.B432]-[.B431])/[.$H$3]" office:value-type="float" office:value="-18.9999999999912" calcext:value-type="float">
            <text:p>-18.9999999999912</text:p>
          </table:table-cell>
          <table:table-cell table:formula="of:=MAX(MIN([.C43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3138" calcext:value-type="float">
            <text:p>-0.863138</text:p>
          </table:table-cell>
          <table:table-cell table:formula="of:=([.A433]-[.A432])/[.$H$3]" office:value-type="float" office:value="0.589999999999979" calcext:value-type="float">
            <text:p>0.589999999999979</text:p>
          </table:table-cell>
          <table:table-cell table:formula="of:=([.B433]-[.B432])/[.$H$3]" office:value-type="float" office:value="-17.0000000000448" calcext:value-type="float">
            <text:p>-17.0000000000448</text:p>
          </table:table-cell>
          <table:table-cell table:formula="of:=MAX(MIN([.C43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2566" calcext:value-type="float">
            <text:p>-0.862566</text:p>
          </table:table-cell>
          <table:table-cell table:formula="of:=([.A434]-[.A433])/[.$H$3]" office:value-type="float" office:value="0.572000000000017" calcext:value-type="float">
            <text:p>0.572000000000017</text:p>
          </table:table-cell>
          <table:table-cell table:formula="of:=([.B434]-[.B433])/[.$H$3]" office:value-type="float" office:value="-17.9999999999625" calcext:value-type="float">
            <text:p>-17.9999999999625</text:p>
          </table:table-cell>
          <table:table-cell table:formula="of:=MAX(MIN([.C43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2011" calcext:value-type="float">
            <text:p>-0.862011</text:p>
          </table:table-cell>
          <table:table-cell table:formula="of:=([.A435]-[.A434])/[.$H$3]" office:value-type="float" office:value="0.554999999999972" calcext:value-type="float">
            <text:p>0.554999999999972</text:p>
          </table:table-cell>
          <table:table-cell table:formula="of:=([.B435]-[.B434])/[.$H$3]" office:value-type="float" office:value="-17.0000000000448" calcext:value-type="float">
            <text:p>-17.0000000000448</text:p>
          </table:table-cell>
          <table:table-cell table:formula="of:=MAX(MIN([.C43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1474" calcext:value-type="float">
            <text:p>-0.861474</text:p>
          </table:table-cell>
          <table:table-cell table:formula="of:=([.A436]-[.A435])/[.$H$3]" office:value-type="float" office:value="0.53700000000001" calcext:value-type="float">
            <text:p>0.53700000000001</text:p>
          </table:table-cell>
          <table:table-cell table:formula="of:=([.B436]-[.B435])/[.$H$3]" office:value-type="float" office:value="-17.9999999999625" calcext:value-type="float">
            <text:p>-17.9999999999625</text:p>
          </table:table-cell>
          <table:table-cell table:formula="of:=MAX(MIN([.C43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0954" calcext:value-type="float">
            <text:p>-0.860954</text:p>
          </table:table-cell>
          <table:table-cell table:formula="of:=([.A437]-[.A436])/[.$H$3]" office:value-type="float" office:value="0.519999999999965" calcext:value-type="float">
            <text:p>0.519999999999965</text:p>
          </table:table-cell>
          <table:table-cell table:formula="of:=([.B437]-[.B436])/[.$H$3]" office:value-type="float" office:value="-17.0000000000448" calcext:value-type="float">
            <text:p>-17.0000000000448</text:p>
          </table:table-cell>
          <table:table-cell table:formula="of:=MAX(MIN([.C43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60451" calcext:value-type="float">
            <text:p>-0.860451</text:p>
          </table:table-cell>
          <table:table-cell table:formula="of:=([.A438]-[.A437])/[.$H$3]" office:value-type="float" office:value="0.503000000000031" calcext:value-type="float">
            <text:p>0.503000000000031</text:p>
          </table:table-cell>
          <table:table-cell table:formula="of:=([.B438]-[.B437])/[.$H$3]" office:value-type="float" office:value="-16.9999999999337" calcext:value-type="float">
            <text:p>-16.9999999999337</text:p>
          </table:table-cell>
          <table:table-cell table:formula="of:=MAX(MIN([.C43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9966" calcext:value-type="float">
            <text:p>-0.859966</text:p>
          </table:table-cell>
          <table:table-cell table:formula="of:=([.A439]-[.A438])/[.$H$3]" office:value-type="float" office:value="0.484999999999958" calcext:value-type="float">
            <text:p>0.484999999999958</text:p>
          </table:table-cell>
          <table:table-cell table:formula="of:=([.B439]-[.B438])/[.$H$3]" office:value-type="float" office:value="-18.0000000000735" calcext:value-type="float">
            <text:p>-18.0000000000735</text:p>
          </table:table-cell>
          <table:table-cell table:formula="of:=MAX(MIN([.C43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9499" calcext:value-type="float">
            <text:p>-0.859499</text:p>
          </table:table-cell>
          <table:table-cell table:formula="of:=([.A440]-[.A439])/[.$H$3]" office:value-type="float" office:value="0.466999999999995" calcext:value-type="float">
            <text:p>0.466999999999995</text:p>
          </table:table-cell>
          <table:table-cell table:formula="of:=([.B440]-[.B439])/[.$H$3]" office:value-type="float" office:value="-17.9999999999625" calcext:value-type="float">
            <text:p>-17.9999999999625</text:p>
          </table:table-cell>
          <table:table-cell table:formula="of:=MAX(MIN([.C44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9049" calcext:value-type="float">
            <text:p>-0.859049</text:p>
          </table:table-cell>
          <table:table-cell table:formula="of:=([.A441]-[.A440])/[.$H$3]" office:value-type="float" office:value="0.450000000000061" calcext:value-type="float">
            <text:p>0.450000000000061</text:p>
          </table:table-cell>
          <table:table-cell table:formula="of:=([.B441]-[.B440])/[.$H$3]" office:value-type="float" office:value="-16.9999999999337" calcext:value-type="float">
            <text:p>-16.9999999999337</text:p>
          </table:table-cell>
          <table:table-cell table:formula="of:=MAX(MIN([.C44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8617" calcext:value-type="float">
            <text:p>-0.858617</text:p>
          </table:table-cell>
          <table:table-cell table:formula="of:=([.A442]-[.A441])/[.$H$3]" office:value-type="float" office:value="0.431999999999988" calcext:value-type="float">
            <text:p>0.431999999999988</text:p>
          </table:table-cell>
          <table:table-cell table:formula="of:=([.B442]-[.B441])/[.$H$3]" office:value-type="float" office:value="-18.0000000000735" calcext:value-type="float">
            <text:p>-18.0000000000735</text:p>
          </table:table-cell>
          <table:table-cell table:formula="of:=MAX(MIN([.C44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8202" calcext:value-type="float">
            <text:p>-0.858202</text:p>
          </table:table-cell>
          <table:table-cell table:formula="of:=([.A443]-[.A442])/[.$H$3]" office:value-type="float" office:value="0.415000000000054" calcext:value-type="float">
            <text:p>0.415000000000054</text:p>
          </table:table-cell>
          <table:table-cell table:formula="of:=([.B443]-[.B442])/[.$H$3]" office:value-type="float" office:value="-16.9999999999337" calcext:value-type="float">
            <text:p>-16.9999999999337</text:p>
          </table:table-cell>
          <table:table-cell table:formula="of:=MAX(MIN([.C44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7805" calcext:value-type="float">
            <text:p>-0.857805</text:p>
          </table:table-cell>
          <table:table-cell table:formula="of:=([.A444]-[.A443])/[.$H$3]" office:value-type="float" office:value="0.396999999999981" calcext:value-type="float">
            <text:p>0.396999999999981</text:p>
          </table:table-cell>
          <table:table-cell table:formula="of:=([.B444]-[.B443])/[.$H$3]" office:value-type="float" office:value="-18.0000000000735" calcext:value-type="float">
            <text:p>-18.0000000000735</text:p>
          </table:table-cell>
          <table:table-cell table:formula="of:=MAX(MIN([.C44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7425" calcext:value-type="float">
            <text:p>-0.857425</text:p>
          </table:table-cell>
          <table:table-cell table:formula="of:=([.A445]-[.A444])/[.$H$3]" office:value-type="float" office:value="0.379999999999936" calcext:value-type="float">
            <text:p>0.379999999999936</text:p>
          </table:table-cell>
          <table:table-cell table:formula="of:=([.B445]-[.B444])/[.$H$3]" office:value-type="float" office:value="-17.0000000000448" calcext:value-type="float">
            <text:p>-17.0000000000448</text:p>
          </table:table-cell>
          <table:table-cell table:formula="of:=MAX(MIN([.C44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7062" calcext:value-type="float">
            <text:p>-0.857062</text:p>
          </table:table-cell>
          <table:table-cell table:formula="of:=([.A446]-[.A445])/[.$H$3]" office:value-type="float" office:value="0.363000000000002" calcext:value-type="float">
            <text:p>0.363000000000002</text:p>
          </table:table-cell>
          <table:table-cell table:formula="of:=([.B446]-[.B445])/[.$H$3]" office:value-type="float" office:value="-16.9999999999337" calcext:value-type="float">
            <text:p>-16.9999999999337</text:p>
          </table:table-cell>
          <table:table-cell table:formula="of:=MAX(MIN([.C44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6718" calcext:value-type="float">
            <text:p>-0.856718</text:p>
          </table:table-cell>
          <table:table-cell table:formula="of:=([.A447]-[.A446])/[.$H$3]" office:value-type="float" office:value="0.344000000000011" calcext:value-type="float">
            <text:p>0.344000000000011</text:p>
          </table:table-cell>
          <table:table-cell table:formula="of:=([.B447]-[.B446])/[.$H$3]" office:value-type="float" office:value="-18.9999999999912" calcext:value-type="float">
            <text:p>-18.9999999999912</text:p>
          </table:table-cell>
          <table:table-cell table:formula="of:=MAX(MIN([.C44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639" calcext:value-type="float">
            <text:p>-0.85639</text:p>
          </table:table-cell>
          <table:table-cell table:formula="of:=([.A448]-[.A447])/[.$H$3]" office:value-type="float" office:value="0.327999999999884" calcext:value-type="float">
            <text:p>0.327999999999884</text:p>
          </table:table-cell>
          <table:table-cell table:formula="of:=([.B448]-[.B447])/[.$H$3]" office:value-type="float" office:value="-16.000000000127" calcext:value-type="float">
            <text:p>-16.000000000127</text:p>
          </table:table-cell>
          <table:table-cell table:formula="of:=MAX(MIN([.C44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6081" calcext:value-type="float">
            <text:p>-0.856081</text:p>
          </table:table-cell>
          <table:table-cell table:formula="of:=([.A449]-[.A448])/[.$H$3]" office:value-type="float" office:value="0.309000000000115" calcext:value-type="float">
            <text:p>0.309000000000115</text:p>
          </table:table-cell>
          <table:table-cell table:formula="of:=([.B449]-[.B448])/[.$H$3]" office:value-type="float" office:value="-18.9999999997692" calcext:value-type="float">
            <text:p>-18.9999999997692</text:p>
          </table:table-cell>
          <table:table-cell table:formula="of:=MAX(MIN([.C44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5789" calcext:value-type="float">
            <text:p>-0.855789</text:p>
          </table:table-cell>
          <table:table-cell table:formula="of:=([.A450]-[.A449])/[.$H$3]" office:value-type="float" office:value="0.29200000000007" calcext:value-type="float">
            <text:p>0.29200000000007</text:p>
          </table:table-cell>
          <table:table-cell table:formula="of:=([.B450]-[.B449])/[.$H$3]" office:value-type="float" office:value="-17.0000000000448" calcext:value-type="float">
            <text:p>-17.0000000000448</text:p>
          </table:table-cell>
          <table:table-cell table:formula="of:=MAX(MIN([.C45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5514" calcext:value-type="float">
            <text:p>-0.855514</text:p>
          </table:table-cell>
          <table:table-cell table:formula="of:=([.A451]-[.A450])/[.$H$3]" office:value-type="float" office:value="0.274999999999914" calcext:value-type="float">
            <text:p>0.274999999999914</text:p>
          </table:table-cell>
          <table:table-cell table:formula="of:=([.B451]-[.B450])/[.$H$3]" office:value-type="float" office:value="-17.0000000001558" calcext:value-type="float">
            <text:p>-17.0000000001558</text:p>
          </table:table-cell>
          <table:table-cell table:formula="of:=MAX(MIN([.C45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5258" calcext:value-type="float">
            <text:p>-0.855258</text:p>
          </table:table-cell>
          <table:table-cell table:formula="of:=([.A452]-[.A451])/[.$H$3]" office:value-type="float" office:value="0.256000000000034" calcext:value-type="float">
            <text:p>0.256000000000034</text:p>
          </table:table-cell>
          <table:table-cell table:formula="of:=([.B452]-[.B451])/[.$H$3]" office:value-type="float" office:value="-18.9999999998802" calcext:value-type="float">
            <text:p>-18.9999999998802</text:p>
          </table:table-cell>
          <table:table-cell table:formula="of:=MAX(MIN([.C45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5019" calcext:value-type="float">
            <text:p>-0.855019</text:p>
          </table:table-cell>
          <table:table-cell table:formula="of:=([.A453]-[.A452])/[.$H$3]" office:value-type="float" office:value="0.238999999999989" calcext:value-type="float">
            <text:p>0.238999999999989</text:p>
          </table:table-cell>
          <table:table-cell table:formula="of:=([.B453]-[.B452])/[.$H$3]" office:value-type="float" office:value="-17.0000000000448" calcext:value-type="float">
            <text:p>-17.0000000000448</text:p>
          </table:table-cell>
          <table:table-cell table:formula="of:=MAX(MIN([.C45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4797" calcext:value-type="float">
            <text:p>-0.854797</text:p>
          </table:table-cell>
          <table:table-cell table:formula="of:=([.A454]-[.A453])/[.$H$3]" office:value-type="float" office:value="0.222000000000055" calcext:value-type="float">
            <text:p>0.222000000000055</text:p>
          </table:table-cell>
          <table:table-cell table:formula="of:=([.B454]-[.B453])/[.$H$3]" office:value-type="float" office:value="-16.9999999999337" calcext:value-type="float">
            <text:p>-16.9999999999337</text:p>
          </table:table-cell>
          <table:table-cell table:formula="of:=MAX(MIN([.C45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4594" calcext:value-type="float">
            <text:p>-0.854594</text:p>
          </table:table-cell>
          <table:table-cell table:formula="of:=([.A455]-[.A454])/[.$H$3]" office:value-type="float" office:value="0.202999999999953" calcext:value-type="float">
            <text:p>0.202999999999953</text:p>
          </table:table-cell>
          <table:table-cell table:formula="of:=([.B455]-[.B454])/[.$H$3]" office:value-type="float" office:value="-19.0000000001023" calcext:value-type="float">
            <text:p>-19.0000000001023</text:p>
          </table:table-cell>
          <table:table-cell table:formula="of:=MAX(MIN([.C45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4408" calcext:value-type="float">
            <text:p>-0.854408</text:p>
          </table:table-cell>
          <table:table-cell table:formula="of:=([.A456]-[.A455])/[.$H$3]" office:value-type="float" office:value="0.186000000000019" calcext:value-type="float">
            <text:p>0.186000000000019</text:p>
          </table:table-cell>
          <table:table-cell table:formula="of:=([.B456]-[.B455])/[.$H$3]" office:value-type="float" office:value="-16.9999999999337" calcext:value-type="float">
            <text:p>-16.9999999999337</text:p>
          </table:table-cell>
          <table:table-cell table:formula="of:=MAX(MIN([.C45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4239" calcext:value-type="float">
            <text:p>-0.854239</text:p>
          </table:table-cell>
          <table:table-cell table:formula="of:=([.A457]-[.A456])/[.$H$3]" office:value-type="float" office:value="0.168999999999975" calcext:value-type="float">
            <text:p>0.168999999999975</text:p>
          </table:table-cell>
          <table:table-cell table:formula="of:=([.B457]-[.B456])/[.$H$3]" office:value-type="float" office:value="-17.0000000000448" calcext:value-type="float">
            <text:p>-17.0000000000448</text:p>
          </table:table-cell>
          <table:table-cell table:formula="of:=MAX(MIN([.C45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4089" calcext:value-type="float">
            <text:p>-0.854089</text:p>
          </table:table-cell>
          <table:table-cell table:formula="of:=([.A458]-[.A457])/[.$H$3]" office:value-type="float" office:value="0.149999999999983" calcext:value-type="float">
            <text:p>0.149999999999983</text:p>
          </table:table-cell>
          <table:table-cell table:formula="of:=([.B458]-[.B457])/[.$H$3]" office:value-type="float" office:value="-18.9999999999912" calcext:value-type="float">
            <text:p>-18.9999999999912</text:p>
          </table:table-cell>
          <table:table-cell table:formula="of:=MAX(MIN([.C458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3956" calcext:value-type="float">
            <text:p>-0.853956</text:p>
          </table:table-cell>
          <table:table-cell table:formula="of:=([.A459]-[.A458])/[.$H$3]" office:value-type="float" office:value="0.13300000000005" calcext:value-type="float">
            <text:p>0.13300000000005</text:p>
          </table:table-cell>
          <table:table-cell table:formula="of:=([.B459]-[.B458])/[.$H$3]" office:value-type="float" office:value="-16.9999999999337" calcext:value-type="float">
            <text:p>-16.9999999999337</text:p>
          </table:table-cell>
          <table:table-cell table:formula="of:=MAX(MIN([.C459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3841" calcext:value-type="float">
            <text:p>-0.853841</text:p>
          </table:table-cell>
          <table:table-cell table:formula="of:=([.A460]-[.A459])/[.$H$3]" office:value-type="float" office:value="0.114999999999976" calcext:value-type="float">
            <text:p>0.114999999999976</text:p>
          </table:table-cell>
          <table:table-cell table:formula="of:=([.B460]-[.B459])/[.$H$3]" office:value-type="float" office:value="-18.0000000000735" calcext:value-type="float">
            <text:p>-18.0000000000735</text:p>
          </table:table-cell>
          <table:table-cell table:formula="of:=MAX(MIN([.C46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3743" calcext:value-type="float">
            <text:p>-0.853743</text:p>
          </table:table-cell>
          <table:table-cell table:formula="of:=([.A461]-[.A460])/[.$H$3]" office:value-type="float" office:value="0.0980000000000425" calcext:value-type="float">
            <text:p>0.098000000000043</text:p>
          </table:table-cell>
          <table:table-cell table:formula="of:=([.B461]-[.B460])/[.$H$3]" office:value-type="float" office:value="-16.9999999999337" calcext:value-type="float">
            <text:p>-16.9999999999337</text:p>
          </table:table-cell>
          <table:table-cell table:formula="of:=MAX(MIN([.C461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3663" calcext:value-type="float">
            <text:p>-0.853663</text:p>
          </table:table-cell>
          <table:table-cell table:formula="of:=([.A462]-[.A461])/[.$H$3]" office:value-type="float" office:value="0.079999999999969" calcext:value-type="float">
            <text:p>0.079999999999969</text:p>
          </table:table-cell>
          <table:table-cell table:formula="of:=([.B462]-[.B461])/[.$H$3]" office:value-type="float" office:value="-18.0000000000735" calcext:value-type="float">
            <text:p>-18.0000000000735</text:p>
          </table:table-cell>
          <table:table-cell table:formula="of:=MAX(MIN([.C462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3601" calcext:value-type="float">
            <text:p>-0.853601</text:p>
          </table:table-cell>
          <table:table-cell table:formula="of:=([.A463]-[.A462])/[.$H$3]" office:value-type="float" office:value="0.0620000000000065" calcext:value-type="float">
            <text:p>0.062000000000007</text:p>
          </table:table-cell>
          <table:table-cell table:formula="of:=([.B463]-[.B462])/[.$H$3]" office:value-type="float" office:value="-17.9999999999625" calcext:value-type="float">
            <text:p>-17.9999999999625</text:p>
          </table:table-cell>
          <table:table-cell table:formula="of:=MAX(MIN([.C46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3557" calcext:value-type="float">
            <text:p>-0.853557</text:p>
          </table:table-cell>
          <table:table-cell table:formula="of:=([.A464]-[.A463])/[.$H$3]" office:value-type="float" office:value="0.043999999999933" calcext:value-type="float">
            <text:p>0.043999999999933</text:p>
          </table:table-cell>
          <table:table-cell table:formula="of:=([.B464]-[.B463])/[.$H$3]" office:value-type="float" office:value="-18.0000000000735" calcext:value-type="float">
            <text:p>-18.0000000000735</text:p>
          </table:table-cell>
          <table:table-cell table:formula="of:=MAX(MIN([.C46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3531" calcext:value-type="float">
            <text:p>-0.853531</text:p>
          </table:table-cell>
          <table:table-cell table:formula="of:=([.A465]-[.A464])/[.$H$3]" office:value-type="float" office:value="0.0260000000000815" calcext:value-type="float">
            <text:p>0.026000000000082</text:p>
          </table:table-cell>
          <table:table-cell table:formula="of:=([.B465]-[.B464])/[.$H$3]" office:value-type="float" office:value="-17.9999999998515" calcext:value-type="float">
            <text:p>-17.9999999998515</text:p>
          </table:table-cell>
          <table:table-cell table:formula="of:=MAX(MIN([.C46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-0.853522" calcext:value-type="float">
            <text:p>-0.853522</text:p>
          </table:table-cell>
          <table:table-cell table:formula="of:=([.A466]-[.A465])/[.$H$3]" office:value-type="float" office:value="0.00899999999992573" calcext:value-type="float">
            <text:p>0.008999999999926</text:p>
          </table:table-cell>
          <table:table-cell table:formula="of:=([.B466]-[.B465])/[.$H$3]" office:value-type="float" office:value="-17.0000000001558" calcext:value-type="float">
            <text:p>-17.0000000001558</text:p>
          </table:table-cell>
          <table:table-cell table:formula="of:=MAX(MIN([.C466];16);-16)" office:value-type="float" office:value="-16" calcext:value-type="float">
            <text:p>-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43:48.457386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15:43:56.406677983</dc:date>
    <meta:editing-duration>PT2M43S</meta:editing-duration>
    <meta:editing-cycles>4</meta:editing-cycles>
    <meta:generator>LibreOffice/6.0.7.3$Linux_X86_64 LibreOffice_project/00m0$Build-3</meta:generator>
    <meta:document-statistic meta:table-count="1" meta:cell-count="1866" meta:object-count="0"/>
  </office:meta>
</office:document-meta>
</file>